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1724in" svg:height="3.5138in" svg:x="3.7736in" svg:y="0.6587in">
            <draw:object draw:notify-on-update-of-ranges="Sheet1.A2:Sheet1.A101 Sheet1.K1:Sheet1.K1 Sheet1.K2:Sheet1.K101 Sheet1.A2:Sheet1.A101 Sheet1.U1:Sheet1.U1 Sheet1.U2:Sheet1.U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8" table:default-cell-style-name="Default"/>
        <table:table-column table:style-name="co4" table:default-cell-style-name="Default"/>
        <table:table-column table:style-name="co4" table:visibility="collapse" table:number-columns-repeated="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</text:p>
          </table:table-cell>
          <table:table-cell table:number-columns-repeated="9"/>
          <table:table-cell office:value-type="string" calcext:value-type="string">
            <text:p>Fless</text:p>
          </table:table-cell>
          <table:table-cell table:number-columns-repeated="9"/>
          <table:table-cell office:value-type="string" calcext:value-type="string">
            <text:p>Fnal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1.11100454196823E-016" calcext:value-type="float">
            <text:p>-1.11100454196823E-16</text:p>
          </table:table-cell>
          <table:table-cell office:value-type="float" office:value="-1.23996543556032E-016" calcext:value-type="float">
            <text:p>-1.23996543556032E-16</text:p>
          </table:table-cell>
          <table:table-cell office:value-type="float" office:value="-8.73986500035122E-017" calcext:value-type="float">
            <text:p>-8.73986500035122E-17</text:p>
          </table:table-cell>
          <table:table-cell office:value-type="float" office:value="-1.13329097838919E-016" calcext:value-type="float">
            <text:p>-1.13329097838919E-16</text:p>
          </table:table-cell>
          <table:table-cell office:value-type="float" office:value="-2.81374587095088E-016" calcext:value-type="float">
            <text:p>-2.81374587095088E-16</text:p>
          </table:table-cell>
          <table:table-cell office:value-type="float" office:value="-1.63928003529499E-016" calcext:value-type="float">
            <text:p>-1.63928003529499E-16</text:p>
          </table:table-cell>
          <table:table-cell office:value-type="float" office:value="-1.4254972642295E-016" calcext:value-type="float">
            <text:p>-1.4254972642295E-16</text:p>
          </table:table-cell>
          <table:table-cell office:value-type="float" office:value="-2.60996229639574E-016" calcext:value-type="float">
            <text:p>-2.60996229639574E-16</text:p>
          </table:table-cell>
          <table:table-cell office:value-type="float" office:value="-4.58598809018798E-016" calcext:value-type="float">
            <text:p>-4.58598809018798E-16</text:p>
          </table:table-cell>
          <table:table-cell table:formula="of:=SUM([.B2:.J2])" office:value-type="float" office:value="-1.7432721013012E-015" calcext:value-type="float">
            <text:p>-1.7432721013012E-15</text:p>
          </table:table-cell>
          <table:table-cell office:value-type="float" office:value="-1.11100454196823E-016" calcext:value-type="float">
            <text:p>-1.11100454196823E-16</text:p>
          </table:table-cell>
          <table:table-cell office:value-type="float" office:value="-1.23996543556032E-016" calcext:value-type="float">
            <text:p>-1.23996543556032E-16</text:p>
          </table:table-cell>
          <table:table-cell office:value-type="float" office:value="-8.73986500035122E-017" calcext:value-type="float">
            <text:p>-8.73986500035122E-17</text:p>
          </table:table-cell>
          <table:table-cell office:value-type="float" office:value="-1.13329097838919E-016" calcext:value-type="float">
            <text:p>-1.13329097838919E-16</text:p>
          </table:table-cell>
          <table:table-cell office:value-type="float" office:value="-2.81374587095088E-016" calcext:value-type="float">
            <text:p>-2.81374587095088E-16</text:p>
          </table:table-cell>
          <table:table-cell office:value-type="float" office:value="-1.63928003529499E-016" calcext:value-type="float">
            <text:p>-1.63928003529499E-16</text:p>
          </table:table-cell>
          <table:table-cell office:value-type="float" office:value="-1.4254972642295E-016" calcext:value-type="float">
            <text:p>-1.4254972642295E-16</text:p>
          </table:table-cell>
          <table:table-cell office:value-type="float" office:value="-2.60996229639574E-016" calcext:value-type="float">
            <text:p>-2.60996229639574E-16</text:p>
          </table:table-cell>
          <table:table-cell office:value-type="float" office:value="-4.58598809018798E-016" calcext:value-type="float">
            <text:p>-4.58598809018798E-16</text:p>
          </table:table-cell>
          <table:table-cell table:formula="of:=SUM([.L2:.T2])" office:value-type="float" office:value="-1.7432721013012E-015" calcext:value-type="float">
            <text:p>-1.7432721013012E-1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.05339948755716E-017" calcext:value-type="float">
            <text:p>9.05339948755716E-17</text:p>
          </table:table-cell>
          <table:table-cell office:value-type="float" office:value="-3.5178112826041E-015" calcext:value-type="float">
            <text:p>-3.5178112826041E-15</text:p>
          </table:table-cell>
          <table:table-cell office:value-type="float" office:value="2.77922464408936E-015" calcext:value-type="float">
            <text:p>2.77922464408936E-15</text:p>
          </table:table-cell>
          <table:table-cell office:value-type="float" office:value="-2.58205977714971E-016" calcext:value-type="float">
            <text:p>-2.58205977714971E-16</text:p>
          </table:table-cell>
          <table:table-cell office:value-type="float" office:value="-6.12740757894855E-015" calcext:value-type="float">
            <text:p>-6.12740757894855E-15</text:p>
          </table:table-cell>
          <table:table-cell office:value-type="float" office:value="5.22948091165455E-015" calcext:value-type="float">
            <text:p>5.22948091165455E-15</text:p>
          </table:table-cell>
          <table:table-cell office:value-type="float" office:value="5.96176892079428E-015" calcext:value-type="float">
            <text:p>5.96176892079428E-15</text:p>
          </table:table-cell>
          <table:table-cell office:value-type="float" office:value="-6.82538062823214E-015" calcext:value-type="float">
            <text:p>-6.82538062823214E-15</text:p>
          </table:table-cell>
          <table:table-cell office:value-type="float" office:value="-9.14425764333116E-016" calcext:value-type="float">
            <text:p>-9.14425764333116E-16</text:p>
          </table:table-cell>
          <table:table-cell table:formula="of:=SUM([.B3:.J3])" office:value-type="float" office:value="-3.58222276041912E-015" calcext:value-type="float">
            <text:p>-3.58222276041912E-15</text:p>
          </table:table-cell>
          <table:table-cell office:value-type="float" office:value="9.05339948755716E-017" calcext:value-type="float">
            <text:p>9.05339948755716E-17</text:p>
          </table:table-cell>
          <table:table-cell office:value-type="float" office:value="-3.5178112826041E-015" calcext:value-type="float">
            <text:p>-3.5178112826041E-15</text:p>
          </table:table-cell>
          <table:table-cell office:value-type="float" office:value="2.77922464408936E-015" calcext:value-type="float">
            <text:p>2.77922464408936E-15</text:p>
          </table:table-cell>
          <table:table-cell office:value-type="float" office:value="-2.58205977714971E-016" calcext:value-type="float">
            <text:p>-2.58205977714971E-16</text:p>
          </table:table-cell>
          <table:table-cell office:value-type="float" office:value="-6.12740757894855E-015" calcext:value-type="float">
            <text:p>-6.12740757894855E-15</text:p>
          </table:table-cell>
          <table:table-cell office:value-type="float" office:value="5.22948091165455E-015" calcext:value-type="float">
            <text:p>5.22948091165455E-15</text:p>
          </table:table-cell>
          <table:table-cell office:value-type="float" office:value="5.96176892079428E-015" calcext:value-type="float">
            <text:p>5.96176892079428E-15</text:p>
          </table:table-cell>
          <table:table-cell office:value-type="float" office:value="-6.82538062823214E-015" calcext:value-type="float">
            <text:p>-6.82538062823214E-15</text:p>
          </table:table-cell>
          <table:table-cell office:value-type="float" office:value="-9.14425764333116E-016" calcext:value-type="float">
            <text:p>-9.14425764333116E-16</text:p>
          </table:table-cell>
          <table:table-cell table:formula="of:=SUM([.L3:.T3])" office:value-type="float" office:value="-3.58222276041912E-015" calcext:value-type="float">
            <text:p>-3.58222276041912E-1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1.71178169657899E-015" calcext:value-type="float">
            <text:p>-1.71178169657899E-15</text:p>
          </table:table-cell>
          <table:table-cell office:value-type="float" office:value="2.16312630076789E-015" calcext:value-type="float">
            <text:p>2.16312630076789E-15</text:p>
          </table:table-cell>
          <table:table-cell office:value-type="float" office:value="1.24660216643289E-015" calcext:value-type="float">
            <text:p>1.24660216643289E-15</text:p>
          </table:table-cell>
          <table:table-cell office:value-type="float" office:value="-1.6942017911473E-015" calcext:value-type="float">
            <text:p>-1.6942017911473E-15</text:p>
          </table:table-cell>
          <table:table-cell office:value-type="float" office:value="5.33911064043033E-016" calcext:value-type="float">
            <text:p>5.33911064043033E-16</text:p>
          </table:table-cell>
          <table:table-cell office:value-type="float" office:value="-5.18668222512484E-016" calcext:value-type="float">
            <text:p>-5.18668222512484E-16</text:p>
          </table:table-cell>
          <table:table-cell office:value-type="float" office:value="-5.47196099414909E-016" calcext:value-type="float">
            <text:p>-5.47196099414909E-16</text:p>
          </table:table-cell>
          <table:table-cell office:value-type="float" office:value="5.62293658094164E-016" calcext:value-type="float">
            <text:p>5.62293658094164E-16</text:p>
          </table:table-cell>
          <table:table-cell office:value-type="float" office:value="1.94046764085477E-017" calcext:value-type="float">
            <text:p>1.94046764085477E-17</text:p>
          </table:table-cell>
          <table:table-cell table:formula="of:=SUM([.B4:.J4])" office:value-type="float" office:value="5.34900560928412E-017" calcext:value-type="float">
            <text:p>5.34900560928412E-17</text:p>
          </table:table-cell>
          <table:table-cell office:value-type="float" office:value="-1.71178169657899E-015" calcext:value-type="float">
            <text:p>-1.71178169657899E-15</text:p>
          </table:table-cell>
          <table:table-cell office:value-type="float" office:value="2.16312630076789E-015" calcext:value-type="float">
            <text:p>2.16312630076789E-15</text:p>
          </table:table-cell>
          <table:table-cell office:value-type="float" office:value="1.24660216643289E-015" calcext:value-type="float">
            <text:p>1.24660216643289E-15</text:p>
          </table:table-cell>
          <table:table-cell office:value-type="float" office:value="-1.6942017911473E-015" calcext:value-type="float">
            <text:p>-1.6942017911473E-15</text:p>
          </table:table-cell>
          <table:table-cell office:value-type="float" office:value="5.33911064043033E-016" calcext:value-type="float">
            <text:p>5.33911064043033E-16</text:p>
          </table:table-cell>
          <table:table-cell office:value-type="float" office:value="-5.18668222512484E-016" calcext:value-type="float">
            <text:p>-5.18668222512484E-16</text:p>
          </table:table-cell>
          <table:table-cell office:value-type="float" office:value="-5.47196099414909E-016" calcext:value-type="float">
            <text:p>-5.47196099414909E-16</text:p>
          </table:table-cell>
          <table:table-cell office:value-type="float" office:value="5.62293658094164E-016" calcext:value-type="float">
            <text:p>5.62293658094164E-16</text:p>
          </table:table-cell>
          <table:table-cell office:value-type="float" office:value="1.94046764085477E-017" calcext:value-type="float">
            <text:p>1.94046764085477E-17</text:p>
          </table:table-cell>
          <table:table-cell table:formula="of:=SUM([.L4:.T4])" office:value-type="float" office:value="5.34900560928412E-017" calcext:value-type="float">
            <text:p>5.34900560928412E-1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000893164821423296" calcext:value-type="float">
            <text:p>-0.000893164821423</text:p>
          </table:table-cell>
          <table:table-cell office:value-type="float" office:value="-0.000893164821423294" calcext:value-type="float">
            <text:p>-0.000893164821423</text:p>
          </table:table-cell>
          <table:table-cell office:value-type="float" office:value="-0.000893164821423289" calcext:value-type="float">
            <text:p>-0.000893164821423</text:p>
          </table:table-cell>
          <table:table-cell office:value-type="float" office:value="-0.000893164821423295" calcext:value-type="float">
            <text:p>-0.000893164821423</text:p>
          </table:table-cell>
          <table:table-cell office:value-type="float" office:value="-0.00145982891627953" calcext:value-type="float">
            <text:p>-0.00145982891628</text:p>
          </table:table-cell>
          <table:table-cell office:value-type="float" office:value="-0.00145982891627952" calcext:value-type="float">
            <text:p>-0.00145982891628</text:p>
          </table:table-cell>
          <table:table-cell table:number-columns-repeated="2" office:value-type="float" office:value="-0.00145982891627948" calcext:value-type="float">
            <text:p>-0.001459828916279</text:p>
          </table:table-cell>
          <table:table-cell office:value-type="float" office:value="-0.00204794159512294" calcext:value-type="float">
            <text:p>-0.002047941595123</text:p>
          </table:table-cell>
          <table:table-cell table:formula="of:=SUM([.B5:.J5])" office:value-type="float" office:value="-0.0114599165459341" calcext:value-type="float">
            <text:p>-0.011459916545934</text:p>
          </table:table-cell>
          <table:table-cell office:value-type="float" office:value="-0.000893164821423296" calcext:value-type="float">
            <text:p>-0.000893164821423</text:p>
          </table:table-cell>
          <table:table-cell office:value-type="float" office:value="-0.000893164821423294" calcext:value-type="float">
            <text:p>-0.000893164821423</text:p>
          </table:table-cell>
          <table:table-cell office:value-type="float" office:value="-0.000893164821423289" calcext:value-type="float">
            <text:p>-0.000893164821423</text:p>
          </table:table-cell>
          <table:table-cell office:value-type="float" office:value="-0.000893164821423295" calcext:value-type="float">
            <text:p>-0.000893164821423</text:p>
          </table:table-cell>
          <table:table-cell office:value-type="float" office:value="-0.00145982891627953" calcext:value-type="float">
            <text:p>-0.00145982891628</text:p>
          </table:table-cell>
          <table:table-cell office:value-type="float" office:value="-0.00145982891627952" calcext:value-type="float">
            <text:p>-0.00145982891628</text:p>
          </table:table-cell>
          <table:table-cell table:number-columns-repeated="2" office:value-type="float" office:value="-0.00145982891627948" calcext:value-type="float">
            <text:p>-0.001459828916279</text:p>
          </table:table-cell>
          <table:table-cell office:value-type="float" office:value="-0.00204794159512294" calcext:value-type="float">
            <text:p>-0.002047941595123</text:p>
          </table:table-cell>
          <table:table-cell table:formula="of:=SUM([.L5:.T5])" office:value-type="float" office:value="-0.0114599165459341" calcext:value-type="float">
            <text:p>-0.01145991654593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197557029041244" calcext:value-type="float">
            <text:p>-0.001975570290412</text:p>
          </table:table-cell>
          <table:table-cell office:value-type="float" office:value="-0.00197557029041242" calcext:value-type="float">
            <text:p>-0.001975570290412</text:p>
          </table:table-cell>
          <table:table-cell office:value-type="float" office:value="-0.00197557029041257" calcext:value-type="float">
            <text:p>-0.001975570290413</text:p>
          </table:table-cell>
          <table:table-cell office:value-type="float" office:value="-0.00197557029041252" calcext:value-type="float">
            <text:p>-0.001975570290413</text:p>
          </table:table-cell>
          <table:table-cell office:value-type="float" office:value="-0.00322758990968158" calcext:value-type="float">
            <text:p>-0.003227589909682</text:p>
          </table:table-cell>
          <table:table-cell office:value-type="float" office:value="-0.00322758990968178" calcext:value-type="float">
            <text:p>-0.003227589909682</text:p>
          </table:table-cell>
          <table:table-cell office:value-type="float" office:value="-0.00322758990968175" calcext:value-type="float">
            <text:p>-0.003227589909682</text:p>
          </table:table-cell>
          <table:table-cell office:value-type="float" office:value="-0.00322758990968166" calcext:value-type="float">
            <text:p>-0.003227589909682</text:p>
          </table:table-cell>
          <table:table-cell office:value-type="float" office:value="-0.00451294019513655" calcext:value-type="float">
            <text:p>-0.004512940195137</text:p>
          </table:table-cell>
          <table:table-cell table:formula="of:=SUM([.B6:.J6])" office:value-type="float" office:value="-0.0253255809955133" calcext:value-type="float">
            <text:p>-0.025325580995513</text:p>
          </table:table-cell>
          <table:table-cell table:number-columns-repeated="2" office:value-type="float" office:value="-0.00197582183941405" calcext:value-type="float">
            <text:p>-0.001975821839414</text:p>
          </table:table-cell>
          <table:table-cell table:number-columns-repeated="2" office:value-type="float" office:value="-0.00197582183941401" calcext:value-type="float">
            <text:p>-0.001975821839414</text:p>
          </table:table-cell>
          <table:table-cell office:value-type="float" office:value="-0.00322800056670361" calcext:value-type="float">
            <text:p>-0.003228000566704</text:p>
          </table:table-cell>
          <table:table-cell office:value-type="float" office:value="-0.00322800056670353" calcext:value-type="float">
            <text:p>-0.003228000566704</text:p>
          </table:table-cell>
          <table:table-cell office:value-type="float" office:value="-0.00322800056670355" calcext:value-type="float">
            <text:p>-0.003228000566704</text:p>
          </table:table-cell>
          <table:table-cell office:value-type="float" office:value="-0.00322800056670354" calcext:value-type="float">
            <text:p>-0.003228000566704</text:p>
          </table:table-cell>
          <table:table-cell office:value-type="float" office:value="-0.00451351093406616" calcext:value-type="float">
            <text:p>-0.004513510934066</text:p>
          </table:table-cell>
          <table:table-cell table:formula="of:=SUM([.L6:.T6])" office:value-type="float" office:value="-0.0253288005585365" calcext:value-type="float">
            <text:p>-0.025328800558537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 office:value-type="float" office:value="-0.00306975295863654" calcext:value-type="float">
            <text:p>-0.003069752958637</text:p>
          </table:table-cell>
          <table:table-cell office:value-type="float" office:value="-0.00306975295863651" calcext:value-type="float">
            <text:p>-0.003069752958637</text:p>
          </table:table-cell>
          <table:table-cell office:value-type="float" office:value="-0.00306975295863654" calcext:value-type="float">
            <text:p>-0.003069752958637</text:p>
          </table:table-cell>
          <table:table-cell table:number-columns-repeated="2" office:value-type="float" office:value="-0.00501315737785152" calcext:value-type="float">
            <text:p>-0.005013157377852</text:p>
          </table:table-cell>
          <table:table-cell office:value-type="float" office:value="-0.00501315737785149" calcext:value-type="float">
            <text:p>-0.005013157377851</text:p>
          </table:table-cell>
          <table:table-cell office:value-type="float" office:value="-0.00501315737785152" calcext:value-type="float">
            <text:p>-0.005013157377852</text:p>
          </table:table-cell>
          <table:table-cell office:value-type="float" office:value="-0.0069863196716235" calcext:value-type="float">
            <text:p>-0.006986319671624</text:p>
          </table:table-cell>
          <table:table-cell table:formula="of:=SUM([.B7:.J7])" office:value-type="float" office:value="-0.0393179610175757" calcext:value-type="float">
            <text:p>-0.039317961017576</text:p>
          </table:table-cell>
          <table:table-cell table:number-columns-repeated="2" office:value-type="float" office:value="-0.00307026387723074" calcext:value-type="float">
            <text:p>-0.003070263877231</text:p>
          </table:table-cell>
          <table:table-cell table:number-columns-repeated="2" office:value-type="float" office:value="-0.00307026387723071" calcext:value-type="float">
            <text:p>-0.003070263877231</text:p>
          </table:table-cell>
          <table:table-cell office:value-type="float" office:value="-0.00501399081346337" calcext:value-type="float">
            <text:p>-0.005013990813463</text:p>
          </table:table-cell>
          <table:table-cell office:value-type="float" office:value="-0.0050139908134633" calcext:value-type="float">
            <text:p>-0.005013990813463</text:p>
          </table:table-cell>
          <table:table-cell office:value-type="float" office:value="-0.00501399081346329" calcext:value-type="float">
            <text:p>-0.005013990813463</text:p>
          </table:table-cell>
          <table:table-cell office:value-type="float" office:value="-0.0050139908134633" calcext:value-type="float">
            <text:p>-0.005013990813463</text:p>
          </table:table-cell>
          <table:table-cell office:value-type="float" office:value="-0.00698747031821795" calcext:value-type="float">
            <text:p>-0.006987470318218</text:p>
          </table:table-cell>
          <table:table-cell table:formula="of:=SUM([.L7:.T7])" office:value-type="float" office:value="-0.0393244890809941" calcext:value-type="float">
            <text:p>-0.03932448908099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table:number-columns-repeated="2" office:value-type="float" office:value="-0.00417593065080242" calcext:value-type="float">
            <text:p>-0.004175930650802</text:p>
          </table:table-cell>
          <table:table-cell office:value-type="float" office:value="-0.00417593065080233" calcext:value-type="float">
            <text:p>-0.004175930650802</text:p>
          </table:table-cell>
          <table:table-cell office:value-type="float" office:value="-0.00417593065080231" calcext:value-type="float">
            <text:p>-0.004175930650802</text:p>
          </table:table-cell>
          <table:table-cell office:value-type="float" office:value="-0.00681694817759134" calcext:value-type="float">
            <text:p>-0.006816948177591</text:p>
          </table:table-cell>
          <table:table-cell office:value-type="float" office:value="-0.00681694817759116" calcext:value-type="float">
            <text:p>-0.006816948177591</text:p>
          </table:table-cell>
          <table:table-cell table:number-columns-repeated="2" office:value-type="float" office:value="-0.0068169481775912" calcext:value-type="float">
            <text:p>-0.006816948177591</text:p>
          </table:table-cell>
          <table:table-cell office:value-type="float" office:value="-0.00946832974396926" calcext:value-type="float">
            <text:p>-0.009468329743969</text:p>
          </table:table-cell>
          <table:table-cell table:formula="of:=SUM([.B8:.J8])" office:value-type="float" office:value="-0.0534398450575436" calcext:value-type="float">
            <text:p>-0.053439845057544</text:p>
          </table:table-cell>
          <table:table-cell table:number-columns-repeated="2" office:value-type="float" office:value="-0.00417670903928722" calcext:value-type="float">
            <text:p>-0.004176709039287</text:p>
          </table:table-cell>
          <table:table-cell office:value-type="float" office:value="-0.00417670903928717" calcext:value-type="float">
            <text:p>-0.004176709039287</text:p>
          </table:table-cell>
          <table:table-cell office:value-type="float" office:value="-0.00417670903928716" calcext:value-type="float">
            <text:p>-0.004176709039287</text:p>
          </table:table-cell>
          <table:table-cell office:value-type="float" office:value="-0.00681821700556756" calcext:value-type="float">
            <text:p>-0.006818217005568</text:p>
          </table:table-cell>
          <table:table-cell office:value-type="float" office:value="-0.00681821700556748" calcext:value-type="float">
            <text:p>-0.006818217005567</text:p>
          </table:table-cell>
          <table:table-cell office:value-type="float" office:value="-0.00681821700556752" calcext:value-type="float">
            <text:p>-0.006818217005568</text:p>
          </table:table-cell>
          <table:table-cell office:value-type="float" office:value="-0.00681821700556751" calcext:value-type="float">
            <text:p>-0.006818217005568</text:p>
          </table:table-cell>
          <table:table-cell office:value-type="float" office:value="-0.00947006981231584" calcext:value-type="float">
            <text:p>-0.009470069812316</text:p>
          </table:table-cell>
          <table:table-cell table:formula="of:=SUM([.L8:.T8])" office:value-type="float" office:value="-0.0534497739917347" calcext:value-type="float">
            <text:p>-0.05344977399173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529432133406743" calcext:value-type="float">
            <text:p>-0.005294321334067</text:p>
          </table:table-cell>
          <table:table-cell office:value-type="float" office:value="-0.00529432133406742" calcext:value-type="float">
            <text:p>-0.005294321334067</text:p>
          </table:table-cell>
          <table:table-cell office:value-type="float" office:value="-0.0052943213340674" calcext:value-type="float">
            <text:p>-0.005294321334067</text:p>
          </table:table-cell>
          <table:table-cell office:value-type="float" office:value="-0.00529432133406738" calcext:value-type="float">
            <text:p>-0.005294321334067</text:p>
          </table:table-cell>
          <table:table-cell office:value-type="float" office:value="-0.00863938419379812" calcext:value-type="float">
            <text:p>-0.008639384193798</text:p>
          </table:table-cell>
          <table:table-cell office:value-type="float" office:value="-0.00863938419379799" calcext:value-type="float">
            <text:p>-0.008639384193798</text:p>
          </table:table-cell>
          <table:table-cell office:value-type="float" office:value="-0.00863938419379804" calcext:value-type="float">
            <text:p>-0.008639384193798</text:p>
          </table:table-cell>
          <table:table-cell office:value-type="float" office:value="-0.00863938419379798" calcext:value-type="float">
            <text:p>-0.008639384193798</text:p>
          </table:table-cell>
          <table:table-cell office:value-type="float" office:value="-0.0119592226331374" calcext:value-type="float">
            <text:p>-0.011959222633137</text:p>
          </table:table-cell>
          <table:table-cell table:formula="of:=SUM([.B9:.J9])" office:value-type="float" office:value="-0.0676940447445992" calcext:value-type="float">
            <text:p>-0.067694044744599</text:p>
          </table:table-cell>
          <table:table-cell office:value-type="float" office:value="-0.00529537557783946" calcext:value-type="float">
            <text:p>-0.005295375577839</text:p>
          </table:table-cell>
          <table:table-cell office:value-type="float" office:value="-0.00529537557783943" calcext:value-type="float">
            <text:p>-0.005295375577839</text:p>
          </table:table-cell>
          <table:table-cell office:value-type="float" office:value="-0.0052953755778394" calcext:value-type="float">
            <text:p>-0.005295375577839</text:p>
          </table:table-cell>
          <table:table-cell office:value-type="float" office:value="-0.00529537557783939" calcext:value-type="float">
            <text:p>-0.005295375577839</text:p>
          </table:table-cell>
          <table:table-cell office:value-type="float" office:value="-0.00864110153411567" calcext:value-type="float">
            <text:p>-0.008641101534116</text:p>
          </table:table-cell>
          <table:table-cell office:value-type="float" office:value="-0.00864110153411558" calcext:value-type="float">
            <text:p>-0.008641101534116</text:p>
          </table:table-cell>
          <table:table-cell office:value-type="float" office:value="-0.00864110153411563" calcext:value-type="float">
            <text:p>-0.008641101534116</text:p>
          </table:table-cell>
          <table:table-cell office:value-type="float" office:value="-0.00864110153411561" calcext:value-type="float">
            <text:p>-0.008641101534116</text:p>
          </table:table-cell>
          <table:table-cell office:value-type="float" office:value="-0.0119615619906429" calcext:value-type="float">
            <text:p>-0.011961561990643</text:p>
          </table:table-cell>
          <table:table-cell table:formula="of:=SUM([.L9:.T9])" office:value-type="float" office:value="-0.0677074704384631" calcext:value-type="float">
            <text:p>-0.067707470438463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2" office:value-type="float" office:value="-0.00642514259405502" calcext:value-type="float">
            <text:p>-0.006425142594055</text:p>
          </table:table-cell>
          <table:table-cell office:value-type="float" office:value="-0.00642514259405501" calcext:value-type="float">
            <text:p>-0.006425142594055</text:p>
          </table:table-cell>
          <table:table-cell office:value-type="float" office:value="-0.00642514259405498" calcext:value-type="float">
            <text:p>-0.006425142594055</text:p>
          </table:table-cell>
          <table:table-cell office:value-type="float" office:value="-0.0104808917569533" calcext:value-type="float">
            <text:p>-0.010480891756953</text:p>
          </table:table-cell>
          <table:table-cell table:number-columns-repeated="3" office:value-type="float" office:value="-0.0104808917569532" calcext:value-type="float">
            <text:p>-0.010480891756953</text:p>
          </table:table-cell>
          <table:table-cell office:value-type="float" office:value="-0.0144592526033267" calcext:value-type="float">
            <text:p>-0.014459252603327</text:p>
          </table:table-cell>
          <table:table-cell table:formula="of:=SUM([.B10:.J10])" office:value-type="float" office:value="-0.0820833900073596" calcext:value-type="float">
            <text:p>-0.08208339000736</text:p>
          </table:table-cell>
          <table:table-cell office:value-type="float" office:value="-0.00642648136838243" calcext:value-type="float">
            <text:p>-0.006426481368382</text:p>
          </table:table-cell>
          <table:table-cell office:value-type="float" office:value="-0.00642648136838239" calcext:value-type="float">
            <text:p>-0.006426481368382</text:p>
          </table:table-cell>
          <table:table-cell office:value-type="float" office:value="-0.00642648136838233" calcext:value-type="float">
            <text:p>-0.006426481368382</text:p>
          </table:table-cell>
          <table:table-cell office:value-type="float" office:value="-0.00642648136838237" calcext:value-type="float">
            <text:p>-0.006426481368382</text:p>
          </table:table-cell>
          <table:table-cell office:value-type="float" office:value="-0.0104830712492427" calcext:value-type="float">
            <text:p>-0.010483071249243</text:p>
          </table:table-cell>
          <table:table-cell table:number-columns-repeated="3" office:value-type="float" office:value="-0.0104830712492426" calcext:value-type="float">
            <text:p>-0.010483071249243</text:p>
          </table:table-cell>
          <table:table-cell office:value-type="float" office:value="-0.0144622014780993" calcext:value-type="float">
            <text:p>-0.014462201478099</text:p>
          </table:table-cell>
          <table:table-cell table:formula="of:=SUM([.L10:.T10])" office:value-type="float" office:value="-0.0821004119485993" calcext:value-type="float">
            <text:p>-0.0821004119485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756861105391888" calcext:value-type="float">
            <text:p>-0.007568611053919</text:p>
          </table:table-cell>
          <table:table-cell office:value-type="float" office:value="-0.00756861105391887" calcext:value-type="float">
            <text:p>-0.007568611053919</text:p>
          </table:table-cell>
          <table:table-cell office:value-type="float" office:value="-0.0075686110539189" calcext:value-type="float">
            <text:p>-0.007568611053919</text:p>
          </table:table-cell>
          <table:table-cell office:value-type="float" office:value="-0.00756861105391888" calcext:value-type="float">
            <text:p>-0.007568611053919</text:p>
          </table:table-cell>
          <table:table-cell table:number-columns-repeated="2" office:value-type="float" office:value="-0.012341900981897" calcext:value-type="float">
            <text:p>-0.012341900981897</text:p>
          </table:table-cell>
          <table:table-cell table:number-columns-repeated="2" office:value-type="float" office:value="-0.0123419009818971" calcext:value-type="float">
            <text:p>-0.012341900981897</text:p>
          </table:table-cell>
          <table:table-cell office:value-type="float" office:value="-0.0169686754569915" calcext:value-type="float">
            <text:p>-0.016968675456992</text:p>
          </table:table-cell>
          <table:table-cell table:formula="of:=SUM([.B11:.J11])" office:value-type="float" office:value="-0.0966107236002553" calcext:value-type="float">
            <text:p>-0.096610723600255</text:p>
          </table:table-cell>
          <table:table-cell office:value-type="float" office:value="-0.00757024332797612" calcext:value-type="float">
            <text:p>-0.007570243327976</text:p>
          </table:table-cell>
          <table:table-cell office:value-type="float" office:value="-0.00757024332797615" calcext:value-type="float">
            <text:p>-0.007570243327976</text:p>
          </table:table-cell>
          <table:table-cell office:value-type="float" office:value="-0.00757024332797604" calcext:value-type="float">
            <text:p>-0.007570243327976</text:p>
          </table:table-cell>
          <table:table-cell office:value-type="float" office:value="-0.00757024332797607" calcext:value-type="float">
            <text:p>-0.007570243327976</text:p>
          </table:table-cell>
          <table:table-cell office:value-type="float" office:value="-0.0123445567981909" calcext:value-type="float">
            <text:p>-0.012344556798191</text:p>
          </table:table-cell>
          <table:table-cell table:number-columns-repeated="3" office:value-type="float" office:value="-0.0123445567981908" calcext:value-type="float">
            <text:p>-0.012344556798191</text:p>
          </table:table-cell>
          <table:table-cell office:value-type="float" office:value="-0.0169722444445273" calcext:value-type="float">
            <text:p>-0.016972244444527</text:p>
          </table:table-cell>
          <table:table-cell table:formula="of:=SUM([.L11:.T11])" office:value-type="float" office:value="-0.096631444949195" calcext:value-type="float">
            <text:p>-0.096631444949195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872494173233421" calcext:value-type="float">
            <text:p>-0.008724941732334</text:p>
          </table:table-cell>
          <table:table-cell office:value-type="float" office:value="-0.00872494173233423" calcext:value-type="float">
            <text:p>-0.008724941732334</text:p>
          </table:table-cell>
          <table:table-cell office:value-type="float" office:value="-0.00872494173233421" calcext:value-type="float">
            <text:p>-0.008724941732334</text:p>
          </table:table-cell>
          <table:table-cell office:value-type="float" office:value="-0.00872494173233425" calcext:value-type="float">
            <text:p>-0.008724941732334</text:p>
          </table:table-cell>
          <table:table-cell office:value-type="float" office:value="-0.0142228450217879" calcext:value-type="float">
            <text:p>-0.014222845021788</text:p>
          </table:table-cell>
          <table:table-cell office:value-type="float" office:value="-0.014222845021788" calcext:value-type="float">
            <text:p>-0.014222845021788</text:p>
          </table:table-cell>
          <table:table-cell table:number-columns-repeated="2" office:value-type="float" office:value="-0.0142228450217879" calcext:value-type="float">
            <text:p>-0.014222845021788</text:p>
          </table:table-cell>
          <table:table-cell office:value-type="float" office:value="-0.0194877479817433" calcext:value-type="float">
            <text:p>-0.019487747981743</text:p>
          </table:table-cell>
          <table:table-cell table:formula="of:=SUM([.B12:.J12])" office:value-type="float" office:value="-0.111278894998232" calcext:value-type="float">
            <text:p>-0.111278894998232</text:p>
          </table:table-cell>
          <table:table-cell office:value-type="float" office:value="-0.00872687677236721" calcext:value-type="float">
            <text:p>-0.008726876772367</text:p>
          </table:table-cell>
          <table:table-cell office:value-type="float" office:value="-0.0087268767723672" calcext:value-type="float">
            <text:p>-0.008726876772367</text:p>
          </table:table-cell>
          <table:table-cell office:value-type="float" office:value="-0.00872687677236714" calcext:value-type="float">
            <text:p>-0.008726876772367</text:p>
          </table:table-cell>
          <table:table-cell office:value-type="float" office:value="-0.00872687677236715" calcext:value-type="float">
            <text:p>-0.008726876772367</text:p>
          </table:table-cell>
          <table:table-cell office:value-type="float" office:value="-0.0142259918783904" calcext:value-type="float">
            <text:p>-0.01422599187839</text:p>
          </table:table-cell>
          <table:table-cell table:number-columns-repeated="3" office:value-type="float" office:value="-0.0142259918783903" calcext:value-type="float">
            <text:p>-0.01422599187839</text:p>
          </table:table-cell>
          <table:table-cell office:value-type="float" office:value="-0.0194919480508003" calcext:value-type="float">
            <text:p>-0.0194919480508</text:p>
          </table:table-cell>
          <table:table-cell table:formula="of:=SUM([.L12:.T12])" office:value-type="float" office:value="-0.11130342265383" calcext:value-type="float">
            <text:p>-0.1113034226538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989434733615034" calcext:value-type="float">
            <text:p>-0.00989434733615</text:p>
          </table:table-cell>
          <table:table-cell office:value-type="float" office:value="-0.00989434733615036" calcext:value-type="float">
            <text:p>-0.00989434733615</text:p>
          </table:table-cell>
          <table:table-cell office:value-type="float" office:value="-0.00989434733615034" calcext:value-type="float">
            <text:p>-0.00989434733615</text:p>
          </table:table-cell>
          <table:table-cell office:value-type="float" office:value="-0.00989434733615033" calcext:value-type="float">
            <text:p>-0.00989434733615</text:p>
          </table:table-cell>
          <table:table-cell table:number-columns-repeated="2" office:value-type="float" office:value="-0.0161241592309202" calcext:value-type="float">
            <text:p>-0.01612415923092</text:p>
          </table:table-cell>
          <table:table-cell office:value-type="float" office:value="-0.0161241592309203" calcext:value-type="float">
            <text:p>-0.01612415923092</text:p>
          </table:table-cell>
          <table:table-cell office:value-type="float" office:value="-0.0161241592309202" calcext:value-type="float">
            <text:p>-0.01612415923092</text:p>
          </table:table-cell>
          <table:table-cell office:value-type="float" office:value="-0.0220167273479524" calcext:value-type="float">
            <text:p>-0.022016727347952</text:p>
          </table:table-cell>
          <table:table-cell table:formula="of:=SUM([.B13:.J13])" office:value-type="float" office:value="-0.126090753616235" calcext:value-type="float">
            <text:p>-0.126090753616235</text:p>
          </table:table-cell>
          <table:table-cell table:number-columns-repeated="2" office:value-type="float" office:value="-0.00989659470762723" calcext:value-type="float">
            <text:p>-0.009896594707627</text:p>
          </table:table-cell>
          <table:table-cell table:number-columns-repeated="2" office:value-type="float" office:value="-0.00989659470762715" calcext:value-type="float">
            <text:p>-0.009896594707627</text:p>
          </table:table-cell>
          <table:table-cell office:value-type="float" office:value="-0.0161278123991999" calcext:value-type="float">
            <text:p>-0.0161278123992</text:p>
          </table:table-cell>
          <table:table-cell office:value-type="float" office:value="-0.0161278123991997" calcext:value-type="float">
            <text:p>-0.0161278123992</text:p>
          </table:table-cell>
          <table:table-cell table:number-columns-repeated="2" office:value-type="float" office:value="-0.0161278123991998" calcext:value-type="float">
            <text:p>-0.0161278123992</text:p>
          </table:table-cell>
          <table:table-cell office:value-type="float" office:value="-0.022021569845486" calcext:value-type="float">
            <text:p>-0.022021569845486</text:p>
          </table:table-cell>
          <table:table-cell table:formula="of:=SUM([.L13:.T13])" office:value-type="float" office:value="-0.126119198272794" calcext:value-type="float">
            <text:p>-0.12611919827279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table:number-columns-repeated="4" office:value-type="float" office:value="-0.0110770374833129" calcext:value-type="float">
            <text:p>-0.011077037483313</text:p>
          </table:table-cell>
          <table:table-cell table:number-columns-repeated="4" office:value-type="float" office:value="-0.0180462802298653" calcext:value-type="float">
            <text:p>-0.018046280229865</text:p>
          </table:table-cell>
          <table:table-cell office:value-type="float" office:value="-0.0245558704562218" calcext:value-type="float">
            <text:p>-0.024555870456222</text:p>
          </table:table-cell>
          <table:table-cell table:formula="of:=SUM([.B14:.J14])" office:value-type="float" office:value="-0.141049141308935" calcext:value-type="float">
            <text:p>-0.141049141308935</text:p>
          </table:table-cell>
          <table:table-cell office:value-type="float" office:value="-0.0110796070518999" calcext:value-type="float">
            <text:p>-0.0110796070519</text:p>
          </table:table-cell>
          <table:table-cell office:value-type="float" office:value="-0.0110796070519" calcext:value-type="float">
            <text:p>-0.0110796070519</text:p>
          </table:table-cell>
          <table:table-cell table:number-columns-repeated="2" office:value-type="float" office:value="-0.0110796070518999" calcext:value-type="float">
            <text:p>-0.0110796070519</text:p>
          </table:table-cell>
          <table:table-cell office:value-type="float" office:value="-0.0180504555457535" calcext:value-type="float">
            <text:p>-0.018050455545754</text:p>
          </table:table-cell>
          <table:table-cell office:value-type="float" office:value="-0.0180504555457533" calcext:value-type="float">
            <text:p>-0.018050455545753</text:p>
          </table:table-cell>
          <table:table-cell table:number-columns-repeated="2" office:value-type="float" office:value="-0.0180504555457534" calcext:value-type="float">
            <text:p>-0.018050455545753</text:p>
          </table:table-cell>
          <table:table-cell office:value-type="float" office:value="-0.0245613671112486" calcext:value-type="float">
            <text:p>-0.024561367111249</text:p>
          </table:table-cell>
          <table:table-cell table:formula="of:=SUM([.L14:.T14])" office:value-type="float" office:value="-0.141081617501862" calcext:value-type="float">
            <text:p>-0.14108161750186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table:number-columns-repeated="3" office:value-type="float" office:value="-0.0122732178515583" calcext:value-type="float">
            <text:p>-0.012273217851558</text:p>
          </table:table-cell>
          <table:table-cell office:value-type="float" office:value="-0.0122732178515584" calcext:value-type="float">
            <text:p>-0.012273217851558</text:p>
          </table:table-cell>
          <table:table-cell table:number-columns-repeated="2" office:value-type="float" office:value="-0.0199896448662335" calcext:value-type="float">
            <text:p>-0.019989644866234</text:p>
          </table:table-cell>
          <table:table-cell office:value-type="float" office:value="-0.0199896448662334" calcext:value-type="float">
            <text:p>-0.019989644866233</text:p>
          </table:table-cell>
          <table:table-cell office:value-type="float" office:value="-0.0199896448662335" calcext:value-type="float">
            <text:p>-0.019989644866234</text:p>
          </table:table-cell>
          <table:table-cell office:value-type="float" office:value="-0.0271054332343406" calcext:value-type="float">
            <text:p>-0.027105433234341</text:p>
          </table:table-cell>
          <table:table-cell table:formula="of:=SUM([.B15:.J15])" office:value-type="float" office:value="-0.156156884105508" calcext:value-type="float">
            <text:p>-0.156156884105508</text:p>
          </table:table-cell>
          <table:table-cell table:number-columns-repeated="4" office:value-type="float" office:value="-0.0122761197827469" calcext:value-type="float">
            <text:p>-0.012276119782747</text:p>
          </table:table-cell>
          <table:table-cell office:value-type="float" office:value="-0.0199943587381877" calcext:value-type="float">
            <text:p>-0.019994358738188</text:p>
          </table:table-cell>
          <table:table-cell office:value-type="float" office:value="-0.0199943587381876" calcext:value-type="float">
            <text:p>-0.019994358738188</text:p>
          </table:table-cell>
          <table:table-cell table:number-columns-repeated="2" office:value-type="float" office:value="-0.0199943587381877" calcext:value-type="float">
            <text:p>-0.019994358738188</text:p>
          </table:table-cell>
          <table:table-cell office:value-type="float" office:value="-0.0271115961605919" calcext:value-type="float">
            <text:p>-0.027111596160592</text:p>
          </table:table-cell>
          <table:table-cell table:formula="of:=SUM([.L15:.T15])" office:value-type="float" office:value="-0.15619351024433" calcext:value-type="float">
            <text:p>-0.1561935102443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4" office:value-type="float" office:value="-0.0134830892483071" calcext:value-type="float">
            <text:p>-0.013483089248307</text:p>
          </table:table-cell>
          <table:table-cell office:value-type="float" office:value="-0.0219546890642181" calcext:value-type="float">
            <text:p>-0.021954689064218</text:p>
          </table:table-cell>
          <table:table-cell table:number-columns-repeated="3" office:value-type="float" office:value="-0.021954689064218" calcext:value-type="float">
            <text:p>-0.021954689064218</text:p>
          </table:table-cell>
          <table:table-cell office:value-type="float" office:value="-0.0296656698838415" calcext:value-type="float">
            <text:p>-0.029665669883842</text:p>
          </table:table-cell>
          <table:table-cell table:formula="of:=SUM([.B16:.J16])" office:value-type="float" office:value="-0.171416783133942" calcext:value-type="float">
            <text:p>-0.171416783133942</text:p>
          </table:table-cell>
          <table:table-cell table:number-columns-repeated="4" office:value-type="float" office:value="-0.0134863340055001" calcext:value-type="float">
            <text:p>-0.0134863340055</text:p>
          </table:table-cell>
          <table:table-cell office:value-type="float" office:value="-0.0219599584793858" calcext:value-type="float">
            <text:p>-0.021959958479386</text:p>
          </table:table-cell>
          <table:table-cell office:value-type="float" office:value="-0.0219599584793856" calcext:value-type="float">
            <text:p>-0.021959958479386</text:p>
          </table:table-cell>
          <table:table-cell table:number-columns-repeated="2" office:value-type="float" office:value="-0.0219599584793857" calcext:value-type="float">
            <text:p>-0.021959958479386</text:p>
          </table:table-cell>
          <table:table-cell office:value-type="float" office:value="-0.0296725115810592" calcext:value-type="float">
            <text:p>-0.029672511581059</text:p>
          </table:table-cell>
          <table:table-cell table:formula="of:=SUM([.L16:.T16])" office:value-type="float" office:value="-0.171457681520602" calcext:value-type="float">
            <text:p>-0.17145768152060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number-columns-repeated="3" office:value-type="float" office:value="-0.0147068465971402" calcext:value-type="float">
            <text:p>-0.01470684659714</text:p>
          </table:table-cell>
          <table:table-cell office:value-type="float" office:value="-0.0147068465971401" calcext:value-type="float">
            <text:p>-0.01470684659714</text:p>
          </table:table-cell>
          <table:table-cell table:number-columns-repeated="2" office:value-type="float" office:value="-0.0239418465560002" calcext:value-type="float">
            <text:p>-0.023941846556</text:p>
          </table:table-cell>
          <table:table-cell office:value-type="float" office:value="-0.0239418465560003" calcext:value-type="float">
            <text:p>-0.023941846556</text:p>
          </table:table-cell>
          <table:table-cell office:value-type="float" office:value="-0.0239418465560002" calcext:value-type="float">
            <text:p>-0.023941846556</text:p>
          </table:table-cell>
          <table:table-cell office:value-type="float" office:value="-0.0322368320768831" calcext:value-type="float">
            <text:p>-0.032236832076883</text:p>
          </table:table-cell>
          <table:table-cell table:formula="of:=SUM([.B17:.J17])" office:value-type="float" office:value="-0.186831604689445" calcext:value-type="float">
            <text:p>-0.186831604689445</text:p>
          </table:table-cell>
          <table:table-cell table:number-columns-repeated="3" office:value-type="float" office:value="-0.0147104449379905" calcext:value-type="float">
            <text:p>-0.014710444937991</text:p>
          </table:table-cell>
          <table:table-cell office:value-type="float" office:value="-0.0147104449379904" calcext:value-type="float">
            <text:p>-0.01471044493799</text:p>
          </table:table-cell>
          <table:table-cell office:value-type="float" office:value="-0.0239476890842927" calcext:value-type="float">
            <text:p>-0.023947689084293</text:p>
          </table:table-cell>
          <table:table-cell table:number-columns-repeated="3" office:value-type="float" office:value="-0.0239476890842926" calcext:value-type="float">
            <text:p>-0.023947689084293</text:p>
          </table:table-cell>
          <table:table-cell office:value-type="float" office:value="-0.0322443654306079" calcext:value-type="float">
            <text:p>-0.032244365430608</text:p>
          </table:table-cell>
          <table:table-cell table:formula="of:=SUM([.L17:.T17])" office:value-type="float" office:value="-0.18687690151974" calcext:value-type="float">
            <text:p>-0.1868769015197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number-columns-repeated="4" office:value-type="float" office:value="-0.0159446778362388" calcext:value-type="float">
            <text:p>-0.015944677836239</text:p>
          </table:table-cell>
          <table:table-cell table:number-columns-repeated="4" office:value-type="float" office:value="-0.0259515474880651" calcext:value-type="float">
            <text:p>-0.025951547488065</text:p>
          </table:table-cell>
          <table:table-cell office:value-type="float" office:value="-0.0348191681048803" calcext:value-type="float">
            <text:p>-0.03481916810488</text:p>
          </table:table-cell>
          <table:table-cell table:formula="of:=SUM([.B18:.J18])" office:value-type="float" office:value="-0.202404069402096" calcext:value-type="float">
            <text:p>-0.202404069402096</text:p>
          </table:table-cell>
          <table:table-cell table:number-columns-repeated="2" office:value-type="float" office:value="-0.0159486408070149" calcext:value-type="float">
            <text:p>-0.015948640807015</text:p>
          </table:table-cell>
          <table:table-cell table:number-columns-repeated="2" office:value-type="float" office:value="-0.0159486408070148" calcext:value-type="float">
            <text:p>-0.015948640807015</text:p>
          </table:table-cell>
          <table:table-cell table:number-columns-repeated="4" office:value-type="float" office:value="-0.0259579812838262" calcext:value-type="float">
            <text:p>-0.025957981283826</text:p>
          </table:table-cell>
          <table:table-cell office:value-type="float" office:value="-0.0348274063845756" calcext:value-type="float">
            <text:p>-0.034827406384576</text:p>
          </table:table-cell>
          <table:table-cell table:formula="of:=SUM([.L18:.T18])" office:value-type="float" office:value="-0.20245389474794" calcext:value-type="float">
            <text:p>-0.2024538947479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4" office:value-type="float" office:value="-0.0171967627242137" calcext:value-type="float">
            <text:p>-0.017196762724214</text:p>
          </table:table-cell>
          <table:table-cell office:value-type="float" office:value="-0.027984216895517" calcext:value-type="float">
            <text:p>-0.027984216895517</text:p>
          </table:table-cell>
          <table:table-cell office:value-type="float" office:value="-0.0279842168955168" calcext:value-type="float">
            <text:p>-0.027984216895517</text:p>
          </table:table-cell>
          <table:table-cell office:value-type="float" office:value="-0.0279842168955169" calcext:value-type="float">
            <text:p>-0.027984216895517</text:p>
          </table:table-cell>
          <table:table-cell office:value-type="float" office:value="-0.027984216895517" calcext:value-type="float">
            <text:p>-0.027984216895517</text:p>
          </table:table-cell>
          <table:table-cell office:value-type="float" office:value="-0.037412921981097" calcext:value-type="float">
            <text:p>-0.037412921981097</text:p>
          </table:table-cell>
          <table:table-cell table:formula="of:=SUM([.B19:.J19])" office:value-type="float" office:value="-0.218136840460019" calcext:value-type="float">
            <text:p>-0.218136840460019</text:p>
          </table:table-cell>
          <table:table-cell table:number-columns-repeated="2" office:value-type="float" office:value="-0.0172009603687768" calcext:value-type="float">
            <text:p>-0.017200960368777</text:p>
          </table:table-cell>
          <table:table-cell table:number-columns-repeated="2" office:value-type="float" office:value="-0.0172009603687767" calcext:value-type="float">
            <text:p>-0.017200960368777</text:p>
          </table:table-cell>
          <table:table-cell office:value-type="float" office:value="-0.027991031337816" calcext:value-type="float">
            <text:p>-0.027991031337816</text:p>
          </table:table-cell>
          <table:table-cell office:value-type="float" office:value="-0.0279910313378158" calcext:value-type="float">
            <text:p>-0.027991031337816</text:p>
          </table:table-cell>
          <table:table-cell table:number-columns-repeated="2" office:value-type="float" office:value="-0.0279910313378159" calcext:value-type="float">
            <text:p>-0.027991031337816</text:p>
          </table:table-cell>
          <table:table-cell office:value-type="float" office:value="-0.0374215871888839" calcext:value-type="float">
            <text:p>-0.037421587188884</text:p>
          </table:table-cell>
          <table:table-cell table:formula="of:=SUM([.L19:.T19])" office:value-type="float" office:value="-0.218189554015254" calcext:value-type="float">
            <text:p>-0.21818955401525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table:number-columns-repeated="4" office:value-type="float" office:value="-0.0184632715488494" calcext:value-type="float">
            <text:p>-0.018463271548849</text:p>
          </table:table-cell>
          <table:table-cell office:value-type="float" office:value="-0.0300402730376028" calcext:value-type="float">
            <text:p>-0.030040273037603</text:p>
          </table:table-cell>
          <table:table-cell office:value-type="float" office:value="-0.0300402730376027" calcext:value-type="float">
            <text:p>-0.030040273037603</text:p>
          </table:table-cell>
          <table:table-cell office:value-type="float" office:value="-0.0300402730376028" calcext:value-type="float">
            <text:p>-0.030040273037603</text:p>
          </table:table-cell>
          <table:table-cell office:value-type="float" office:value="-0.0300402730376027" calcext:value-type="float">
            <text:p>-0.030040273037603</text:p>
          </table:table-cell>
          <table:table-cell office:value-type="float" office:value="-0.0400183325003229" calcext:value-type="float">
            <text:p>-0.040018332500323</text:p>
          </table:table-cell>
          <table:table-cell table:formula="of:=SUM([.B20:.J20])" office:value-type="float" office:value="-0.234032510846131" calcext:value-type="float">
            <text:p>-0.234032510846131</text:p>
          </table:table-cell>
          <table:table-cell table:number-columns-repeated="3" office:value-type="float" office:value="-0.0184675175461583" calcext:value-type="float">
            <text:p>-0.018467517546158</text:p>
          </table:table-cell>
          <table:table-cell office:value-type="float" office:value="-0.0184675175461584" calcext:value-type="float">
            <text:p>-0.018467517546158</text:p>
          </table:table-cell>
          <table:table-cell table:number-columns-repeated="3" office:value-type="float" office:value="-0.0300471661259277" calcext:value-type="float">
            <text:p>-0.030047166125928</text:p>
          </table:table-cell>
          <table:table-cell office:value-type="float" office:value="-0.0300471661259278" calcext:value-type="float">
            <text:p>-0.030047166125928</text:p>
          </table:table-cell>
          <table:table-cell office:value-type="float" office:value="-0.0400270369566652" calcext:value-type="float">
            <text:p>-0.040027036956665</text:p>
          </table:table-cell>
          <table:table-cell table:formula="of:=SUM([.L20:.T20])" office:value-type="float" office:value="-0.234085771645009" calcext:value-type="float">
            <text:p>-0.23408577164500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 office:value-type="float" office:value="-0.019744363734453" calcext:value-type="float">
            <text:p>-0.019744363734453</text:p>
          </table:table-cell>
          <table:table-cell office:value-type="float" office:value="-0.0321201255878611" calcext:value-type="float">
            <text:p>-0.032120125587861</text:p>
          </table:table-cell>
          <table:table-cell table:number-columns-repeated="2" office:value-type="float" office:value="-0.032120125587861" calcext:value-type="float">
            <text:p>-0.032120125587861</text:p>
          </table:table-cell>
          <table:table-cell office:value-type="float" office:value="-0.0321201255878611" calcext:value-type="float">
            <text:p>-0.032120125587861</text:p>
          </table:table-cell>
          <table:table-cell office:value-type="float" office:value="-0.0426356322597735" calcext:value-type="float">
            <text:p>-0.042635632259774</text:p>
          </table:table-cell>
          <table:table-cell table:formula="of:=SUM([.B21:.J21])" office:value-type="float" office:value="-0.25009358954903" calcext:value-type="float">
            <text:p>-0.25009358954903</text:p>
          </table:table-cell>
          <table:table-cell office:value-type="float" office:value="-0.0197486585961916" calcext:value-type="float">
            <text:p>-0.019748658596192</text:p>
          </table:table-cell>
          <table:table-cell office:value-type="float" office:value="-0.0197486585961914" calcext:value-type="float">
            <text:p>-0.019748658596191</text:p>
          </table:table-cell>
          <table:table-cell office:value-type="float" office:value="-0.0197486585961915" calcext:value-type="float">
            <text:p>-0.019748658596192</text:p>
          </table:table-cell>
          <table:table-cell office:value-type="float" office:value="-0.0197486585961917" calcext:value-type="float">
            <text:p>-0.019748658596192</text:p>
          </table:table-cell>
          <table:table-cell office:value-type="float" office:value="-0.0321270986714089" calcext:value-type="float">
            <text:p>-0.032127098671409</text:p>
          </table:table-cell>
          <table:table-cell office:value-type="float" office:value="-0.0321270986714092" calcext:value-type="float">
            <text:p>-0.032127098671409</text:p>
          </table:table-cell>
          <table:table-cell office:value-type="float" office:value="-0.032127098671409" calcext:value-type="float">
            <text:p>-0.032127098671409</text:p>
          </table:table-cell>
          <table:table-cell office:value-type="float" office:value="-0.0321270986714091" calcext:value-type="float">
            <text:p>-0.032127098671409</text:p>
          </table:table-cell>
          <table:table-cell office:value-type="float" office:value="-0.0426443767281457" calcext:value-type="float">
            <text:p>-0.042644376728146</text:p>
          </table:table-cell>
          <table:table-cell table:formula="of:=SUM([.L21:.T21])" office:value-type="float" office:value="-0.250147405798548" calcext:value-type="float">
            <text:p>-0.250147405798548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number-columns-repeated="2" office:value-type="float" office:value="-0.0210401863437323" calcext:value-type="float">
            <text:p>-0.021040186343732</text:p>
          </table:table-cell>
          <table:table-cell table:number-columns-repeated="2" office:value-type="float" office:value="-0.0210401863437322" calcext:value-type="float">
            <text:p>-0.021040186343732</text:p>
          </table:table-cell>
          <table:table-cell office:value-type="float" office:value="-0.0342241736726217" calcext:value-type="float">
            <text:p>-0.034224173672622</text:p>
          </table:table-cell>
          <table:table-cell table:number-columns-repeated="3" office:value-type="float" office:value="-0.0342241736726216" calcext:value-type="float">
            <text:p>-0.034224173672622</text:p>
          </table:table-cell>
          <table:table-cell office:value-type="float" office:value="-0.0452650466464749" calcext:value-type="float">
            <text:p>-0.045265046646475</text:p>
          </table:table-cell>
          <table:table-cell table:formula="of:=SUM([.B22:.J22])" office:value-type="float" office:value="-0.26632248671189" calcext:value-type="float">
            <text:p>-0.26632248671189</text:p>
          </table:table-cell>
          <table:table-cell table:number-columns-repeated="3" office:value-type="float" office:value="-0.0210445305376751" calcext:value-type="float">
            <text:p>-0.021044530537675</text:p>
          </table:table-cell>
          <table:table-cell office:value-type="float" office:value="-0.021044530537675" calcext:value-type="float">
            <text:p>-0.021044530537675</text:p>
          </table:table-cell>
          <table:table-cell table:number-columns-repeated="4" office:value-type="float" office:value="-0.0342312280618562" calcext:value-type="float">
            <text:p>-0.034231228061856</text:p>
          </table:table-cell>
          <table:table-cell office:value-type="float" office:value="-0.045273831864959" calcext:value-type="float">
            <text:p>-0.045273831864959</text:p>
          </table:table-cell>
          <table:table-cell table:formula="of:=SUM([.L22:.T22])" office:value-type="float" office:value="-0.266376866263084" calcext:value-type="float">
            <text:p>-0.26637686626308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number-columns-repeated="4" office:value-type="float" office:value="-0.022350872470448" calcext:value-type="float">
            <text:p>-0.022350872470448</text:p>
          </table:table-cell>
          <table:table-cell office:value-type="float" office:value="-0.0363528037520149" calcext:value-type="float">
            <text:p>-0.036352803752015</text:p>
          </table:table-cell>
          <table:table-cell office:value-type="float" office:value="-0.0363528037520148" calcext:value-type="float">
            <text:p>-0.036352803752015</text:p>
          </table:table-cell>
          <table:table-cell table:number-columns-repeated="2" office:value-type="float" office:value="-0.0363528037520149" calcext:value-type="float">
            <text:p>-0.036352803752015</text:p>
          </table:table-cell>
          <table:table-cell office:value-type="float" office:value="-0.0479067927976486" calcext:value-type="float">
            <text:p>-0.047906792797649</text:p>
          </table:table-cell>
          <table:table-cell table:formula="of:=SUM([.B23:.J23])" office:value-type="float" office:value="-0.2827214976875" calcext:value-type="float">
            <text:p>-0.2827214976875</text:p>
          </table:table-cell>
          <table:table-cell office:value-type="float" office:value="-0.0223552664149941" calcext:value-type="float">
            <text:p>-0.022355266414994</text:p>
          </table:table-cell>
          <table:table-cell office:value-type="float" office:value="-0.022355266414994" calcext:value-type="float">
            <text:p>-0.022355266414994</text:p>
          </table:table-cell>
          <table:table-cell office:value-type="float" office:value="-0.0223552664149939" calcext:value-type="float">
            <text:p>-0.022355266414994</text:p>
          </table:table-cell>
          <table:table-cell office:value-type="float" office:value="-0.022355266414994" calcext:value-type="float">
            <text:p>-0.022355266414994</text:p>
          </table:table-cell>
          <table:table-cell office:value-type="float" office:value="-0.0363599407114559" calcext:value-type="float">
            <text:p>-0.036359940711456</text:p>
          </table:table-cell>
          <table:table-cell office:value-type="float" office:value="-0.0363599407114555" calcext:value-type="float">
            <text:p>-0.036359940711456</text:p>
          </table:table-cell>
          <table:table-cell office:value-type="float" office:value="-0.0363599407114558" calcext:value-type="float">
            <text:p>-0.036359940711456</text:p>
          </table:table-cell>
          <table:table-cell office:value-type="float" office:value="-0.0363599407114557" calcext:value-type="float">
            <text:p>-0.036359940711456</text:p>
          </table:table-cell>
          <table:table-cell office:value-type="float" office:value="-0.0479156194750665" calcext:value-type="float">
            <text:p>-0.047915619475067</text:p>
          </table:table-cell>
          <table:table-cell table:formula="of:=SUM([.L23:.T23])" office:value-type="float" office:value="-0.282776447980865" calcext:value-type="float">
            <text:p>-0.28277644798086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table:number-columns-repeated="4" office:value-type="float" office:value="-0.0236765395194951" calcext:value-type="float">
            <text:p>-0.023676539519495</text:p>
          </table:table-cell>
          <table:table-cell office:value-type="float" office:value="-0.0385063873382041" calcext:value-type="float">
            <text:p>-0.038506387338204</text:p>
          </table:table-cell>
          <table:table-cell table:number-columns-repeated="3" office:value-type="float" office:value="-0.0385063873382042" calcext:value-type="float">
            <text:p>-0.038506387338204</text:p>
          </table:table-cell>
          <table:table-cell office:value-type="float" office:value="-0.0505610785419689" calcext:value-type="float">
            <text:p>-0.050561078541969</text:p>
          </table:table-cell>
          <table:table-cell table:formula="of:=SUM([.B24:.J24])" office:value-type="float" office:value="-0.299292785972766" calcext:value-type="float">
            <text:p>-0.299292785972766</text:p>
          </table:table-cell>
          <table:table-cell office:value-type="float" office:value="-0.0236809835777427" calcext:value-type="float">
            <text:p>-0.023680983577743</text:p>
          </table:table-cell>
          <table:table-cell office:value-type="float" office:value="-0.0236809835777429" calcext:value-type="float">
            <text:p>-0.023680983577743</text:p>
          </table:table-cell>
          <table:table-cell office:value-type="float" office:value="-0.0236809835777428" calcext:value-type="float">
            <text:p>-0.023680983577743</text:p>
          </table:table-cell>
          <table:table-cell office:value-type="float" office:value="-0.0236809835777427" calcext:value-type="float">
            <text:p>-0.023680983577743</text:p>
          </table:table-cell>
          <table:table-cell office:value-type="float" office:value="-0.0385136080785428" calcext:value-type="float">
            <text:p>-0.038513608078543</text:p>
          </table:table-cell>
          <table:table-cell table:number-columns-repeated="2" office:value-type="float" office:value="-0.0385136080785426" calcext:value-type="float">
            <text:p>-0.038513608078543</text:p>
          </table:table-cell>
          <table:table-cell office:value-type="float" office:value="-0.0385136080785428" calcext:value-type="float">
            <text:p>-0.038513608078543</text:p>
          </table:table-cell>
          <table:table-cell office:value-type="float" office:value="-0.0505699473543282" calcext:value-type="float">
            <text:p>-0.050569947354328</text:p>
          </table:table-cell>
          <table:table-cell table:formula="of:=SUM([.L24:.T24])" office:value-type="float" office:value="-0.29934831397947" calcext:value-type="float">
            <text:p>-0.2993483139794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0250172873715815" calcext:value-type="float">
            <text:p>-0.025017287371582</text:p>
          </table:table-cell>
          <table:table-cell office:value-type="float" office:value="-0.0250172873715811" calcext:value-type="float">
            <text:p>-0.025017287371581</text:p>
          </table:table-cell>
          <table:table-cell office:value-type="float" office:value="-0.0250172873715815" calcext:value-type="float">
            <text:p>-0.025017287371582</text:p>
          </table:table-cell>
          <table:table-cell office:value-type="float" office:value="-0.0250172873715811" calcext:value-type="float">
            <text:p>-0.025017287371581</text:p>
          </table:table-cell>
          <table:table-cell table:number-columns-repeated="2" office:value-type="float" office:value="-0.0406852785462602" calcext:value-type="float">
            <text:p>-0.04068527854626</text:p>
          </table:table-cell>
          <table:table-cell office:value-type="float" office:value="-0.0406852785462604" calcext:value-type="float">
            <text:p>-0.04068527854626</text:p>
          </table:table-cell>
          <table:table-cell office:value-type="float" office:value="-0.0406852785462598" calcext:value-type="float">
            <text:p>-0.04068527854626</text:p>
          </table:table-cell>
          <table:table-cell office:value-type="float" office:value="-0.0532281013310387" calcext:value-type="float">
            <text:p>-0.053228101331039</text:p>
          </table:table-cell>
          <table:table-cell table:formula="of:=SUM([.B25:.J25])" office:value-type="float" office:value="-0.316038365002404" calcext:value-type="float">
            <text:p>-0.316038365002404</text:p>
          </table:table-cell>
          <table:table-cell table:number-columns-repeated="4" office:value-type="float" office:value="-0.0250217818450157" calcext:value-type="float">
            <text:p>-0.025021781845016</text:p>
          </table:table-cell>
          <table:table-cell office:value-type="float" office:value="-0.0406925842159127" calcext:value-type="float">
            <text:p>-0.040692584215913</text:p>
          </table:table-cell>
          <table:table-cell office:value-type="float" office:value="-0.0406925842159129" calcext:value-type="float">
            <text:p>-0.040692584215913</text:p>
          </table:table-cell>
          <table:table-cell office:value-type="float" office:value="-0.0406925842159127" calcext:value-type="float">
            <text:p>-0.040692584215913</text:p>
          </table:table-cell>
          <table:table-cell office:value-type="float" office:value="-0.0406925842159128" calcext:value-type="float">
            <text:p>-0.040692584215913</text:p>
          </table:table-cell>
          <table:table-cell office:value-type="float" office:value="-0.05323701291797" calcext:value-type="float">
            <text:p>-0.05323701291797</text:p>
          </table:table-cell>
          <table:table-cell table:formula="of:=SUM([.L25:.T25])" office:value-type="float" office:value="-0.316094477161684" calcext:value-type="float">
            <text:p>-0.31609447716168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4" office:value-type="float" office:value="-0.0263731964302999" calcext:value-type="float">
            <text:p>-0.0263731964303</text:p>
          </table:table-cell>
          <table:table-cell office:value-type="float" office:value="-0.0428898114739613" calcext:value-type="float">
            <text:p>-0.042889811473961</text:p>
          </table:table-cell>
          <table:table-cell office:value-type="float" office:value="-0.0428898114739612" calcext:value-type="float">
            <text:p>-0.042889811473961</text:p>
          </table:table-cell>
          <table:table-cell office:value-type="float" office:value="-0.0428898114739613" calcext:value-type="float">
            <text:p>-0.042889811473961</text:p>
          </table:table-cell>
          <table:table-cell office:value-type="float" office:value="-0.0428898114739612" calcext:value-type="float">
            <text:p>-0.042889811473961</text:p>
          </table:table-cell>
          <table:table-cell office:value-type="float" office:value="-0.0559080471720192" calcext:value-type="float">
            <text:p>-0.055908047172019</text:p>
          </table:table-cell>
          <table:table-cell table:formula="of:=SUM([.B26:.J26])" office:value-type="float" office:value="-0.332960078789064" calcext:value-type="float">
            <text:p>-0.332960078789064</text:p>
          </table:table-cell>
          <table:table-cell office:value-type="float" office:value="-0.0263777415520837" calcext:value-type="float">
            <text:p>-0.026377741552084</text:p>
          </table:table-cell>
          <table:table-cell office:value-type="float" office:value="-0.0263777415520839" calcext:value-type="float">
            <text:p>-0.026377741552084</text:p>
          </table:table-cell>
          <table:table-cell office:value-type="float" office:value="-0.0263777415520838" calcext:value-type="float">
            <text:p>-0.026377741552084</text:p>
          </table:table-cell>
          <table:table-cell office:value-type="float" office:value="-0.0263777415520837" calcext:value-type="float">
            <text:p>-0.026377741552084</text:p>
          </table:table-cell>
          <table:table-cell office:value-type="float" office:value="-0.0428972031500448" calcext:value-type="float">
            <text:p>-0.042897203150045</text:p>
          </table:table-cell>
          <table:table-cell table:number-columns-repeated="2" office:value-type="float" office:value="-0.0428972031500446" calcext:value-type="float">
            <text:p>-0.042897203150045</text:p>
          </table:table-cell>
          <table:table-cell office:value-type="float" office:value="-0.0428972031500448" calcext:value-type="float">
            <text:p>-0.042897203150045</text:p>
          </table:table-cell>
          <table:table-cell office:value-type="float" office:value="-0.0559170021332315" calcext:value-type="float">
            <text:p>-0.055917002133232</text:p>
          </table:table-cell>
          <table:table-cell table:formula="of:=SUM([.L26:.T26])" office:value-type="float" office:value="-0.333016780941745" calcext:value-type="float">
            <text:p>-0.33301678094174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-0.027744325550142" calcext:value-type="float">
            <text:p>-0.027744325550142</text:p>
          </table:table-cell>
          <table:table-cell table:number-columns-repeated="2" office:value-type="float" office:value="-0.0277443255501419" calcext:value-type="float">
            <text:p>-0.027744325550142</text:p>
          </table:table-cell>
          <table:table-cell office:value-type="float" office:value="-0.0451202974078375" calcext:value-type="float">
            <text:p>-0.045120297407838</text:p>
          </table:table-cell>
          <table:table-cell office:value-type="float" office:value="-0.0451202974078374" calcext:value-type="float">
            <text:p>-0.045120297407837</text:p>
          </table:table-cell>
          <table:table-cell office:value-type="float" office:value="-0.0451202974078375" calcext:value-type="float">
            <text:p>-0.045120297407838</text:p>
          </table:table-cell>
          <table:table-cell office:value-type="float" office:value="-0.0451202974078374" calcext:value-type="float">
            <text:p>-0.045120297407837</text:p>
          </table:table-cell>
          <table:table-cell office:value-type="float" office:value="-0.0586010895740148" calcext:value-type="float">
            <text:p>-0.058601089574015</text:p>
          </table:table-cell>
          <table:table-cell table:formula="of:=SUM([.B27:.J27])" office:value-type="float" office:value="-0.350059581405932" calcext:value-type="float">
            <text:p>-0.350059581405932</text:p>
          </table:table-cell>
          <table:table-cell table:number-columns-repeated="4" office:value-type="float" office:value="-0.0277489214780096" calcext:value-type="float">
            <text:p>-0.02774892147801</text:p>
          </table:table-cell>
          <table:table-cell office:value-type="float" office:value="-0.0451277760865639" calcext:value-type="float">
            <text:p>-0.045127776086564</text:p>
          </table:table-cell>
          <table:table-cell office:value-type="float" office:value="-0.045127776086564" calcext:value-type="float">
            <text:p>-0.045127776086564</text:p>
          </table:table-cell>
          <table:table-cell office:value-type="float" office:value="-0.0451277760865639" calcext:value-type="float">
            <text:p>-0.045127776086564</text:p>
          </table:table-cell>
          <table:table-cell office:value-type="float" office:value="-0.045127776086564" calcext:value-type="float">
            <text:p>-0.045127776086564</text:p>
          </table:table-cell>
          <table:table-cell office:value-type="float" office:value="-0.0586100884658226" calcext:value-type="float">
            <text:p>-0.058610088465823</text:p>
          </table:table-cell>
          <table:table-cell table:formula="of:=SUM([.L27:.T27])" office:value-type="float" office:value="-0.350116878724117" calcext:value-type="float">
            <text:p>-0.35011687872411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0291307098448845" calcext:value-type="float">
            <text:p>-0.029130709844885</text:p>
          </table:table-cell>
          <table:table-cell office:value-type="float" office:value="-0.0291307098448841" calcext:value-type="float">
            <text:p>-0.029130709844884</text:p>
          </table:table-cell>
          <table:table-cell office:value-type="float" office:value="-0.0291307098448845" calcext:value-type="float">
            <text:p>-0.029130709844885</text:p>
          </table:table-cell>
          <table:table-cell office:value-type="float" office:value="-0.0291307098448841" calcext:value-type="float">
            <text:p>-0.029130709844884</text:p>
          </table:table-cell>
          <table:table-cell table:number-columns-repeated="2" office:value-type="float" office:value="-0.0473770218540093" calcext:value-type="float">
            <text:p>-0.047377021854009</text:p>
          </table:table-cell>
          <table:table-cell office:value-type="float" office:value="-0.0473770218540097" calcext:value-type="float">
            <text:p>-0.04737702185401</text:p>
          </table:table-cell>
          <table:table-cell office:value-type="float" office:value="-0.047377021854009" calcext:value-type="float">
            <text:p>-0.047377021854009</text:p>
          </table:table-cell>
          <table:table-cell office:value-type="float" office:value="-0.0613073885225888" calcext:value-type="float">
            <text:p>-0.061307388522589</text:p>
          </table:table-cell>
          <table:table-cell table:formula="of:=SUM([.B28:.J28])" office:value-type="float" office:value="-0.367338315318163" calcext:value-type="float">
            <text:p>-0.367338315318163</text:p>
          </table:table-cell>
          <table:table-cell office:value-type="float" office:value="-0.0291353566536362" calcext:value-type="float">
            <text:p>-0.029135356653636</text:p>
          </table:table-cell>
          <table:table-cell table:number-columns-repeated="2" office:value-type="float" office:value="-0.0291353566536363" calcext:value-type="float">
            <text:p>-0.029135356653636</text:p>
          </table:table-cell>
          <table:table-cell office:value-type="float" office:value="-0.0291353566536362" calcext:value-type="float">
            <text:p>-0.029135356653636</text:p>
          </table:table-cell>
          <table:table-cell office:value-type="float" office:value="-0.0473845884404956" calcext:value-type="float">
            <text:p>-0.047384588440496</text:p>
          </table:table-cell>
          <table:table-cell office:value-type="float" office:value="-0.0473845884404957" calcext:value-type="float">
            <text:p>-0.047384588440496</text:p>
          </table:table-cell>
          <table:table-cell office:value-type="float" office:value="-0.0473845884404956" calcext:value-type="float">
            <text:p>-0.047384588440496</text:p>
          </table:table-cell>
          <table:table-cell office:value-type="float" office:value="-0.0473845884404957" calcext:value-type="float">
            <text:p>-0.047384588440496</text:p>
          </table:table-cell>
          <table:table-cell office:value-type="float" office:value="-0.0613164318545581" calcext:value-type="float">
            <text:p>-0.061316431854558</text:p>
          </table:table-cell>
          <table:table-cell table:formula="of:=SUM([.L28:.T28])" office:value-type="float" office:value="-0.367396212231086" calcext:value-type="float">
            <text:p>-0.36739621223108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0305323583768156" calcext:value-type="float">
            <text:p>-0.030532358376816</text:p>
          </table:table-cell>
          <table:table-cell office:value-type="float" office:value="-0.0305323583768155" calcext:value-type="float">
            <text:p>-0.030532358376816</text:p>
          </table:table-cell>
          <table:table-cell office:value-type="float" office:value="-0.0305323583768156" calcext:value-type="float">
            <text:p>-0.030532358376816</text:p>
          </table:table-cell>
          <table:table-cell office:value-type="float" office:value="-0.0305323583768154" calcext:value-type="float">
            <text:p>-0.030532358376815</text:p>
          </table:table-cell>
          <table:table-cell table:number-columns-repeated="2" office:value-type="float" office:value="-0.0496602413937967" calcext:value-type="float">
            <text:p>-0.049660241393797</text:p>
          </table:table-cell>
          <table:table-cell office:value-type="float" office:value="-0.0496602413937969" calcext:value-type="float">
            <text:p>-0.049660241393797</text:p>
          </table:table-cell>
          <table:table-cell office:value-type="float" office:value="-0.0496602413937966" calcext:value-type="float">
            <text:p>-0.049660241393797</text:p>
          </table:table-cell>
          <table:table-cell office:value-type="float" office:value="-0.064027089498603" calcext:value-type="float">
            <text:p>-0.064027089498603</text:p>
          </table:table-cell>
          <table:table-cell table:formula="of:=SUM([.B29:.J29])" office:value-type="float" office:value="-0.384797488581052" calcext:value-type="float">
            <text:p>-0.384797488581052</text:p>
          </table:table-cell>
          <table:table-cell table:number-columns-repeated="2" office:value-type="float" office:value="-0.0305370560504452" calcext:value-type="float">
            <text:p>-0.030537056050445</text:p>
          </table:table-cell>
          <table:table-cell table:number-columns-repeated="2" office:value-type="float" office:value="-0.0305370560504451" calcext:value-type="float">
            <text:p>-0.030537056050445</text:p>
          </table:table-cell>
          <table:table-cell office:value-type="float" office:value="-0.049667896691338" calcext:value-type="float">
            <text:p>-0.049667896691338</text:p>
          </table:table-cell>
          <table:table-cell office:value-type="float" office:value="-0.0496678966913378" calcext:value-type="float">
            <text:p>-0.049667896691338</text:p>
          </table:table-cell>
          <table:table-cell office:value-type="float" office:value="-0.049667896691338" calcext:value-type="float">
            <text:p>-0.049667896691338</text:p>
          </table:table-cell>
          <table:table-cell office:value-type="float" office:value="-0.0496678966913379" calcext:value-type="float">
            <text:p>-0.049667896691338</text:p>
          </table:table-cell>
          <table:table-cell office:value-type="float" office:value="-0.0640361777293592" calcext:value-type="float">
            <text:p>-0.064036177729359</text:p>
          </table:table-cell>
          <table:table-cell table:formula="of:=SUM([.L29:.T29])" office:value-type="float" office:value="-0.384855988696492" calcext:value-type="float">
            <text:p>-0.38485598869649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031949251728453" calcext:value-type="float">
            <text:p>-0.031949251728453</text:p>
          </table:table-cell>
          <table:table-cell office:value-type="float" office:value="-0.0319492517284526" calcext:value-type="float">
            <text:p>-0.031949251728453</text:p>
          </table:table-cell>
          <table:table-cell office:value-type="float" office:value="-0.031949251728453" calcext:value-type="float">
            <text:p>-0.031949251728453</text:p>
          </table:table-cell>
          <table:table-cell office:value-type="float" office:value="-0.0319492517284525" calcext:value-type="float">
            <text:p>-0.031949251728453</text:p>
          </table:table-cell>
          <table:table-cell office:value-type="float" office:value="-0.051970180365726" calcext:value-type="float">
            <text:p>-0.051970180365726</text:p>
          </table:table-cell>
          <table:table-cell office:value-type="float" office:value="-0.0519701803657258" calcext:value-type="float">
            <text:p>-0.051970180365726</text:p>
          </table:table-cell>
          <table:table-cell office:value-type="float" office:value="-0.0519701803657263" calcext:value-type="float">
            <text:p>-0.051970180365726</text:p>
          </table:table-cell>
          <table:table-cell office:value-type="float" office:value="-0.0519701803657255" calcext:value-type="float">
            <text:p>-0.051970180365726</text:p>
          </table:table-cell>
          <table:table-cell office:value-type="float" office:value="-0.0667603225594611" calcext:value-type="float">
            <text:p>-0.066760322559461</text:p>
          </table:table-cell>
          <table:table-cell table:formula="of:=SUM([.B30:.J30])" office:value-type="float" office:value="-0.402438050936176" calcext:value-type="float">
            <text:p>-0.402438050936176</text:p>
          </table:table-cell>
          <table:table-cell table:number-columns-repeated="4" office:value-type="float" office:value="-0.0319540001517619" calcext:value-type="float">
            <text:p>-0.031954000151762</text:p>
          </table:table-cell>
          <table:table-cell table:number-columns-repeated="4" office:value-type="float" office:value="-0.0519779250642834" calcext:value-type="float">
            <text:p>-0.051977925064283</text:p>
          </table:table-cell>
          <table:table-cell office:value-type="float" office:value="-0.0667694560967112" calcext:value-type="float">
            <text:p>-0.066769456096711</text:p>
          </table:table-cell>
          <table:table-cell table:formula="of:=SUM([.L30:.T30])" office:value-type="float" office:value="-0.402497156960892" calcext:value-type="float">
            <text:p>-0.40249715696089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0333813394597499" calcext:value-type="float">
            <text:p>-0.03338133945975</text:p>
          </table:table-cell>
          <table:table-cell office:value-type="float" office:value="-0.0333813394597498" calcext:value-type="float">
            <text:p>-0.03338133945975</text:p>
          </table:table-cell>
          <table:table-cell table:number-columns-repeated="2" office:value-type="float" office:value="-0.0333813394597497" calcext:value-type="float">
            <text:p>-0.03338133945975</text:p>
          </table:table-cell>
          <table:table-cell office:value-type="float" office:value="-0.0543070273774314" calcext:value-type="float">
            <text:p>-0.054307027377431</text:p>
          </table:table-cell>
          <table:table-cell table:number-columns-repeated="3" office:value-type="float" office:value="-0.0543070273774312" calcext:value-type="float">
            <text:p>-0.054307027377431</text:p>
          </table:table-cell>
          <table:table-cell office:value-type="float" office:value="-0.0695072015027022" calcext:value-type="float">
            <text:p>-0.069507201502702</text:p>
          </table:table-cell>
          <table:table-cell table:formula="of:=SUM([.B31:.J31])" office:value-type="float" office:value="-0.420260668851426" calcext:value-type="float">
            <text:p>-0.420260668851426</text:p>
          </table:table-cell>
          <table:table-cell table:number-columns-repeated="2" office:value-type="float" office:value="-0.0333861384097957" calcext:value-type="float">
            <text:p>-0.033386138409796</text:p>
          </table:table-cell>
          <table:table-cell table:number-columns-repeated="2" office:value-type="float" office:value="-0.0333861384097956" calcext:value-type="float">
            <text:p>-0.033386138409796</text:p>
          </table:table-cell>
          <table:table-cell office:value-type="float" office:value="-0.0543148620419132" calcext:value-type="float">
            <text:p>-0.054314862041913</text:p>
          </table:table-cell>
          <table:table-cell office:value-type="float" office:value="-0.054314862041913" calcext:value-type="float">
            <text:p>-0.054314862041913</text:p>
          </table:table-cell>
          <table:table-cell table:number-columns-repeated="2" office:value-type="float" office:value="-0.0543148620419131" calcext:value-type="float">
            <text:p>-0.054314862041913</text:p>
          </table:table-cell>
          <table:table-cell office:value-type="float" office:value="-0.0695163806977309" calcext:value-type="float">
            <text:p>-0.069516380697731</text:p>
          </table:table-cell>
          <table:table-cell table:formula="of:=SUM([.L31:.T31])" office:value-type="float" office:value="-0.420320382504566" calcext:value-type="float">
            <text:p>-0.42032038250456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-0.0348285374553181" calcext:value-type="float">
            <text:p>-0.034828537455318</text:p>
          </table:table-cell>
          <table:table-cell office:value-type="float" office:value="-0.0348285374553182" calcext:value-type="float">
            <text:p>-0.034828537455318</text:p>
          </table:table-cell>
          <table:table-cell table:number-columns-repeated="2" office:value-type="float" office:value="-0.0348285374553181" calcext:value-type="float">
            <text:p>-0.034828537455318</text:p>
          </table:table-cell>
          <table:table-cell office:value-type="float" office:value="-0.0566709316530684" calcext:value-type="float">
            <text:p>-0.056670931653068</text:p>
          </table:table-cell>
          <table:table-cell table:number-columns-repeated="2" office:value-type="float" office:value="-0.0566709316530683" calcext:value-type="float">
            <text:p>-0.056670931653068</text:p>
          </table:table-cell>
          <table:table-cell office:value-type="float" office:value="-0.0566709316530685" calcext:value-type="float">
            <text:p>-0.056670931653069</text:p>
          </table:table-cell>
          <table:table-cell office:value-type="float" office:value="-0.0722678231337819" calcext:value-type="float">
            <text:p>-0.072267823133782</text:p>
          </table:table-cell>
          <table:table-cell table:formula="of:=SUM([.B32:.J32])" office:value-type="float" office:value="-0.438265699567328" calcext:value-type="float">
            <text:p>-0.438265699567328</text:p>
          </table:table-cell>
          <table:table-cell table:number-columns-repeated="4" office:value-type="float" office:value="-0.0348333865923529" calcext:value-type="float">
            <text:p>-0.034833386592353</text:p>
          </table:table-cell>
          <table:table-cell table:number-columns-repeated="2" office:value-type="float" office:value="-0.056678856710819" calcext:value-type="float">
            <text:p>-0.056678856710819</text:p>
          </table:table-cell>
          <table:table-cell office:value-type="float" office:value="-0.0566788567108189" calcext:value-type="float">
            <text:p>-0.056678856710819</text:p>
          </table:table-cell>
          <table:table-cell office:value-type="float" office:value="-0.056678856710819" calcext:value-type="float">
            <text:p>-0.056678856710819</text:p>
          </table:table-cell>
          <table:table-cell office:value-type="float" office:value="-0.072277048280145" calcext:value-type="float">
            <text:p>-0.072277048280145</text:p>
          </table:table-cell>
          <table:table-cell table:formula="of:=SUM([.L32:.T32])" office:value-type="float" office:value="-0.438326021492833" calcext:value-type="float">
            <text:p>-0.43832602149283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-0.0362907251678814" calcext:value-type="float">
            <text:p>-0.036290725167881</text:p>
          </table:table-cell>
          <table:table-cell table:number-columns-repeated="2" office:value-type="float" office:value="-0.0362907251678811" calcext:value-type="float">
            <text:p>-0.036290725167881</text:p>
          </table:table-cell>
          <table:table-cell office:value-type="float" office:value="-0.0590619992242069" calcext:value-type="float">
            <text:p>-0.059061999224207</text:p>
          </table:table-cell>
          <table:table-cell office:value-type="float" office:value="-0.0590619992242064" calcext:value-type="float">
            <text:p>-0.059061999224206</text:p>
          </table:table-cell>
          <table:table-cell office:value-type="float" office:value="-0.0590619992242066" calcext:value-type="float">
            <text:p>-0.059061999224207</text:p>
          </table:table-cell>
          <table:table-cell office:value-type="float" office:value="-0.0590619992242067" calcext:value-type="float">
            <text:p>-0.059061999224207</text:p>
          </table:table-cell>
          <table:table-cell office:value-type="float" office:value="-0.0750422666616778" calcext:value-type="float">
            <text:p>-0.075042266661678</text:p>
          </table:table-cell>
          <table:table-cell table:formula="of:=SUM([.B33:.J33])" office:value-type="float" office:value="-0.456453164230029" calcext:value-type="float">
            <text:p>-0.456453164230029</text:p>
          </table:table-cell>
          <table:table-cell table:number-columns-repeated="2" office:value-type="float" office:value="-0.0362956240259985" calcext:value-type="float">
            <text:p>-0.036295624025999</text:p>
          </table:table-cell>
          <table:table-cell table:number-columns-repeated="2" office:value-type="float" office:value="-0.0362956240259984" calcext:value-type="float">
            <text:p>-0.036295624025998</text:p>
          </table:table-cell>
          <table:table-cell office:value-type="float" office:value="-0.0590700149520588" calcext:value-type="float">
            <text:p>-0.059070014952059</text:p>
          </table:table-cell>
          <table:table-cell table:number-columns-repeated="3" office:value-type="float" office:value="-0.0590700149520587" calcext:value-type="float">
            <text:p>-0.059070014952059</text:p>
          </table:table-cell>
          <table:table-cell office:value-type="float" office:value="-0.0750515379934288" calcext:value-type="float">
            <text:p>-0.075051537993429</text:p>
          </table:table-cell>
          <table:table-cell table:formula="of:=SUM([.L33:.T33])" office:value-type="float" office:value="-0.456514093905658" calcext:value-type="float">
            <text:p>-0.45651409390565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-0.0377677427660589" calcext:value-type="float">
            <text:p>-0.037767742766059</text:p>
          </table:table-cell>
          <table:table-cell office:value-type="float" office:value="-0.0377677427660587" calcext:value-type="float">
            <text:p>-0.037767742766059</text:p>
          </table:table-cell>
          <table:table-cell office:value-type="float" office:value="-0.0377677427660588" calcext:value-type="float">
            <text:p>-0.037767742766059</text:p>
          </table:table-cell>
          <table:table-cell office:value-type="float" office:value="-0.0614802889747873" calcext:value-type="float">
            <text:p>-0.061480288974787</text:p>
          </table:table-cell>
          <table:table-cell office:value-type="float" office:value="-0.0614802889747869" calcext:value-type="float">
            <text:p>-0.061480288974787</text:p>
          </table:table-cell>
          <table:table-cell office:value-type="float" office:value="-0.0614802889747871" calcext:value-type="float">
            <text:p>-0.061480288974787</text:p>
          </table:table-cell>
          <table:table-cell office:value-type="float" office:value="-0.0614802889747872" calcext:value-type="float">
            <text:p>-0.061480288974787</text:p>
          </table:table-cell>
          <table:table-cell office:value-type="float" office:value="-0.077830593247679" calcext:value-type="float">
            <text:p>-0.077830593247679</text:p>
          </table:table-cell>
          <table:table-cell table:formula="of:=SUM([.B34:.J34])" office:value-type="float" office:value="-0.474822720211063" calcext:value-type="float">
            <text:p>-0.474822720211063</text:p>
          </table:table-cell>
          <table:table-cell table:number-columns-repeated="2" office:value-type="float" office:value="-0.037772690743537" calcext:value-type="float">
            <text:p>-0.037772690743537</text:p>
          </table:table-cell>
          <table:table-cell table:number-columns-repeated="2" office:value-type="float" office:value="-0.0377726907435369" calcext:value-type="float">
            <text:p>-0.037772690743537</text:p>
          </table:table-cell>
          <table:table-cell office:value-type="float" office:value="-0.0614883954856493" calcext:value-type="float">
            <text:p>-0.061488395485649</text:p>
          </table:table-cell>
          <table:table-cell office:value-type="float" office:value="-0.0614883954856491" calcext:value-type="float">
            <text:p>-0.061488395485649</text:p>
          </table:table-cell>
          <table:table-cell table:number-columns-repeated="2" office:value-type="float" office:value="-0.0614883954856492" calcext:value-type="float">
            <text:p>-0.061488395485649</text:p>
          </table:table-cell>
          <table:table-cell office:value-type="float" office:value="-0.0778399109381516" calcext:value-type="float">
            <text:p>-0.077839910938152</text:p>
          </table:table-cell>
          <table:table-cell table:formula="of:=SUM([.L34:.T34])" office:value-type="float" office:value="-0.474884255854896" calcext:value-type="float">
            <text:p>-0.47488425585489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-0.03925938819664" calcext:value-type="float">
            <text:p>-0.03925938819664</text:p>
          </table:table-cell>
          <table:table-cell table:number-columns-repeated="2" office:value-type="float" office:value="-0.0392593881966402" calcext:value-type="float">
            <text:p>-0.03925938819664</text:p>
          </table:table-cell>
          <table:table-cell office:value-type="float" office:value="-0.0639258085535921" calcext:value-type="float">
            <text:p>-0.063925808553592</text:p>
          </table:table-cell>
          <table:table-cell table:number-columns-repeated="2" office:value-type="float" office:value="-0.0639258085535924" calcext:value-type="float">
            <text:p>-0.063925808553592</text:p>
          </table:table-cell>
          <table:table-cell office:value-type="float" office:value="-0.0639258085535923" calcext:value-type="float">
            <text:p>-0.063925808553592</text:p>
          </table:table-cell>
          <table:table-cell office:value-type="float" office:value="-0.0806328457342871" calcext:value-type="float">
            <text:p>-0.080632845734287</text:p>
          </table:table-cell>
          <table:table-cell table:formula="of:=SUM([.B35:.J35])" office:value-type="float" office:value="-0.493373632735217" calcext:value-type="float">
            <text:p>-0.493373632735217</text:p>
          </table:table-cell>
          <table:table-cell table:number-columns-repeated="2" office:value-type="float" office:value="-0.0392643845460201" calcext:value-type="float">
            <text:p>-0.03926438454602</text:p>
          </table:table-cell>
          <table:table-cell table:number-columns-repeated="2" office:value-type="float" office:value="-0.03926438454602" calcext:value-type="float">
            <text:p>-0.03926438454602</text:p>
          </table:table-cell>
          <table:table-cell office:value-type="float" office:value="-0.063934005782619" calcext:value-type="float">
            <text:p>-0.063934005782619</text:p>
          </table:table-cell>
          <table:table-cell office:value-type="float" office:value="-0.0639340057826188" calcext:value-type="float">
            <text:p>-0.063934005782619</text:p>
          </table:table-cell>
          <table:table-cell table:number-columns-repeated="2" office:value-type="float" office:value="-0.0639340057826189" calcext:value-type="float">
            <text:p>-0.063934005782619</text:p>
          </table:table-cell>
          <table:table-cell office:value-type="float" office:value="-0.0806422098955237" calcext:value-type="float">
            <text:p>-0.080642209895524</text:p>
          </table:table-cell>
          <table:table-cell table:formula="of:=SUM([.L35:.T35])" office:value-type="float" office:value="-0.493435771210079" calcext:value-type="float">
            <text:p>-0.49343577121007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0407654141737416" calcext:value-type="float">
            <text:p>-0.040765414173742</text:p>
          </table:table-cell>
          <table:table-cell office:value-type="float" office:value="-0.0407654141737414" calcext:value-type="float">
            <text:p>-0.040765414173741</text:p>
          </table:table-cell>
          <table:table-cell office:value-type="float" office:value="-0.0407654141737413" calcext:value-type="float">
            <text:p>-0.040765414173741</text:p>
          </table:table-cell>
          <table:table-cell office:value-type="float" office:value="-0.0407654141737412" calcext:value-type="float">
            <text:p>-0.040765414173741</text:p>
          </table:table-cell>
          <table:table-cell office:value-type="float" office:value="-0.0663985101707904" calcext:value-type="float">
            <text:p>-0.06639851017079</text:p>
          </table:table-cell>
          <table:table-cell office:value-type="float" office:value="-0.0663985101707899" calcext:value-type="float">
            <text:p>-0.06639851017079</text:p>
          </table:table-cell>
          <table:table-cell office:value-type="float" office:value="-0.0663985101707902" calcext:value-type="float">
            <text:p>-0.06639851017079</text:p>
          </table:table-cell>
          <table:table-cell office:value-type="float" office:value="-0.0663985101707901" calcext:value-type="float">
            <text:p>-0.06639851017079</text:p>
          </table:table-cell>
          <table:table-cell office:value-type="float" office:value="-0.083449048582527" calcext:value-type="float">
            <text:p>-0.083449048582527</text:p>
          </table:table-cell>
          <table:table-cell table:formula="of:=SUM([.B36:.J36])" office:value-type="float" office:value="-0.512104745960653" calcext:value-type="float">
            <text:p>-0.512104745960653</text:p>
          </table:table-cell>
          <table:table-cell office:value-type="float" office:value="-0.040770457991684" calcext:value-type="float">
            <text:p>-0.040770457991684</text:p>
          </table:table-cell>
          <table:table-cell office:value-type="float" office:value="-0.0407704579916839" calcext:value-type="float">
            <text:p>-0.040770457991684</text:p>
          </table:table-cell>
          <table:table-cell office:value-type="float" office:value="-0.0407704579916838" calcext:value-type="float">
            <text:p>-0.040770457991684</text:p>
          </table:table-cell>
          <table:table-cell office:value-type="float" office:value="-0.0407704579916839" calcext:value-type="float">
            <text:p>-0.040770457991684</text:p>
          </table:table-cell>
          <table:table-cell office:value-type="float" office:value="-0.0664067978611982" calcext:value-type="float">
            <text:p>-0.066406797861198</text:p>
          </table:table-cell>
          <table:table-cell table:number-columns-repeated="3" office:value-type="float" office:value="-0.0664067978611981" calcext:value-type="float">
            <text:p>-0.066406797861198</text:p>
          </table:table-cell>
          <table:table-cell office:value-type="float" office:value="-0.0834584592654512" calcext:value-type="float">
            <text:p>-0.083458459265451</text:p>
          </table:table-cell>
          <table:table-cell table:formula="of:=SUM([.L36:.T36])" office:value-type="float" office:value="-0.512167482676979" calcext:value-type="float">
            <text:p>-0.51216748267697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0422855251096587" calcext:value-type="float">
            <text:p>-0.042285525109659</text:p>
          </table:table-cell>
          <table:table-cell office:value-type="float" office:value="-0.0422855251096583" calcext:value-type="float">
            <text:p>-0.042285525109658</text:p>
          </table:table-cell>
          <table:table-cell office:value-type="float" office:value="-0.0422855251096585" calcext:value-type="float">
            <text:p>-0.042285525109659</text:p>
          </table:table-cell>
          <table:table-cell office:value-type="float" office:value="-0.042285525109658" calcext:value-type="float">
            <text:p>-0.042285525109658</text:p>
          </table:table-cell>
          <table:table-cell office:value-type="float" office:value="-0.0688982862984793" calcext:value-type="float">
            <text:p>-0.068898286298479</text:p>
          </table:table-cell>
          <table:table-cell office:value-type="float" office:value="-0.0688982862984788" calcext:value-type="float">
            <text:p>-0.068898286298479</text:p>
          </table:table-cell>
          <table:table-cell office:value-type="float" office:value="-0.0688982862984795" calcext:value-type="float">
            <text:p>-0.06889828629848</text:p>
          </table:table-cell>
          <table:table-cell office:value-type="float" office:value="-0.0688982862984786" calcext:value-type="float">
            <text:p>-0.068898286298479</text:p>
          </table:table-cell>
          <table:table-cell office:value-type="float" office:value="-0.0862792080470861" calcext:value-type="float">
            <text:p>-0.086279208047086</text:p>
          </table:table-cell>
          <table:table-cell table:formula="of:=SUM([.B37:.J37])" office:value-type="float" office:value="-0.531014453679636" calcext:value-type="float">
            <text:p>-0.531014453679636</text:p>
          </table:table-cell>
          <table:table-cell table:number-columns-repeated="4" office:value-type="float" office:value="-0.042290615326635" calcext:value-type="float">
            <text:p>-0.042290615326635</text:p>
          </table:table-cell>
          <table:table-cell office:value-type="float" office:value="-0.0689066639870806" calcext:value-type="float">
            <text:p>-0.068906663987081</text:p>
          </table:table-cell>
          <table:table-cell office:value-type="float" office:value="-0.0689066639870805" calcext:value-type="float">
            <text:p>-0.068906663987081</text:p>
          </table:table-cell>
          <table:table-cell table:number-columns-repeated="2" office:value-type="float" office:value="-0.0689066639870806" calcext:value-type="float">
            <text:p>-0.068906663987081</text:p>
          </table:table-cell>
          <table:table-cell office:value-type="float" office:value="-0.0862886652425168" calcext:value-type="float">
            <text:p>-0.086288665242517</text:p>
          </table:table-cell>
          <table:table-cell table:formula="of:=SUM([.L37:.T37])" office:value-type="float" office:value="-0.531077782497379" calcext:value-type="float">
            <text:p>-0.531077782497379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0.0438193740048024" calcext:value-type="float">
            <text:p>-0.043819374004802</text:p>
          </table:table-cell>
          <table:table-cell office:value-type="float" office:value="-0.0438193740048023" calcext:value-type="float">
            <text:p>-0.043819374004802</text:p>
          </table:table-cell>
          <table:table-cell table:number-columns-repeated="2" office:value-type="float" office:value="-0.043819374004802" calcext:value-type="float">
            <text:p>-0.043819374004802</text:p>
          </table:table-cell>
          <table:table-cell office:value-type="float" office:value="-0.0714249652987594" calcext:value-type="float">
            <text:p>-0.071424965298759</text:p>
          </table:table-cell>
          <table:table-cell office:value-type="float" office:value="-0.0714249652987588" calcext:value-type="float">
            <text:p>-0.071424965298759</text:p>
          </table:table-cell>
          <table:table-cell office:value-type="float" office:value="-0.0714249652987592" calcext:value-type="float">
            <text:p>-0.071424965298759</text:p>
          </table:table-cell>
          <table:table-cell office:value-type="float" office:value="-0.071424965298759" calcext:value-type="float">
            <text:p>-0.071424965298759</text:p>
          </table:table-cell>
          <table:table-cell office:value-type="float" office:value="-0.0891233126195136" calcext:value-type="float">
            <text:p>-0.089123312619514</text:p>
          </table:table-cell>
          <table:table-cell table:formula="of:=SUM([.B38:.J38])" office:value-type="float" office:value="-0.550100669833759" calcext:value-type="float">
            <text:p>-0.550100669833759</text:p>
          </table:table-cell>
          <table:table-cell table:number-columns-repeated="4" office:value-type="float" office:value="-0.0438245093746816" calcext:value-type="float">
            <text:p>-0.043824509374682</text:p>
          </table:table-cell>
          <table:table-cell office:value-type="float" office:value="-0.0714334323012968" calcext:value-type="float">
            <text:p>-0.071433432301297</text:p>
          </table:table-cell>
          <table:table-cell table:number-columns-repeated="2" office:value-type="float" office:value="-0.0714334323012967" calcext:value-type="float">
            <text:p>-0.071433432301297</text:p>
          </table:table-cell>
          <table:table-cell office:value-type="float" office:value="-0.0714334323012968" calcext:value-type="float">
            <text:p>-0.071433432301297</text:p>
          </table:table-cell>
          <table:table-cell office:value-type="float" office:value="-0.0891328162601255" calcext:value-type="float">
            <text:p>-0.089132816260126</text:p>
          </table:table-cell>
          <table:table-cell table:formula="of:=SUM([.L38:.T38])" office:value-type="float" office:value="-0.550164582964039" calcext:value-type="float">
            <text:p>-0.55016458296403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0453665593168337" calcext:value-type="float">
            <text:p>-0.045366559316834</text:p>
          </table:table-cell>
          <table:table-cell table:number-columns-repeated="2" office:value-type="float" office:value="-0.0453665593168332" calcext:value-type="float">
            <text:p>-0.045366559316833</text:p>
          </table:table-cell>
          <table:table-cell office:value-type="float" office:value="-0.0453665593168328" calcext:value-type="float">
            <text:p>-0.045366559316833</text:p>
          </table:table-cell>
          <table:table-cell office:value-type="float" office:value="-0.0739783070066718" calcext:value-type="float">
            <text:p>-0.073978307006672</text:p>
          </table:table-cell>
          <table:table-cell office:value-type="float" office:value="-0.0739783070066711" calcext:value-type="float">
            <text:p>-0.073978307006671</text:p>
          </table:table-cell>
          <table:table-cell office:value-type="float" office:value="-0.0739783070066718" calcext:value-type="float">
            <text:p>-0.073978307006672</text:p>
          </table:table-cell>
          <table:table-cell office:value-type="float" office:value="-0.0739783070066711" calcext:value-type="float">
            <text:p>-0.073978307006671</text:p>
          </table:table-cell>
          <table:table-cell office:value-type="float" office:value="-0.0919813337701678" calcext:value-type="float">
            <text:p>-0.091981333770168</text:p>
          </table:table-cell>
          <table:table-cell table:formula="of:=SUM([.B39:.J39])" office:value-type="float" office:value="-0.569360799064186" calcext:value-type="float">
            <text:p>-0.569360799064186</text:p>
          </table:table-cell>
          <table:table-cell table:number-columns-repeated="2" office:value-type="float" office:value="-0.0453717384064348" calcext:value-type="float">
            <text:p>-0.045371738406435</text:p>
          </table:table-cell>
          <table:table-cell table:number-columns-repeated="2" office:value-type="float" office:value="-0.0453717384064347" calcext:value-type="float">
            <text:p>-0.045371738406435</text:p>
          </table:table-cell>
          <table:table-cell office:value-type="float" office:value="-0.0739868624030532" calcext:value-type="float">
            <text:p>-0.073986862403053</text:p>
          </table:table-cell>
          <table:table-cell table:number-columns-repeated="3" office:value-type="float" office:value="-0.0739868624030531" calcext:value-type="float">
            <text:p>-0.073986862403053</text:p>
          </table:table-cell>
          <table:table-cell office:value-type="float" office:value="-0.0919908837334986" calcext:value-type="float">
            <text:p>-0.091990883733499</text:p>
          </table:table-cell>
          <table:table-cell table:formula="of:=SUM([.L39:.T39])" office:value-type="float" office:value="-0.56942528697145" calcext:value-type="float">
            <text:p>-0.5694252869714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0469266218319693" calcext:value-type="float">
            <text:p>-0.046926621831969</text:p>
          </table:table-cell>
          <table:table-cell office:value-type="float" office:value="-0.0469266218319686" calcext:value-type="float">
            <text:p>-0.046926621831969</text:p>
          </table:table-cell>
          <table:table-cell office:value-type="float" office:value="-0.0469266218319689" calcext:value-type="float">
            <text:p>-0.046926621831969</text:p>
          </table:table-cell>
          <table:table-cell office:value-type="float" office:value="-0.0469266218319682" calcext:value-type="float">
            <text:p>-0.046926621831968</text:p>
          </table:table-cell>
          <table:table-cell office:value-type="float" office:value="-0.076557998299371" calcext:value-type="float">
            <text:p>-0.076557998299371</text:p>
          </table:table-cell>
          <table:table-cell office:value-type="float" office:value="-0.0765579982993702" calcext:value-type="float">
            <text:p>-0.07655799829937</text:p>
          </table:table-cell>
          <table:table-cell office:value-type="float" office:value="-0.0765579982993713" calcext:value-type="float">
            <text:p>-0.076557998299371</text:p>
          </table:table-cell>
          <table:table-cell office:value-type="float" office:value="-0.07655799829937" calcext:value-type="float">
            <text:p>-0.07655799829937</text:p>
          </table:table-cell>
          <table:table-cell office:value-type="float" office:value="-0.0948532270196511" calcext:value-type="float">
            <text:p>-0.094853227019651</text:p>
          </table:table-cell>
          <table:table-cell table:formula="of:=SUM([.B40:.J40])" office:value-type="float" office:value="-0.588791707545009" calcext:value-type="float">
            <text:p>-0.588791707545009</text:p>
          </table:table-cell>
          <table:table-cell table:number-columns-repeated="2" office:value-type="float" office:value="-0.0469318430106657" calcext:value-type="float">
            <text:p>-0.046931843010666</text:p>
          </table:table-cell>
          <table:table-cell table:number-columns-repeated="2" office:value-type="float" office:value="-0.0469318430106656" calcext:value-type="float">
            <text:p>-0.046931843010666</text:p>
          </table:table-cell>
          <table:table-cell office:value-type="float" office:value="-0.0765666409189161" calcext:value-type="float">
            <text:p>-0.076566640918916</text:p>
          </table:table-cell>
          <table:table-cell table:number-columns-repeated="3" office:value-type="float" office:value="-0.0765666409189159" calcext:value-type="float">
            <text:p>-0.076566640918916</text:p>
          </table:table-cell>
          <table:table-cell office:value-type="float" office:value="-0.0948628231322576" calcext:value-type="float">
            <text:p>-0.094862823132258</text:p>
          </table:table-cell>
          <table:table-cell table:formula="of:=SUM([.L40:.T40])" office:value-type="float" office:value="-0.588856758850584" calcext:value-type="float">
            <text:p>-0.58885675885058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048499041564406" calcext:value-type="float">
            <text:p>-0.048499041564406</text:p>
          </table:table-cell>
          <table:table-cell office:value-type="float" office:value="-0.0484990415644062" calcext:value-type="float">
            <text:p>-0.048499041564406</text:p>
          </table:table-cell>
          <table:table-cell office:value-type="float" office:value="-0.0484990415644051" calcext:value-type="float">
            <text:p>-0.048499041564405</text:p>
          </table:table-cell>
          <table:table-cell office:value-type="float" office:value="-0.0484990415644053" calcext:value-type="float">
            <text:p>-0.048499041564405</text:p>
          </table:table-cell>
          <table:table-cell office:value-type="float" office:value="-0.0791636486870868" calcext:value-type="float">
            <text:p>-0.079163648687087</text:p>
          </table:table-cell>
          <table:table-cell office:value-type="float" office:value="-0.079163648687085" calcext:value-type="float">
            <text:p>-0.079163648687085</text:p>
          </table:table-cell>
          <table:table-cell office:value-type="float" office:value="-0.0791636486870857" calcext:value-type="float">
            <text:p>-0.079163648687086</text:p>
          </table:table-cell>
          <table:table-cell office:value-type="float" office:value="-0.0791636486870861" calcext:value-type="float">
            <text:p>-0.079163648687086</text:p>
          </table:table-cell>
          <table:table-cell office:value-type="float" office:value="-0.0977389333700686" calcext:value-type="float">
            <text:p>-0.097738933370069</text:p>
          </table:table-cell>
          <table:table-cell table:formula="of:=SUM([.B41:.J41])" office:value-type="float" office:value="-0.608389694376035" calcext:value-type="float">
            <text:p>-0.608389694376035</text:p>
          </table:table-cell>
          <table:table-cell table:number-columns-repeated="4" office:value-type="float" office:value="-0.0485043029938678" calcext:value-type="float">
            <text:p>-0.048504302993868</text:p>
          </table:table-cell>
          <table:table-cell office:value-type="float" office:value="-0.0791723770939088" calcext:value-type="float">
            <text:p>-0.079172377093909</text:p>
          </table:table-cell>
          <table:table-cell office:value-type="float" office:value="-0.0791723770939086" calcext:value-type="float">
            <text:p>-0.079172377093909</text:p>
          </table:table-cell>
          <table:table-cell table:number-columns-repeated="2" office:value-type="float" office:value="-0.0791723770939087" calcext:value-type="float">
            <text:p>-0.079172377093909</text:p>
          </table:table-cell>
          <table:table-cell office:value-type="float" office:value="-0.0977485754129334" calcext:value-type="float">
            <text:p>-0.097748575412933</text:p>
          </table:table-cell>
          <table:table-cell table:formula="of:=SUM([.L41:.T41])" office:value-type="float" office:value="-0.608455295764039" calcext:value-type="float">
            <text:p>-0.608455295764039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0.0500832347128406" calcext:value-type="float">
            <text:p>-0.050083234712841</text:p>
          </table:table-cell>
          <table:table-cell office:value-type="float" office:value="-0.0500832347128408" calcext:value-type="float">
            <text:p>-0.050083234712841</text:p>
          </table:table-cell>
          <table:table-cell office:value-type="float" office:value="-0.0500832347128397" calcext:value-type="float">
            <text:p>-0.05008323471284</text:p>
          </table:table-cell>
          <table:table-cell office:value-type="float" office:value="-0.0500832347128398" calcext:value-type="float">
            <text:p>-0.05008323471284</text:p>
          </table:table-cell>
          <table:table-cell office:value-type="float" office:value="-0.081794785965764" calcext:value-type="float">
            <text:p>-0.081794785965764</text:p>
          </table:table-cell>
          <table:table-cell office:value-type="float" office:value="-0.0817947859657623" calcext:value-type="float">
            <text:p>-0.081794785965762</text:p>
          </table:table-cell>
          <table:table-cell office:value-type="float" office:value="-0.0817947859657629" calcext:value-type="float">
            <text:p>-0.081794785965763</text:p>
          </table:table-cell>
          <table:table-cell office:value-type="float" office:value="-0.0817947859657633" calcext:value-type="float">
            <text:p>-0.081794785965763</text:p>
          </table:table-cell>
          <table:table-cell office:value-type="float" office:value="-0.100638381125584" calcext:value-type="float">
            <text:p>-0.100638381125584</text:p>
          </table:table-cell>
          <table:table-cell table:formula="of:=SUM([.B42:.J42])" office:value-type="float" office:value="-0.628150463839997" calcext:value-type="float">
            <text:p>-0.628150463839997</text:p>
          </table:table-cell>
          <table:table-cell office:value-type="float" office:value="-0.0500885343370202" calcext:value-type="float">
            <text:p>-0.05008853433702</text:p>
          </table:table-cell>
          <table:table-cell table:number-columns-repeated="3" office:value-type="float" office:value="-0.0500885343370201" calcext:value-type="float">
            <text:p>-0.05008853433702</text:p>
          </table:table-cell>
          <table:table-cell office:value-type="float" office:value="-0.0818035984444319" calcext:value-type="float">
            <text:p>-0.081803598444432</text:p>
          </table:table-cell>
          <table:table-cell office:value-type="float" office:value="-0.0818035984444317" calcext:value-type="float">
            <text:p>-0.081803598444432</text:p>
          </table:table-cell>
          <table:table-cell office:value-type="float" office:value="-0.0818035984444318" calcext:value-type="float">
            <text:p>-0.081803598444432</text:p>
          </table:table-cell>
          <table:table-cell office:value-type="float" office:value="-0.0818035984444317" calcext:value-type="float">
            <text:p>-0.081803598444432</text:p>
          </table:table-cell>
          <table:table-cell office:value-type="float" office:value="-0.100648068840865" calcext:value-type="float">
            <text:p>-0.100648068840865</text:p>
          </table:table-cell>
          <table:table-cell table:formula="of:=SUM([.L42:.T42])" office:value-type="float" office:value="-0.628216599966673" calcext:value-type="float">
            <text:p>-0.62821659996667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0516785507061521" calcext:value-type="float">
            <text:p>-0.051678550706152</text:p>
          </table:table-cell>
          <table:table-cell office:value-type="float" office:value="-0.0516785507061523" calcext:value-type="float">
            <text:p>-0.051678550706152</text:p>
          </table:table-cell>
          <table:table-cell office:value-type="float" office:value="-0.0516785507061512" calcext:value-type="float">
            <text:p>-0.051678550706151</text:p>
          </table:table-cell>
          <table:table-cell office:value-type="float" office:value="-0.0516785507061514" calcext:value-type="float">
            <text:p>-0.051678550706151</text:p>
          </table:table-cell>
          <table:table-cell office:value-type="float" office:value="-0.084450851975723" calcext:value-type="float">
            <text:p>-0.084450851975723</text:p>
          </table:table-cell>
          <table:table-cell office:value-type="float" office:value="-0.0844508519757213" calcext:value-type="float">
            <text:p>-0.084450851975721</text:p>
          </table:table-cell>
          <table:table-cell office:value-type="float" office:value="-0.084450851975722" calcext:value-type="float">
            <text:p>-0.084450851975722</text:p>
          </table:table-cell>
          <table:table-cell office:value-type="float" office:value="-0.0844508519757223" calcext:value-type="float">
            <text:p>-0.084450851975722</text:p>
          </table:table-cell>
          <table:table-cell office:value-type="float" office:value="-0.103551488130385" calcext:value-type="float">
            <text:p>-0.103551488130385</text:p>
          </table:table-cell>
          <table:table-cell table:formula="of:=SUM([.B43:.J43])" office:value-type="float" office:value="-0.648069098857881" calcext:value-type="float">
            <text:p>-0.648069098857881</text:p>
          </table:table-cell>
          <table:table-cell office:value-type="float" office:value="-0.051683886241624" calcext:value-type="float">
            <text:p>-0.051683886241624</text:p>
          </table:table-cell>
          <table:table-cell table:number-columns-repeated="3" office:value-type="float" office:value="-0.0516838862416239" calcext:value-type="float">
            <text:p>-0.051683886241624</text:p>
          </table:table-cell>
          <table:table-cell office:value-type="float" office:value="-0.0844597465173524" calcext:value-type="float">
            <text:p>-0.084459746517352</text:p>
          </table:table-cell>
          <table:table-cell office:value-type="float" office:value="-0.0844597465173523" calcext:value-type="float">
            <text:p>-0.084459746517352</text:p>
          </table:table-cell>
          <table:table-cell table:number-columns-repeated="2" office:value-type="float" office:value="-0.0844597465173524" calcext:value-type="float">
            <text:p>-0.084459746517352</text:p>
          </table:table-cell>
          <table:table-cell office:value-type="float" office:value="-0.103561221229605" calcext:value-type="float">
            <text:p>-0.103561221229605</text:p>
          </table:table-cell>
          <table:table-cell table:formula="of:=SUM([.L43:.T43])" office:value-type="float" office:value="-0.64813575226551" calcext:value-type="float">
            <text:p>-0.64813575226551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-0.0532842693733951" calcext:value-type="float">
            <text:p>-0.053284269373395</text:p>
          </table:table-cell>
          <table:table-cell office:value-type="float" office:value="-0.0532842693733961" calcext:value-type="float">
            <text:p>-0.053284269373396</text:p>
          </table:table-cell>
          <table:table-cell office:value-type="float" office:value="-0.0532842693733941" calcext:value-type="float">
            <text:p>-0.053284269373394</text:p>
          </table:table-cell>
          <table:table-cell office:value-type="float" office:value="-0.053284269373395" calcext:value-type="float">
            <text:p>-0.053284269373395</text:p>
          </table:table-cell>
          <table:table-cell office:value-type="float" office:value="-0.0871311985151685" calcext:value-type="float">
            <text:p>-0.087131198515169</text:p>
          </table:table-cell>
          <table:table-cell office:value-type="float" office:value="-0.0871311985151665" calcext:value-type="float">
            <text:p>-0.087131198515167</text:p>
          </table:table-cell>
          <table:table-cell office:value-type="float" office:value="-0.0871311985151666" calcext:value-type="float">
            <text:p>-0.087131198515167</text:p>
          </table:table-cell>
          <table:table-cell office:value-type="float" office:value="-0.0871311985151685" calcext:value-type="float">
            <text:p>-0.087131198515169</text:p>
          </table:table-cell>
          <table:table-cell office:value-type="float" office:value="-0.10647816445034" calcext:value-type="float">
            <text:p>-0.10647816445034</text:p>
          </table:table-cell>
          <table:table-cell table:formula="of:=SUM([.B44:.J44])" office:value-type="float" office:value="-0.66814003600459" calcext:value-type="float">
            <text:p>-0.66814003600459</text:p>
          </table:table-cell>
          <table:table-cell table:number-columns-repeated="2" office:value-type="float" office:value="-0.0532896383001728" calcext:value-type="float">
            <text:p>-0.053289638300173</text:p>
          </table:table-cell>
          <table:table-cell table:number-columns-repeated="2" office:value-type="float" office:value="-0.0532896383001727" calcext:value-type="float">
            <text:p>-0.053289638300173</text:p>
          </table:table-cell>
          <table:table-cell office:value-type="float" office:value="-0.0871401728041183" calcext:value-type="float">
            <text:p>-0.087140172804118</text:p>
          </table:table-cell>
          <table:table-cell table:number-columns-repeated="3" office:value-type="float" office:value="-0.0871401728041181" calcext:value-type="float">
            <text:p>-0.087140172804118</text:p>
          </table:table-cell>
          <table:table-cell office:value-type="float" office:value="-0.106487942624095" calcext:value-type="float">
            <text:p>-0.106487942624095</text:p>
          </table:table-cell>
          <table:table-cell table:formula="of:=SUM([.L44:.T44])" office:value-type="float" office:value="-0.668207187041259" calcext:value-type="float">
            <text:p>-0.668207187041259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-0.054899598276278" calcext:value-type="float">
            <text:p>-0.054899598276278</text:p>
          </table:table-cell>
          <table:table-cell office:value-type="float" office:value="-0.0548995982762791" calcext:value-type="float">
            <text:p>-0.054899598276279</text:p>
          </table:table-cell>
          <table:table-cell office:value-type="float" office:value="-0.0548995982762769" calcext:value-type="float">
            <text:p>-0.054899598276277</text:p>
          </table:table-cell>
          <table:table-cell office:value-type="float" office:value="-0.054899598276278" calcext:value-type="float">
            <text:p>-0.054899598276278</text:p>
          </table:table-cell>
          <table:table-cell office:value-type="float" office:value="-0.0898350834619159" calcext:value-type="float">
            <text:p>-0.089835083461916</text:p>
          </table:table-cell>
          <table:table-cell office:value-type="float" office:value="-0.089835083461914" calcext:value-type="float">
            <text:p>-0.089835083461914</text:p>
          </table:table-cell>
          <table:table-cell office:value-type="float" office:value="-0.0898350834619139" calcext:value-type="float">
            <text:p>-0.089835083461914</text:p>
          </table:table-cell>
          <table:table-cell office:value-type="float" office:value="-0.089835083461916" calcext:value-type="float">
            <text:p>-0.089835083461916</text:p>
          </table:table-cell>
          <table:table-cell office:value-type="float" office:value="-0.109418315522394" calcext:value-type="float">
            <text:p>-0.109418315522394</text:p>
          </table:table-cell>
          <table:table-cell table:formula="of:=SUM([.B45:.J45])" office:value-type="float" office:value="-0.688357042475166" calcext:value-type="float">
            <text:p>-0.688357042475166</text:p>
          </table:table-cell>
          <table:table-cell table:number-columns-repeated="4" office:value-type="float" office:value="-0.0549049978292379" calcext:value-type="float">
            <text:p>-0.054904997829238</text:p>
          </table:table-cell>
          <table:table-cell table:number-columns-repeated="4" office:value-type="float" office:value="-0.0898441348632719" calcext:value-type="float">
            <text:p>-0.089844134863272</text:p>
          </table:table-cell>
          <table:table-cell office:value-type="float" office:value="-0.109428138451657" calcext:value-type="float">
            <text:p>-0.109428138451657</text:p>
          </table:table-cell>
          <table:table-cell table:formula="of:=SUM([.L45:.T45])" office:value-type="float" office:value="-0.688424669221696" calcext:value-type="float">
            <text:p>-0.68842466922169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0565236702452181" calcext:value-type="float">
            <text:p>-0.056523670245218</text:p>
          </table:table-cell>
          <table:table-cell office:value-type="float" office:value="-0.0565236702452198" calcext:value-type="float">
            <text:p>-0.05652367024522</text:p>
          </table:table-cell>
          <table:table-cell office:value-type="float" office:value="-0.0565236702452237" calcext:value-type="float">
            <text:p>-0.056523670245224</text:p>
          </table:table-cell>
          <table:table-cell office:value-type="float" office:value="-0.0565236702452254" calcext:value-type="float">
            <text:p>-0.056523670245225</text:p>
          </table:table-cell>
          <table:table-cell office:value-type="float" office:value="-0.0925616671611708" calcext:value-type="float">
            <text:p>-0.092561667161171</text:p>
          </table:table-cell>
          <table:table-cell office:value-type="float" office:value="-0.0925616671611812" calcext:value-type="float">
            <text:p>-0.092561667161181</text:p>
          </table:table-cell>
          <table:table-cell office:value-type="float" office:value="-0.0925616671611745" calcext:value-type="float">
            <text:p>-0.092561667161175</text:p>
          </table:table-cell>
          <table:table-cell office:value-type="float" office:value="-0.0925616671611775" calcext:value-type="float">
            <text:p>-0.092561667161178</text:p>
          </table:table-cell>
          <table:table-cell office:value-type="float" office:value="-0.112371845793091" calcext:value-type="float">
            <text:p>-0.112371845793091</text:p>
          </table:table-cell>
          <table:table-cell table:formula="of:=SUM([.B46:.J46])" office:value-type="float" office:value="-0.708713195418682" calcext:value-type="float">
            <text:p>-0.708713195418682</text:p>
          </table:table-cell>
          <table:table-cell office:value-type="float" office:value="-0.0565290974062798" calcext:value-type="float">
            <text:p>-0.05652909740628</text:p>
          </table:table-cell>
          <table:table-cell table:number-columns-repeated="3" office:value-type="float" office:value="-0.0565290974062797" calcext:value-type="float">
            <text:p>-0.05652909740628</text:p>
          </table:table-cell>
          <table:table-cell table:number-columns-repeated="2" office:value-type="float" office:value="-0.0925707927092244" calcext:value-type="float">
            <text:p>-0.092570792709224</text:p>
          </table:table-cell>
          <table:table-cell table:number-columns-repeated="2" office:value-type="float" office:value="-0.0925707927092245" calcext:value-type="float">
            <text:p>-0.092570792709225</text:p>
          </table:table-cell>
          <table:table-cell office:value-type="float" office:value="-0.11238171316218" calcext:value-type="float">
            <text:p>-0.11238171316218</text:p>
          </table:table-cell>
          <table:table-cell table:formula="of:=SUM([.L46:.T46])" office:value-type="float" office:value="-0.708781273624197" calcext:value-type="float">
            <text:p>-0.708781273624197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0581555411628612" calcext:value-type="float">
            <text:p>-0.058155541162861</text:p>
          </table:table-cell>
          <table:table-cell office:value-type="float" office:value="-0.0581555411628625" calcext:value-type="float">
            <text:p>-0.058155541162863</text:p>
          </table:table-cell>
          <table:table-cell office:value-type="float" office:value="-0.0581555411628672" calcext:value-type="float">
            <text:p>-0.058155541162867</text:p>
          </table:table-cell>
          <table:table-cell office:value-type="float" office:value="-0.0581555411628685" calcext:value-type="float">
            <text:p>-0.058155541162869</text:p>
          </table:table-cell>
          <table:table-cell office:value-type="float" office:value="-0.0953100091416445" calcext:value-type="float">
            <text:p>-0.095310009141645</text:p>
          </table:table-cell>
          <table:table-cell office:value-type="float" office:value="-0.0953100091416557" calcext:value-type="float">
            <text:p>-0.095310009141656</text:p>
          </table:table-cell>
          <table:table-cell office:value-type="float" office:value="-0.0953100091416489" calcext:value-type="float">
            <text:p>-0.095310009141649</text:p>
          </table:table-cell>
          <table:table-cell office:value-type="float" office:value="-0.0953100091416513" calcext:value-type="float">
            <text:p>-0.095310009141651</text:p>
          </table:table-cell>
          <table:table-cell office:value-type="float" office:value="-0.1153386628648" calcext:value-type="float">
            <text:p>-0.1153386628648</text:p>
          </table:table-cell>
          <table:table-cell table:formula="of:=SUM([.B47:.J47])" office:value-type="float" office:value="-0.72920086408286" calcext:value-type="float">
            <text:p>-0.72920086408286</text:p>
          </table:table-cell>
          <table:table-cell table:number-columns-repeated="3" office:value-type="float" office:value="-0.0581609926540525" calcext:value-type="float">
            <text:p>-0.058160992654053</text:p>
          </table:table-cell>
          <table:table-cell office:value-type="float" office:value="-0.0581609926540524" calcext:value-type="float">
            <text:p>-0.058160992654052</text:p>
          </table:table-cell>
          <table:table-cell office:value-type="float" office:value="-0.0953192055295506" calcext:value-type="float">
            <text:p>-0.095319205529551</text:p>
          </table:table-cell>
          <table:table-cell office:value-type="float" office:value="-0.0953192055295505" calcext:value-type="float">
            <text:p>-0.095319205529551</text:p>
          </table:table-cell>
          <table:table-cell office:value-type="float" office:value="-0.0953192055295506" calcext:value-type="float">
            <text:p>-0.095319205529551</text:p>
          </table:table-cell>
          <table:table-cell office:value-type="float" office:value="-0.0953192055295505" calcext:value-type="float">
            <text:p>-0.095319205529551</text:p>
          </table:table-cell>
          <table:table-cell office:value-type="float" office:value="-0.115348574376066" calcext:value-type="float">
            <text:p>-0.115348574376066</text:p>
          </table:table-cell>
          <table:table-cell table:formula="of:=SUM([.L47:.T47])" office:value-type="float" office:value="-0.729269367110478" calcext:value-type="float">
            <text:p>-0.729269367110478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0.0597941880413949" calcext:value-type="float">
            <text:p>-0.059794188041395</text:p>
          </table:table-cell>
          <table:table-cell office:value-type="float" office:value="-0.0597941880413965" calcext:value-type="float">
            <text:p>-0.059794188041397</text:p>
          </table:table-cell>
          <table:table-cell office:value-type="float" office:value="-0.0597941880413957" calcext:value-type="float">
            <text:p>-0.059794188041396</text:p>
          </table:table-cell>
          <table:table-cell office:value-type="float" office:value="-0.0597941880413973" calcext:value-type="float">
            <text:p>-0.059794188041397</text:p>
          </table:table-cell>
          <table:table-cell office:value-type="float" office:value="-0.0980790652264174" calcext:value-type="float">
            <text:p>-0.098079065226417</text:p>
          </table:table-cell>
          <table:table-cell office:value-type="float" office:value="-0.0980790652264189" calcext:value-type="float">
            <text:p>-0.098079065226419</text:p>
          </table:table-cell>
          <table:table-cell office:value-type="float" office:value="-0.0980790652264166" calcext:value-type="float">
            <text:p>-0.098079065226417</text:p>
          </table:table-cell>
          <table:table-cell office:value-type="float" office:value="-0.0980790652264195" calcext:value-type="float">
            <text:p>-0.09807906522642</text:p>
          </table:table-cell>
          <table:table-cell office:value-type="float" office:value="-0.118318682165272" calcext:value-type="float">
            <text:p>-0.118318682165272</text:p>
          </table:table-cell>
          <table:table-cell table:formula="of:=SUM([.B48:.J48])" office:value-type="float" office:value="-0.749811695236529" calcext:value-type="float">
            <text:p>-0.749811695236529</text:p>
          </table:table-cell>
          <table:table-cell table:number-columns-repeated="2" office:value-type="float" office:value="-0.0597996603189969" calcext:value-type="float">
            <text:p>-0.059799660318997</text:p>
          </table:table-cell>
          <table:table-cell table:number-columns-repeated="2" office:value-type="float" office:value="-0.0597996603189968" calcext:value-type="float">
            <text:p>-0.059799660318997</text:p>
          </table:table-cell>
          <table:table-cell office:value-type="float" office:value="-0.0980883287973137" calcext:value-type="float">
            <text:p>-0.098088328797314</text:p>
          </table:table-cell>
          <table:table-cell office:value-type="float" office:value="-0.0980883287973135" calcext:value-type="float">
            <text:p>-0.098088328797314</text:p>
          </table:table-cell>
          <table:table-cell table:number-columns-repeated="2" office:value-type="float" office:value="-0.0980883287973137" calcext:value-type="float">
            <text:p>-0.098088328797314</text:p>
          </table:table-cell>
          <table:table-cell office:value-type="float" office:value="-0.118328637555557" calcext:value-type="float">
            <text:p>-0.118328637555557</text:p>
          </table:table-cell>
          <table:table-cell table:formula="of:=SUM([.L48:.T48])" office:value-type="float" office:value="-0.749880594020799" calcext:value-type="float">
            <text:p>-0.74988059402079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0614385074423337" calcext:value-type="float">
            <text:p>-0.061438507442334</text:p>
          </table:table-cell>
          <table:table-cell office:value-type="float" office:value="-0.0614385074423336" calcext:value-type="float">
            <text:p>-0.061438507442334</text:p>
          </table:table-cell>
          <table:table-cell table:number-columns-repeated="2" office:value-type="float" office:value="-0.0614385074423328" calcext:value-type="float">
            <text:p>-0.061438507442333</text:p>
          </table:table-cell>
          <table:table-cell office:value-type="float" office:value="-0.100867685109182" calcext:value-type="float">
            <text:p>-0.100867685109182</text:p>
          </table:table-cell>
          <table:table-cell office:value-type="float" office:value="-0.100867685109181" calcext:value-type="float">
            <text:p>-0.100867685109181</text:p>
          </table:table-cell>
          <table:table-cell table:number-columns-repeated="2" office:value-type="float" office:value="-0.100867685109182" calcext:value-type="float">
            <text:p>-0.100867685109182</text:p>
          </table:table-cell>
          <table:table-cell office:value-type="float" office:value="-0.121311832153344" calcext:value-type="float">
            <text:p>-0.121311832153344</text:p>
          </table:table-cell>
          <table:table-cell table:formula="of:=SUM([.B49:.J49])" office:value-type="float" office:value="-0.770536602359404" calcext:value-type="float">
            <text:p>-0.770536602359404</text:p>
          </table:table-cell>
          <table:table-cell table:number-columns-repeated="2" office:value-type="float" office:value="-0.0614439966922437" calcext:value-type="float">
            <text:p>-0.061443996692244</text:p>
          </table:table-cell>
          <table:table-cell table:number-columns-repeated="2" office:value-type="float" office:value="-0.0614439966922435" calcext:value-type="float">
            <text:p>-0.061443996692244</text:p>
          </table:table-cell>
          <table:table-cell table:number-columns-repeated="4" office:value-type="float" office:value="-0.100877011848979" calcext:value-type="float">
            <text:p>-0.100877011848979</text:p>
          </table:table-cell>
          <table:table-cell office:value-type="float" office:value="-0.121321831212236" calcext:value-type="float">
            <text:p>-0.121321831212236</text:p>
          </table:table-cell>
          <table:table-cell table:formula="of:=SUM([.L49:.T49])" office:value-type="float" office:value="-0.770605865377126" calcext:value-type="float">
            <text:p>-0.770605865377126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-0.0630873142892176" calcext:value-type="float">
            <text:p>-0.063087314289218</text:p>
          </table:table-cell>
          <table:table-cell office:value-type="float" office:value="-0.0630873142892172" calcext:value-type="float">
            <text:p>-0.063087314289217</text:p>
          </table:table-cell>
          <table:table-cell office:value-type="float" office:value="-0.0630873142892165" calcext:value-type="float">
            <text:p>-0.063087314289217</text:p>
          </table:table-cell>
          <table:table-cell office:value-type="float" office:value="-0.0630873142892162" calcext:value-type="float">
            <text:p>-0.063087314289216</text:p>
          </table:table-cell>
          <table:table-cell office:value-type="float" office:value="-0.103674610470179" calcext:value-type="float">
            <text:p>-0.103674610470179</text:p>
          </table:table-cell>
          <table:table-cell office:value-type="float" office:value="-0.103674610470177" calcext:value-type="float">
            <text:p>-0.103674610470177</text:p>
          </table:table-cell>
          <table:table-cell office:value-type="float" office:value="-0.103674610470179" calcext:value-type="float">
            <text:p>-0.103674610470179</text:p>
          </table:table-cell>
          <table:table-cell office:value-type="float" office:value="-0.103674610470178" calcext:value-type="float">
            <text:p>-0.103674610470178</text:p>
          </table:table-cell>
          <table:table-cell office:value-type="float" office:value="-0.124318060071232" calcext:value-type="float">
            <text:p>-0.124318060071232</text:p>
          </table:table-cell>
          <table:table-cell table:formula="of:=SUM([.B50:.J50])" office:value-type="float" office:value="-0.791365759108813" calcext:value-type="float">
            <text:p>-0.791365759108813</text:p>
          </table:table-cell>
          <table:table-cell table:number-columns-repeated="2" office:value-type="float" office:value="-0.0630928164237035" calcext:value-type="float">
            <text:p>-0.063092816423704</text:p>
          </table:table-cell>
          <table:table-cell table:number-columns-repeated="2" office:value-type="float" office:value="-0.0630928164237034" calcext:value-type="float">
            <text:p>-0.063092816423703</text:p>
          </table:table-cell>
          <table:table-cell office:value-type="float" office:value="-0.103683996002257" calcext:value-type="float">
            <text:p>-0.103683996002257</text:p>
          </table:table-cell>
          <table:table-cell table:number-columns-repeated="3" office:value-type="float" office:value="-0.103683996002256" calcext:value-type="float">
            <text:p>-0.103683996002256</text:p>
          </table:table-cell>
          <table:table-cell office:value-type="float" office:value="-0.12432810266117" calcext:value-type="float">
            <text:p>-0.12432810266117</text:p>
          </table:table-cell>
          <table:table-cell table:formula="of:=SUM([.L50:.T50])" office:value-type="float" office:value="-0.791435352365009" calcext:value-type="float">
            <text:p>-0.79143535236500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0647393411250963" calcext:value-type="float">
            <text:p>-0.064739341125096</text:p>
          </table:table-cell>
          <table:table-cell office:value-type="float" office:value="-0.0647393411250951" calcext:value-type="float">
            <text:p>-0.064739341125095</text:p>
          </table:table-cell>
          <table:table-cell office:value-type="float" office:value="-0.0647393411250978" calcext:value-type="float">
            <text:p>-0.064739341125098</text:p>
          </table:table-cell>
          <table:table-cell office:value-type="float" office:value="-0.0647393411250966" calcext:value-type="float">
            <text:p>-0.064739341125097</text:p>
          </table:table-cell>
          <table:table-cell office:value-type="float" office:value="-0.106498473709562" calcext:value-type="float">
            <text:p>-0.106498473709562</text:p>
          </table:table-cell>
          <table:table-cell table:number-columns-repeated="2" office:value-type="float" office:value="-0.106498473709565" calcext:value-type="float">
            <text:p>-0.106498473709565</text:p>
          </table:table-cell>
          <table:table-cell office:value-type="float" office:value="-0.106498473709562" calcext:value-type="float">
            <text:p>-0.106498473709562</text:p>
          </table:table-cell>
          <table:table-cell office:value-type="float" office:value="-0.127337338252207" calcext:value-type="float">
            <text:p>-0.127337338252207</text:p>
          </table:table-cell>
          <table:table-cell table:formula="of:=SUM([.B51:.J51])" office:value-type="float" office:value="-0.812288597590847" calcext:value-type="float">
            <text:p>-0.812288597590847</text:p>
          </table:table-cell>
          <table:table-cell table:number-columns-repeated="2" office:value-type="float" office:value="-0.0647448517811237" calcext:value-type="float">
            <text:p>-0.064744851781124</text:p>
          </table:table-cell>
          <table:table-cell table:number-columns-repeated="2" office:value-type="float" office:value="-0.0647448517811236" calcext:value-type="float">
            <text:p>-0.064744851781124</text:p>
          </table:table-cell>
          <table:table-cell table:number-columns-repeated="4" office:value-type="float" office:value="-0.106507913291673" calcext:value-type="float">
            <text:p>-0.106507913291673</text:p>
          </table:table-cell>
          <table:table-cell office:value-type="float" office:value="-0.127347424330442" calcext:value-type="float">
            <text:p>-0.127347424330442</text:p>
          </table:table-cell>
          <table:table-cell table:formula="of:=SUM([.L51:.T51])" office:value-type="float" office:value="-0.812358484621629" calcext:value-type="float">
            <text:p>-0.812358484621629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0663932378675615" calcext:value-type="float">
            <text:p>-0.066393237867562</text:p>
          </table:table-cell>
          <table:table-cell office:value-type="float" office:value="-0.0663932378675627" calcext:value-type="float">
            <text:p>-0.066393237867563</text:p>
          </table:table-cell>
          <table:table-cell office:value-type="float" office:value="-0.0663932378675612" calcext:value-type="float">
            <text:p>-0.066393237867561</text:p>
          </table:table-cell>
          <table:table-cell office:value-type="float" office:value="-0.0663932378675624" calcext:value-type="float">
            <text:p>-0.066393237867562</text:p>
          </table:table-cell>
          <table:table-cell table:number-columns-repeated="2" office:value-type="float" office:value="-0.109337797379133" calcext:value-type="float">
            <text:p>-0.109337797379133</text:p>
          </table:table-cell>
          <table:table-cell office:value-type="float" office:value="-0.109337797379132" calcext:value-type="float">
            <text:p>-0.109337797379132</text:p>
          </table:table-cell>
          <table:table-cell office:value-type="float" office:value="-0.109337797379134" calcext:value-type="float">
            <text:p>-0.109337797379134</text:p>
          </table:table-cell>
          <table:table-cell office:value-type="float" office:value="-0.130369670991871" calcext:value-type="float">
            <text:p>-0.130369670991871</text:p>
          </table:table-cell>
          <table:table-cell table:formula="of:=SUM([.B52:.J52])" office:value-type="float" office:value="-0.833293811978651" calcext:value-type="float">
            <text:p>-0.833293811978651</text:p>
          </table:table-cell>
          <table:table-cell table:number-columns-repeated="2" office:value-type="float" office:value="-0.066398752406866" calcext:value-type="float">
            <text:p>-0.066398752406866</text:p>
          </table:table-cell>
          <table:table-cell office:value-type="float" office:value="-0.0663987524068659" calcext:value-type="float">
            <text:p>-0.066398752406866</text:p>
          </table:table-cell>
          <table:table-cell office:value-type="float" office:value="-0.066398752406866" calcext:value-type="float">
            <text:p>-0.066398752406866</text:p>
          </table:table-cell>
          <table:table-cell table:number-columns-repeated="4" office:value-type="float" office:value="-0.109347285902762" calcext:value-type="float">
            <text:p>-0.109347285902762</text:p>
          </table:table-cell>
          <table:table-cell office:value-type="float" office:value="-0.13037980063432" calcext:value-type="float">
            <text:p>-0.13037980063432</text:p>
          </table:table-cell>
          <table:table-cell table:formula="of:=SUM([.L52:.T52])" office:value-type="float" office:value="-0.833363953872832" calcext:value-type="float">
            <text:p>-0.83336395387283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0.0680475721143484" calcext:value-type="float">
            <text:p>-0.068047572114348</text:p>
          </table:table-cell>
          <table:table-cell office:value-type="float" office:value="-0.0680475721143483" calcext:value-type="float">
            <text:p>-0.068047572114348</text:p>
          </table:table-cell>
          <table:table-cell office:value-type="float" office:value="-0.0680475721143493" calcext:value-type="float">
            <text:p>-0.068047572114349</text:p>
          </table:table-cell>
          <table:table-cell office:value-type="float" office:value="-0.0680475721143491" calcext:value-type="float">
            <text:p>-0.068047572114349</text:p>
          </table:table-cell>
          <table:table-cell office:value-type="float" office:value="-0.112190994395908" calcext:value-type="float">
            <text:p>-0.112190994395908</text:p>
          </table:table-cell>
          <table:table-cell office:value-type="float" office:value="-0.11219099439591" calcext:value-type="float">
            <text:p>-0.11219099439591</text:p>
          </table:table-cell>
          <table:table-cell table:number-columns-repeated="2" office:value-type="float" office:value="-0.112190994395909" calcext:value-type="float">
            <text:p>-0.112190994395909</text:p>
          </table:table-cell>
          <table:table-cell office:value-type="float" office:value="-0.133415101992303" calcext:value-type="float">
            <text:p>-0.133415101992303</text:p>
          </table:table-cell>
          <table:table-cell table:formula="of:=SUM([.B53:.J53])" office:value-type="float" office:value="-0.854369368033334" calcext:value-type="float">
            <text:p>-0.854369368033334</text:p>
          </table:table-cell>
          <table:table-cell table:number-columns-repeated="2" office:value-type="float" office:value="-0.0680530856254367" calcext:value-type="float">
            <text:p>-0.068053085625437</text:p>
          </table:table-cell>
          <table:table-cell table:number-columns-repeated="2" office:value-type="float" office:value="-0.0680530856254366" calcext:value-type="float">
            <text:p>-0.068053085625437</text:p>
          </table:table-cell>
          <table:table-cell table:number-columns-repeated="4" office:value-type="float" office:value="-0.112200526388399" calcext:value-type="float">
            <text:p>-0.112200526388399</text:p>
          </table:table-cell>
          <table:table-cell office:value-type="float" office:value="-0.133425275419338" calcext:value-type="float">
            <text:p>-0.133425275419338</text:p>
          </table:table-cell>
          <table:table-cell table:formula="of:=SUM([.L53:.T53])" office:value-type="float" office:value="-0.854439723474681" calcext:value-type="float">
            <text:p>-0.85443972347468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table:number-columns-repeated="2" office:value-type="float" office:value="-0.0697008300521344" calcext:value-type="float">
            <text:p>-0.069700830052134</text:p>
          </table:table-cell>
          <table:table-cell table:number-columns-repeated="2" office:value-type="float" office:value="-0.0697008300521353" calcext:value-type="float">
            <text:p>-0.069700830052135</text:p>
          </table:table-cell>
          <table:table-cell office:value-type="float" office:value="-0.115056369123254" calcext:value-type="float">
            <text:p>-0.115056369123254</text:p>
          </table:table-cell>
          <table:table-cell table:number-columns-repeated="3" office:value-type="float" office:value="-0.115056369123255" calcext:value-type="float">
            <text:p>-0.115056369123255</text:p>
          </table:table-cell>
          <table:table-cell office:value-type="float" office:value="-0.136473722391362" calcext:value-type="float">
            <text:p>-0.136473722391362</text:p>
          </table:table-cell>
          <table:table-cell table:formula="of:=SUM([.B54:.J54])" office:value-type="float" office:value="-0.87550251909292" calcext:value-type="float">
            <text:p>-0.87550251909292</text:p>
          </table:table-cell>
          <table:table-cell table:number-columns-repeated="2" office:value-type="float" office:value="-0.0697063373543801" calcext:value-type="float">
            <text:p>-0.06970633735438</text:p>
          </table:table-cell>
          <table:table-cell table:number-columns-repeated="2" office:value-type="float" office:value="-0.06970633735438" calcext:value-type="float">
            <text:p>-0.06970633735438</text:p>
          </table:table-cell>
          <table:table-cell table:number-columns-repeated="4" office:value-type="float" office:value="-0.115065938752951" calcext:value-type="float">
            <text:p>-0.115065938752951</text:p>
          </table:table-cell>
          <table:table-cell office:value-type="float" office:value="-0.136483939995567" calcext:value-type="float">
            <text:p>-0.136483939995567</text:p>
          </table:table-cell>
          <table:table-cell table:formula="of:=SUM([.L54:.T54])" office:value-type="float" office:value="-0.875573044424891" calcext:value-type="float">
            <text:p>-0.87557304442489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0.0713514180199802" calcext:value-type="float">
            <text:p>-0.07135141801998</text:p>
          </table:table-cell>
          <table:table-cell office:value-type="float" office:value="-0.0713514180199801" calcext:value-type="float">
            <text:p>-0.07135141801998</text:p>
          </table:table-cell>
          <table:table-cell office:value-type="float" office:value="-0.0713514180199809" calcext:value-type="float">
            <text:p>-0.071351418019981</text:p>
          </table:table-cell>
          <table:table-cell office:value-type="float" office:value="-0.0713514180199807" calcext:value-type="float">
            <text:p>-0.071351418019981</text:p>
          </table:table-cell>
          <table:table-cell office:value-type="float" office:value="-0.117932119406788" calcext:value-type="float">
            <text:p>-0.117932119406788</text:p>
          </table:table-cell>
          <table:table-cell table:number-columns-repeated="3" office:value-type="float" office:value="-0.117932119406789" calcext:value-type="float">
            <text:p>-0.117932119406789</text:p>
          </table:table-cell>
          <table:table-cell office:value-type="float" office:value="-0.139545679395003" calcext:value-type="float">
            <text:p>-0.139545679395003</text:p>
          </table:table-cell>
          <table:table-cell table:formula="of:=SUM([.B55:.J55])" office:value-type="float" office:value="-0.89667982910208" calcext:value-type="float">
            <text:p>-0.89667982910208</text:p>
          </table:table-cell>
          <table:table-cell table:number-columns-repeated="2" office:value-type="float" office:value="-0.0713569136699852" calcext:value-type="float">
            <text:p>-0.071356913669985</text:p>
          </table:table-cell>
          <table:table-cell table:number-columns-repeated="2" office:value-type="float" office:value="-0.0713569136699851" calcext:value-type="float">
            <text:p>-0.071356913669985</text:p>
          </table:table-cell>
          <table:table-cell table:number-columns-repeated="4" office:value-type="float" office:value="-0.117941720491521" calcext:value-type="float">
            <text:p>-0.117941720491521</text:p>
          </table:table-cell>
          <table:table-cell office:value-type="float" office:value="-0.139555941770983" calcext:value-type="float">
            <text:p>-0.139555941770983</text:p>
          </table:table-cell>
          <table:table-cell table:formula="of:=SUM([.L55:.T55])" office:value-type="float" office:value="-0.896750478417007" calcext:value-type="float">
            <text:p>-0.89675047841700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072997664776862" calcext:value-type="float">
            <text:p>-0.072997664776862</text:p>
          </table:table-cell>
          <table:table-cell office:value-type="float" office:value="-0.0729976647768618" calcext:value-type="float">
            <text:p>-0.072997664776862</text:p>
          </table:table-cell>
          <table:table-cell office:value-type="float" office:value="-0.0729976647768626" calcext:value-type="float">
            <text:p>-0.072997664776863</text:p>
          </table:table-cell>
          <table:table-cell office:value-type="float" office:value="-0.0729976647768625" calcext:value-type="float">
            <text:p>-0.072997664776863</text:p>
          </table:table-cell>
          <table:table-cell office:value-type="float" office:value="-0.120816339653339" calcext:value-type="float">
            <text:p>-0.120816339653339</text:p>
          </table:table-cell>
          <table:table-cell office:value-type="float" office:value="-0.12081633965334" calcext:value-type="float">
            <text:p>-0.12081633965334</text:p>
          </table:table-cell>
          <table:table-cell table:number-columns-repeated="2" office:value-type="float" office:value="-0.120816339653339" calcext:value-type="float">
            <text:p>-0.120816339653339</text:p>
          </table:table-cell>
          <table:table-cell office:value-type="float" office:value="-0.142631185539085" calcext:value-type="float">
            <text:p>-0.142631185539085</text:p>
          </table:table-cell>
          <table:table-cell table:formula="of:=SUM([.B56:.J56])" office:value-type="float" office:value="-0.917887203259891" calcext:value-type="float">
            <text:p>-0.917887203259891</text:p>
          </table:table-cell>
          <table:table-cell table:number-columns-repeated="2" office:value-type="float" office:value="-0.073003143077246" calcext:value-type="float">
            <text:p>-0.073003143077246</text:p>
          </table:table-cell>
          <table:table-cell table:number-columns-repeated="2" office:value-type="float" office:value="-0.0730031430772459" calcext:value-type="float">
            <text:p>-0.073003143077246</text:p>
          </table:table-cell>
          <table:table-cell office:value-type="float" office:value="-0.120825965672531" calcext:value-type="float">
            <text:p>-0.120825965672531</text:p>
          </table:table-cell>
          <table:table-cell office:value-type="float" office:value="-0.12082596567253" calcext:value-type="float">
            <text:p>-0.12082596567253</text:p>
          </table:table-cell>
          <table:table-cell table:number-columns-repeated="2" office:value-type="float" office:value="-0.120825965672531" calcext:value-type="float">
            <text:p>-0.120825965672531</text:p>
          </table:table-cell>
          <table:table-cell office:value-type="float" office:value="-0.142641493515433" calcext:value-type="float">
            <text:p>-0.142641493515433</text:p>
          </table:table-cell>
          <table:table-cell table:formula="of:=SUM([.L56:.T56])" office:value-type="float" office:value="-0.91795792851454" calcext:value-type="float">
            <text:p>-0.9179579285145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0.0746378245198518" calcext:value-type="float">
            <text:p>-0.074637824519852</text:p>
          </table:table-cell>
          <table:table-cell office:value-type="float" office:value="-0.0746378245198505" calcext:value-type="float">
            <text:p>-0.074637824519851</text:p>
          </table:table-cell>
          <table:table-cell office:value-type="float" office:value="-0.0746378245198518" calcext:value-type="float">
            <text:p>-0.074637824519852</text:p>
          </table:table-cell>
          <table:table-cell office:value-type="float" office:value="-0.0746378245198507" calcext:value-type="float">
            <text:p>-0.074637824519851</text:p>
          </table:table-cell>
          <table:table-cell table:number-columns-repeated="2" office:value-type="float" office:value="-0.123707025041461" calcext:value-type="float">
            <text:p>-0.123707025041461</text:p>
          </table:table-cell>
          <table:table-cell office:value-type="float" office:value="-0.123707025041462" calcext:value-type="float">
            <text:p>-0.123707025041462</text:p>
          </table:table-cell>
          <table:table-cell office:value-type="float" office:value="-0.12370702504146" calcext:value-type="float">
            <text:p>-0.12370702504146</text:p>
          </table:table-cell>
          <table:table-cell office:value-type="float" office:value="-0.145730528619249" calcext:value-type="float">
            <text:p>-0.145730528619249</text:p>
          </table:table-cell>
          <table:table-cell table:formula="of:=SUM([.B57:.J57])" office:value-type="float" office:value="-0.939109926864498" calcext:value-type="float">
            <text:p>-0.939109926864498</text:p>
          </table:table-cell>
          <table:table-cell table:number-columns-repeated="2" office:value-type="float" office:value="-0.0746432795306158" calcext:value-type="float">
            <text:p>-0.074643279530616</text:p>
          </table:table-cell>
          <table:table-cell table:number-columns-repeated="2" office:value-type="float" office:value="-0.0746432795306157" calcext:value-type="float">
            <text:p>-0.074643279530616</text:p>
          </table:table-cell>
          <table:table-cell office:value-type="float" office:value="-0.123716669152152" calcext:value-type="float">
            <text:p>-0.123716669152152</text:p>
          </table:table-cell>
          <table:table-cell table:number-columns-repeated="3" office:value-type="float" office:value="-0.123716669152151" calcext:value-type="float">
            <text:p>-0.123716669152151</text:p>
          </table:table-cell>
          <table:table-cell office:value-type="float" office:value="-0.145740883292821" calcext:value-type="float">
            <text:p>-0.145740883292821</text:p>
          </table:table-cell>
          <table:table-cell table:formula="of:=SUM([.L57:.T57])" office:value-type="float" office:value="-0.939180678023889" calcext:value-type="float">
            <text:p>-0.939180678023889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076270080695612" calcext:value-type="float">
            <text:p>-0.076270080695612</text:p>
          </table:table-cell>
          <table:table-cell office:value-type="float" office:value="-0.0762700806956103" calcext:value-type="float">
            <text:p>-0.07627008069561</text:p>
          </table:table-cell>
          <table:table-cell office:value-type="float" office:value="-0.076270080695612" calcext:value-type="float">
            <text:p>-0.076270080695612</text:p>
          </table:table-cell>
          <table:table-cell office:value-type="float" office:value="-0.0762700806956101" calcext:value-type="float">
            <text:p>-0.07627008069561</text:p>
          </table:table-cell>
          <table:table-cell office:value-type="float" office:value="-0.126602076951542" calcext:value-type="float">
            <text:p>-0.126602076951542</text:p>
          </table:table-cell>
          <table:table-cell office:value-type="float" office:value="-0.126602076951541" calcext:value-type="float">
            <text:p>-0.126602076951541</text:p>
          </table:table-cell>
          <table:table-cell office:value-type="float" office:value="-0.126602076951543" calcext:value-type="float">
            <text:p>-0.126602076951543</text:p>
          </table:table-cell>
          <table:table-cell office:value-type="float" office:value="-0.12660207695154" calcext:value-type="float">
            <text:p>-0.12660207695154</text:p>
          </table:table-cell>
          <table:table-cell office:value-type="float" office:value="-0.148844082343515" calcext:value-type="float">
            <text:p>-0.148844082343515</text:p>
          </table:table-cell>
          <table:table-cell table:formula="of:=SUM([.B58:.J58])" office:value-type="float" office:value="-0.960332712932125" calcext:value-type="float">
            <text:p>-0.960332712932125</text:p>
          </table:table-cell>
          <table:table-cell table:number-columns-repeated="2" office:value-type="float" office:value="-0.0762755062482155" calcext:value-type="float">
            <text:p>-0.076275506248216</text:p>
          </table:table-cell>
          <table:table-cell table:number-columns-repeated="2" office:value-type="float" office:value="-0.0762755062482154" calcext:value-type="float">
            <text:p>-0.076275506248215</text:p>
          </table:table-cell>
          <table:table-cell table:number-columns-repeated="4" office:value-type="float" office:value="-0.126611732008625" calcext:value-type="float">
            <text:p>-0.126611732008625</text:p>
          </table:table-cell>
          <table:table-cell office:value-type="float" office:value="-0.148854485116215" calcext:value-type="float">
            <text:p>-0.148854485116215</text:p>
          </table:table-cell>
          <table:table-cell table:formula="of:=SUM([.L58:.T58])" office:value-type="float" office:value="-0.960403438143577" calcext:value-type="float">
            <text:p>-0.960403438143577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0778925506429841" calcext:value-type="float">
            <text:p>-0.077892550642984</text:p>
          </table:table-cell>
          <table:table-cell office:value-type="float" office:value="-0.0778925506429825" calcext:value-type="float">
            <text:p>-0.077892550642983</text:p>
          </table:table-cell>
          <table:table-cell office:value-type="float" office:value="-0.077892550642984" calcext:value-type="float">
            <text:p>-0.077892550642984</text:p>
          </table:table-cell>
          <table:table-cell office:value-type="float" office:value="-0.0778925506429823" calcext:value-type="float">
            <text:p>-0.077892550642982</text:p>
          </table:table-cell>
          <table:table-cell table:number-columns-repeated="2" office:value-type="float" office:value="-0.129499309702107" calcext:value-type="float">
            <text:p>-0.129499309702107</text:p>
          </table:table-cell>
          <table:table-cell office:value-type="float" office:value="-0.129499309702108" calcext:value-type="float">
            <text:p>-0.129499309702108</text:p>
          </table:table-cell>
          <table:table-cell office:value-type="float" office:value="-0.129499309702105" calcext:value-type="float">
            <text:p>-0.129499309702105</text:p>
          </table:table-cell>
          <table:table-cell office:value-type="float" office:value="-0.151972317782431" calcext:value-type="float">
            <text:p>-0.151972317782431</text:p>
          </table:table-cell>
          <table:table-cell table:formula="of:=SUM([.B59:.J59])" office:value-type="float" office:value="-0.981539759162791" calcext:value-type="float">
            <text:p>-0.981539759162791</text:p>
          </table:table-cell>
          <table:table-cell office:value-type="float" office:value="-0.0778979403572464" calcext:value-type="float">
            <text:p>-0.077897940357246</text:p>
          </table:table-cell>
          <table:table-cell table:number-columns-repeated="3" office:value-type="float" office:value="-0.0778979403572463" calcext:value-type="float">
            <text:p>-0.077897940357246</text:p>
          </table:table-cell>
          <table:table-cell table:number-columns-repeated="4" office:value-type="float" office:value="-0.129508968283066" calcext:value-type="float">
            <text:p>-0.129508968283066</text:p>
          </table:table-cell>
          <table:table-cell office:value-type="float" office:value="-0.151982770400826" calcext:value-type="float">
            <text:p>-0.151982770400826</text:p>
          </table:table-cell>
          <table:table-cell table:formula="of:=SUM([.L59:.T59])" office:value-type="float" office:value="-0.981610404962075" calcext:value-type="float">
            <text:p>-0.98161040496207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079530180747434" calcext:value-type="float">
            <text:p>-0.079530180747434</text:p>
          </table:table-cell>
          <table:table-cell office:value-type="float" office:value="-0.079530180747439" calcext:value-type="float">
            <text:p>-0.079530180747439</text:p>
          </table:table-cell>
          <table:table-cell office:value-type="float" office:value="-0.0795301807474397" calcext:value-type="float">
            <text:p>-0.07953018074744</text:p>
          </table:table-cell>
          <table:table-cell office:value-type="float" office:value="-0.0795301807474445" calcext:value-type="float">
            <text:p>-0.079530180747445</text:p>
          </table:table-cell>
          <table:table-cell office:value-type="float" office:value="-0.132445009838446" calcext:value-type="float">
            <text:p>-0.132445009838446</text:p>
          </table:table-cell>
          <table:table-cell office:value-type="float" office:value="-0.132445009838456" calcext:value-type="float">
            <text:p>-0.132445009838456</text:p>
          </table:table-cell>
          <table:table-cell office:value-type="float" office:value="-0.132445009838446" calcext:value-type="float">
            <text:p>-0.132445009838446</text:p>
          </table:table-cell>
          <table:table-cell office:value-type="float" office:value="-0.132445009838455" calcext:value-type="float">
            <text:p>-0.132445009838455</text:p>
          </table:table-cell>
          <table:table-cell office:value-type="float" office:value="-0.15516864435831" calcext:value-type="float">
            <text:p>-0.15516864435831</text:p>
          </table:table-cell>
          <table:table-cell table:formula="of:=SUM([.B60:.J60])" office:value-type="float" office:value="-1.00306940670187" calcext:value-type="float">
            <text:p>-1.00306940670187</text:p>
          </table:table-cell>
          <table:table-cell table:number-columns-repeated="2" office:value-type="float" office:value="-0.0795086384023396" calcext:value-type="float">
            <text:p>-0.07950863840234</text:p>
          </table:table-cell>
          <table:table-cell office:value-type="float" office:value="-0.0795086384023395" calcext:value-type="float">
            <text:p>-0.07950863840234</text:p>
          </table:table-cell>
          <table:table-cell office:value-type="float" office:value="-0.0795086384023396" calcext:value-type="float">
            <text:p>-0.07950863840234</text:p>
          </table:table-cell>
          <table:table-cell table:number-columns-repeated="4" office:value-type="float" office:value="-0.13240611311091" calcext:value-type="float">
            <text:p>-0.13240611311091</text:p>
          </table:table-cell>
          <table:table-cell office:value-type="float" office:value="-0.155126320314353" calcext:value-type="float">
            <text:p>-0.155126320314353</text:p>
          </table:table-cell>
          <table:table-cell table:formula="of:=SUM([.L60:.T60])" office:value-type="float" office:value="-1.00278532636735" calcext:value-type="float">
            <text:p>-1.0027853263673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0811275080873001" calcext:value-type="float">
            <text:p>-0.0811275080873</text:p>
          </table:table-cell>
          <table:table-cell office:value-type="float" office:value="-0.081127508087306" calcext:value-type="float">
            <text:p>-0.081127508087306</text:p>
          </table:table-cell>
          <table:table-cell office:value-type="float" office:value="-0.081127508087296" calcext:value-type="float">
            <text:p>-0.081127508087296</text:p>
          </table:table-cell>
          <table:table-cell office:value-type="float" office:value="-0.081127508087302" calcext:value-type="float">
            <text:p>-0.081127508087302</text:p>
          </table:table-cell>
          <table:table-cell office:value-type="float" office:value="-0.135340701907183" calcext:value-type="float">
            <text:p>-0.135340701907183</text:p>
          </table:table-cell>
          <table:table-cell office:value-type="float" office:value="-0.135340701907175" calcext:value-type="float">
            <text:p>-0.135340701907175</text:p>
          </table:table-cell>
          <table:table-cell office:value-type="float" office:value="-0.135340701907173" calcext:value-type="float">
            <text:p>-0.135340701907173</text:p>
          </table:table-cell>
          <table:table-cell office:value-type="float" office:value="-0.135340701907184" calcext:value-type="float">
            <text:p>-0.135340701907184</text:p>
          </table:table-cell>
          <table:table-cell office:value-type="float" office:value="-0.158329501900141" calcext:value-type="float">
            <text:p>-0.158329501900141</text:p>
          </table:table-cell>
          <table:table-cell table:formula="of:=SUM([.B61:.J61])" office:value-type="float" office:value="-1.02420234187806" calcext:value-type="float">
            <text:p>-1.02420234187806</text:p>
          </table:table-cell>
          <table:table-cell office:value-type="float" office:value="-0.0811056027413965" calcext:value-type="float">
            <text:p>-0.081105602741397</text:p>
          </table:table-cell>
          <table:table-cell office:value-type="float" office:value="-0.0811056027413964" calcext:value-type="float">
            <text:p>-0.081105602741396</text:p>
          </table:table-cell>
          <table:table-cell office:value-type="float" office:value="-0.0811056027413963" calcext:value-type="float">
            <text:p>-0.081105602741396</text:p>
          </table:table-cell>
          <table:table-cell office:value-type="float" office:value="-0.0811056027413964" calcext:value-type="float">
            <text:p>-0.081105602741396</text:p>
          </table:table-cell>
          <table:table-cell table:number-columns-repeated="4" office:value-type="float" office:value="-0.135300832324435" calcext:value-type="float">
            <text:p>-0.135300832324435</text:p>
          </table:table-cell>
          <table:table-cell office:value-type="float" office:value="-0.158285839152981" calcext:value-type="float">
            <text:p>-0.158285839152981</text:p>
          </table:table-cell>
          <table:table-cell table:formula="of:=SUM([.L61:.T61])" office:value-type="float" office:value="-1.02391157941631" calcext:value-type="float">
            <text:p>-1.02391157941631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0.0827090158218486" calcext:value-type="float">
            <text:p>-0.082709015821849</text:p>
          </table:table-cell>
          <table:table-cell office:value-type="float" office:value="-0.0827090158218554" calcext:value-type="float">
            <text:p>-0.082709015821855</text:p>
          </table:table-cell>
          <table:table-cell office:value-type="float" office:value="-0.0827090158218537" calcext:value-type="float">
            <text:p>-0.082709015821854</text:p>
          </table:table-cell>
          <table:table-cell office:value-type="float" office:value="-0.0827090158218605" calcext:value-type="float">
            <text:p>-0.082709015821861</text:p>
          </table:table-cell>
          <table:table-cell office:value-type="float" office:value="-0.138231536110106" calcext:value-type="float">
            <text:p>-0.138231536110106</text:p>
          </table:table-cell>
          <table:table-cell office:value-type="float" office:value="-0.138231536110116" calcext:value-type="float">
            <text:p>-0.138231536110116</text:p>
          </table:table-cell>
          <table:table-cell office:value-type="float" office:value="-0.138231536110105" calcext:value-type="float">
            <text:p>-0.138231536110105</text:p>
          </table:table-cell>
          <table:table-cell office:value-type="float" office:value="-0.138231536110117" calcext:value-type="float">
            <text:p>-0.138231536110117</text:p>
          </table:table-cell>
          <table:table-cell office:value-type="float" office:value="-0.16150719138152" calcext:value-type="float">
            <text:p>-0.16150719138152</text:p>
          </table:table-cell>
          <table:table-cell table:formula="of:=SUM([.B62:.J62])" office:value-type="float" office:value="-1.04526939910938" calcext:value-type="float">
            <text:p>-1.04526939910938</text:p>
          </table:table-cell>
          <table:table-cell table:number-columns-repeated="2" office:value-type="float" office:value="-0.0826867888450553" calcext:value-type="float">
            <text:p>-0.082686788845055</text:p>
          </table:table-cell>
          <table:table-cell table:number-columns-repeated="2" office:value-type="float" office:value="-0.0826867888450552" calcext:value-type="float">
            <text:p>-0.082686788845055</text:p>
          </table:table-cell>
          <table:table-cell table:number-columns-repeated="4" office:value-type="float" office:value="-0.138190733601554" calcext:value-type="float">
            <text:p>-0.138190733601554</text:p>
          </table:table-cell>
          <table:table-cell office:value-type="float" office:value="-0.161462168903672" calcext:value-type="float">
            <text:p>-0.161462168903672</text:p>
          </table:table-cell>
          <table:table-cell table:formula="of:=SUM([.L62:.T62])" office:value-type="float" office:value="-1.04497225869011" calcext:value-type="float">
            <text:p>-1.0449722586901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0.0842726176771438" calcext:value-type="float">
            <text:p>-0.084272617677144</text:p>
          </table:table-cell>
          <table:table-cell office:value-type="float" office:value="-0.0842726176771492" calcext:value-type="float">
            <text:p>-0.084272617677149</text:p>
          </table:table-cell>
          <table:table-cell office:value-type="float" office:value="-0.0842726176771487" calcext:value-type="float">
            <text:p>-0.084272617677149</text:p>
          </table:table-cell>
          <table:table-cell office:value-type="float" office:value="-0.0842726176771542" calcext:value-type="float">
            <text:p>-0.084272617677154</text:p>
          </table:table-cell>
          <table:table-cell office:value-type="float" office:value="-0.141115070820596" calcext:value-type="float">
            <text:p>-0.141115070820596</text:p>
          </table:table-cell>
          <table:table-cell office:value-type="float" office:value="-0.141115070820605" calcext:value-type="float">
            <text:p>-0.141115070820605</text:p>
          </table:table-cell>
          <table:table-cell office:value-type="float" office:value="-0.141115070820595" calcext:value-type="float">
            <text:p>-0.141115070820595</text:p>
          </table:table-cell>
          <table:table-cell office:value-type="float" office:value="-0.141115070820605" calcext:value-type="float">
            <text:p>-0.141115070820605</text:p>
          </table:table-cell>
          <table:table-cell office:value-type="float" office:value="-0.164702710771779" calcext:value-type="float">
            <text:p>-0.164702710771779</text:p>
          </table:table-cell>
          <table:table-cell table:formula="of:=SUM([.B63:.J63])" office:value-type="float" office:value="-1.06625346476278" calcext:value-type="float">
            <text:p>-1.06625346476278</text:p>
          </table:table-cell>
          <table:table-cell table:number-columns-repeated="4" office:value-type="float" office:value="-0.0842501135062064" calcext:value-type="float">
            <text:p>-0.084250113506206</text:p>
          </table:table-cell>
          <table:table-cell table:number-columns-repeated="4" office:value-type="float" office:value="-0.14107337922899" calcext:value-type="float">
            <text:p>-0.14107337922899</text:p>
          </table:table-cell>
          <table:table-cell office:value-type="float" office:value="-0.164656305188648" calcext:value-type="float">
            <text:p>-0.164656305188648</text:p>
          </table:table-cell>
          <table:table-cell table:formula="of:=SUM([.L63:.T63])" office:value-type="float" office:value="-1.06595027612943" calcext:value-type="float">
            <text:p>-1.06595027612943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table:number-columns-repeated="2" office:value-type="float" office:value="-0.0858161979465326" calcext:value-type="float">
            <text:p>-0.085816197946533</text:p>
          </table:table-cell>
          <table:table-cell table:number-columns-repeated="2" office:value-type="float" office:value="-0.0858161979465323" calcext:value-type="float">
            <text:p>-0.085816197946532</text:p>
          </table:table-cell>
          <table:table-cell table:number-columns-repeated="4" office:value-type="float" office:value="-0.14398883365578" calcext:value-type="float">
            <text:p>-0.14398883365578</text:p>
          </table:table-cell>
          <table:table-cell office:value-type="float" office:value="-0.167917229703695" calcext:value-type="float">
            <text:p>-0.167917229703695</text:p>
          </table:table-cell>
          <table:table-cell table:formula="of:=SUM([.B64:.J64])" office:value-type="float" office:value="-1.08713735611294" calcext:value-type="float">
            <text:p>-1.08713735611294</text:p>
          </table:table-cell>
          <table:table-cell table:number-columns-repeated="2" office:value-type="float" office:value="-0.08579346395487" calcext:value-type="float">
            <text:p>-0.08579346395487</text:p>
          </table:table-cell>
          <table:table-cell table:number-columns-repeated="2" office:value-type="float" office:value="-0.0857934639548699" calcext:value-type="float">
            <text:p>-0.08579346395487</text:p>
          </table:table-cell>
          <table:table-cell table:number-columns-repeated="4" office:value-type="float" office:value="-0.143946300538515" calcext:value-type="float">
            <text:p>-0.143946300538515</text:p>
          </table:table-cell>
          <table:table-cell office:value-type="float" office:value="-0.167869414824503" calcext:value-type="float">
            <text:p>-0.167869414824503</text:p>
          </table:table-cell>
          <table:table-cell table:formula="of:=SUM([.L64:.T64])" office:value-type="float" office:value="-1.08682847279804" calcext:value-type="float">
            <text:p>-1.0868284727980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0.087337621533415" calcext:value-type="float">
            <text:p>-0.087337621533415</text:p>
          </table:table-cell>
          <table:table-cell office:value-type="float" office:value="-0.0873376215334155" calcext:value-type="float">
            <text:p>-0.087337621533416</text:p>
          </table:table-cell>
          <table:table-cell office:value-type="float" office:value="-0.0873376215334154" calcext:value-type="float">
            <text:p>-0.087337621533415</text:p>
          </table:table-cell>
          <table:table-cell office:value-type="float" office:value="-0.0873376215334159" calcext:value-type="float">
            <text:p>-0.087337621533416</text:p>
          </table:table-cell>
          <table:table-cell office:value-type="float" office:value="-0.146850337699016" calcext:value-type="float">
            <text:p>-0.146850337699016</text:p>
          </table:table-cell>
          <table:table-cell office:value-type="float" office:value="-0.146850337699017" calcext:value-type="float">
            <text:p>-0.146850337699017</text:p>
          </table:table-cell>
          <table:table-cell office:value-type="float" office:value="-0.146850337699016" calcext:value-type="float">
            <text:p>-0.146850337699016</text:p>
          </table:table-cell>
          <table:table-cell office:value-type="float" office:value="-0.146850337699017" calcext:value-type="float">
            <text:p>-0.146850337699017</text:p>
          </table:table-cell>
          <table:table-cell office:value-type="float" office:value="-0.17115210897943" calcext:value-type="float">
            <text:p>-0.17115210897943</text:p>
          </table:table-cell>
          <table:table-cell table:formula="of:=SUM([.B65:.J65])" office:value-type="float" office:value="-1.10790394590916" calcext:value-type="float">
            <text:p>-1.10790394590916</text:p>
          </table:table-cell>
          <table:table-cell office:value-type="float" office:value="-0.0873352589026223" calcext:value-type="float">
            <text:p>-0.087335258902622</text:p>
          </table:table-cell>
          <table:table-cell office:value-type="float" office:value="-0.0873352589026224" calcext:value-type="float">
            <text:p>-0.087335258902622</text:p>
          </table:table-cell>
          <table:table-cell office:value-type="float" office:value="-0.0873352589026223" calcext:value-type="float">
            <text:p>-0.087335258902622</text:p>
          </table:table-cell>
          <table:table-cell office:value-type="float" office:value="-0.0873352589026224" calcext:value-type="float">
            <text:p>-0.087335258902622</text:p>
          </table:table-cell>
          <table:table-cell table:number-columns-repeated="4" office:value-type="float" office:value="-0.146845870262765" calcext:value-type="float">
            <text:p>-0.146845870262765</text:p>
          </table:table-cell>
          <table:table-cell office:value-type="float" office:value="-0.171147029635071" calcext:value-type="float">
            <text:p>-0.171147029635071</text:p>
          </table:table-cell>
          <table:table-cell table:formula="of:=SUM([.L65:.T65])" office:value-type="float" office:value="-1.10787154629662" calcext:value-type="float">
            <text:p>-1.1078715462966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0888347448519095" calcext:value-type="float">
            <text:p>-0.08883474485191</text:p>
          </table:table-cell>
          <table:table-cell office:value-type="float" office:value="-0.0888347448519089" calcext:value-type="float">
            <text:p>-0.088834744851909</text:p>
          </table:table-cell>
          <table:table-cell office:value-type="float" office:value="-0.088834744851908" calcext:value-type="float">
            <text:p>-0.088834744851908</text:p>
          </table:table-cell>
          <table:table-cell office:value-type="float" office:value="-0.0888347448519074" calcext:value-type="float">
            <text:p>-0.088834744851907</text:p>
          </table:table-cell>
          <table:table-cell office:value-type="float" office:value="-0.149697099476697" calcext:value-type="float">
            <text:p>-0.149697099476697</text:p>
          </table:table-cell>
          <table:table-cell office:value-type="float" office:value="-0.149697099476694" calcext:value-type="float">
            <text:p>-0.149697099476694</text:p>
          </table:table-cell>
          <table:table-cell office:value-type="float" office:value="-0.149697099476696" calcext:value-type="float">
            <text:p>-0.149697099476696</text:p>
          </table:table-cell>
          <table:table-cell office:value-type="float" office:value="-0.149697099476695" calcext:value-type="float">
            <text:p>-0.149697099476695</text:p>
          </table:table-cell>
          <table:table-cell office:value-type="float" office:value="-0.17440892226921" calcext:value-type="float">
            <text:p>-0.17440892226921</text:p>
          </table:table-cell>
          <table:table-cell table:formula="of:=SUM([.B66:.J66])" office:value-type="float" office:value="-1.12853629958363" calcext:value-type="float">
            <text:p>-1.12853629958363</text:p>
          </table:table-cell>
          <table:table-cell office:value-type="float" office:value="-0.0888325924151885" calcext:value-type="float">
            <text:p>-0.088832592415189</text:p>
          </table:table-cell>
          <table:table-cell office:value-type="float" office:value="-0.0888325924151886" calcext:value-type="float">
            <text:p>-0.088832592415189</text:p>
          </table:table-cell>
          <table:table-cell office:value-type="float" office:value="-0.0888325924151884" calcext:value-type="float">
            <text:p>-0.088832592415188</text:p>
          </table:table-cell>
          <table:table-cell office:value-type="float" office:value="-0.0888325924151885" calcext:value-type="float">
            <text:p>-0.088832592415189</text:p>
          </table:table-cell>
          <table:table-cell table:number-columns-repeated="4" office:value-type="float" office:value="-0.149692983088907" calcext:value-type="float">
            <text:p>-0.149692983088907</text:p>
          </table:table-cell>
          <table:table-cell office:value-type="float" office:value="-0.174404182653702" calcext:value-type="float">
            <text:p>-0.174404182653702</text:p>
          </table:table-cell>
          <table:table-cell table:formula="of:=SUM([.L66:.T66])" office:value-type="float" office:value="-1.12850648467008" calcext:value-type="float">
            <text:p>-1.12850648467008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0.0903054275376006" calcext:value-type="float">
            <text:p>-0.090305427537601</text:p>
          </table:table-cell>
          <table:table-cell office:value-type="float" office:value="-0.0903054275376001" calcext:value-type="float">
            <text:p>-0.0903054275376</text:p>
          </table:table-cell>
          <table:table-cell office:value-type="float" office:value="-0.0903054275375985" calcext:value-type="float">
            <text:p>-0.090305427537599</text:p>
          </table:table-cell>
          <table:table-cell office:value-type="float" office:value="-0.090305427537598" calcext:value-type="float">
            <text:p>-0.090305427537598</text:p>
          </table:table-cell>
          <table:table-cell office:value-type="float" office:value="-0.152526658699404" calcext:value-type="float">
            <text:p>-0.152526658699404</text:p>
          </table:table-cell>
          <table:table-cell office:value-type="float" office:value="-0.152526658699401" calcext:value-type="float">
            <text:p>-0.152526658699401</text:p>
          </table:table-cell>
          <table:table-cell office:value-type="float" office:value="-0.152526658699403" calcext:value-type="float">
            <text:p>-0.152526658699403</text:p>
          </table:table-cell>
          <table:table-cell office:value-type="float" office:value="-0.152526658699402" calcext:value-type="float">
            <text:p>-0.152526658699402</text:p>
          </table:table-cell>
          <table:table-cell office:value-type="float" office:value="-0.177689480331011" calcext:value-type="float">
            <text:p>-0.177689480331011</text:p>
          </table:table-cell>
          <table:table-cell table:formula="of:=SUM([.B67:.J67])" office:value-type="float" office:value="-1.14901782527902" calcext:value-type="float">
            <text:p>-1.14901782527902</text:p>
          </table:table-cell>
          <table:table-cell office:value-type="float" office:value="-0.0903034810938948" calcext:value-type="float">
            <text:p>-0.090303481093895</text:p>
          </table:table-cell>
          <table:table-cell office:value-type="float" office:value="-0.0903034810938947" calcext:value-type="float">
            <text:p>-0.090303481093895</text:p>
          </table:table-cell>
          <table:table-cell table:number-columns-repeated="2" office:value-type="float" office:value="-0.0903034810938948" calcext:value-type="float">
            <text:p>-0.090303481093895</text:p>
          </table:table-cell>
          <table:table-cell table:number-columns-repeated="4" office:value-type="float" office:value="-0.152522890582391" calcext:value-type="float">
            <text:p>-0.152522890582391</text:p>
          </table:table-cell>
          <table:table-cell office:value-type="float" office:value="-0.177685080328311" calcext:value-type="float">
            <text:p>-0.177685080328311</text:p>
          </table:table-cell>
          <table:table-cell table:formula="of:=SUM([.L67:.T67])" office:value-type="float" office:value="-1.14899056703345" calcext:value-type="float">
            <text:p>-1.14899056703345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0.0917475449031766" calcext:value-type="float">
            <text:p>-0.091747544903177</text:p>
          </table:table-cell>
          <table:table-cell office:value-type="float" office:value="-0.0917475449031761" calcext:value-type="float">
            <text:p>-0.091747544903176</text:p>
          </table:table-cell>
          <table:table-cell office:value-type="float" office:value="-0.0917475449031749" calcext:value-type="float">
            <text:p>-0.091747544903175</text:p>
          </table:table-cell>
          <table:table-cell office:value-type="float" office:value="-0.0917475449031744" calcext:value-type="float">
            <text:p>-0.091747544903174</text:p>
          </table:table-cell>
          <table:table-cell office:value-type="float" office:value="-0.155336599752211" calcext:value-type="float">
            <text:p>-0.155336599752211</text:p>
          </table:table-cell>
          <table:table-cell office:value-type="float" office:value="-0.155336599752207" calcext:value-type="float">
            <text:p>-0.155336599752207</text:p>
          </table:table-cell>
          <table:table-cell table:number-columns-repeated="2" office:value-type="float" office:value="-0.155336599752209" calcext:value-type="float">
            <text:p>-0.155336599752209</text:p>
          </table:table-cell>
          <table:table-cell office:value-type="float" office:value="-0.180995858094793" calcext:value-type="float">
            <text:p>-0.180995858094793</text:p>
          </table:table-cell>
          <table:table-cell table:formula="of:=SUM([.B68:.J68])" office:value-type="float" office:value="-1.16933243671633" calcext:value-type="float">
            <text:p>-1.16933243671633</text:p>
          </table:table-cell>
          <table:table-cell office:value-type="float" office:value="-0.0917457994355282" calcext:value-type="float">
            <text:p>-0.091745799435528</text:p>
          </table:table-cell>
          <table:table-cell table:number-columns-repeated="2" office:value-type="float" office:value="-0.0917457994355281" calcext:value-type="float">
            <text:p>-0.091745799435528</text:p>
          </table:table-cell>
          <table:table-cell office:value-type="float" office:value="-0.0917457994355282" calcext:value-type="float">
            <text:p>-0.091745799435528</text:p>
          </table:table-cell>
          <table:table-cell table:number-columns-repeated="4" office:value-type="float" office:value="-0.155333176020119" calcext:value-type="float">
            <text:p>-0.155333176020119</text:p>
          </table:table-cell>
          <table:table-cell office:value-type="float" office:value="-0.180991797551144" calcext:value-type="float">
            <text:p>-0.180991797551144</text:p>
          </table:table-cell>
          <table:table-cell table:formula="of:=SUM([.L68:.T68])" office:value-type="float" office:value="-1.16930769937373" calcext:value-type="float">
            <text:p>-1.1693076993737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0.0931590010542678" calcext:value-type="float">
            <text:p>-0.093159001054268</text:p>
          </table:table-cell>
          <table:table-cell table:number-columns-repeated="2" office:value-type="float" office:value="-0.0931590010542685" calcext:value-type="float">
            <text:p>-0.093159001054269</text:p>
          </table:table-cell>
          <table:table-cell office:value-type="float" office:value="-0.0931590010542693" calcext:value-type="float">
            <text:p>-0.093159001054269</text:p>
          </table:table-cell>
          <table:table-cell office:value-type="float" office:value="-0.158124574887414" calcext:value-type="float">
            <text:p>-0.158124574887414</text:p>
          </table:table-cell>
          <table:table-cell office:value-type="float" office:value="-0.158124574887415" calcext:value-type="float">
            <text:p>-0.158124574887415</text:p>
          </table:table-cell>
          <table:table-cell office:value-type="float" office:value="-0.158124574887414" calcext:value-type="float">
            <text:p>-0.158124574887414</text:p>
          </table:table-cell>
          <table:table-cell office:value-type="float" office:value="-0.158124574887415" calcext:value-type="float">
            <text:p>-0.158124574887415</text:p>
          </table:table-cell>
          <table:table-cell office:value-type="float" office:value="-0.184330424954854" calcext:value-type="float">
            <text:p>-0.184330424954854</text:p>
          </table:table-cell>
          <table:table-cell table:formula="of:=SUM([.B69:.J69])" office:value-type="float" office:value="-1.18946472872159" calcext:value-type="float">
            <text:p>-1.18946472872159</text:p>
          </table:table-cell>
          <table:table-cell office:value-type="float" office:value="-0.093157450752272" calcext:value-type="float">
            <text:p>-0.093157450752272</text:p>
          </table:table-cell>
          <table:table-cell office:value-type="float" office:value="-0.0931574507522721" calcext:value-type="float">
            <text:p>-0.093157450752272</text:p>
          </table:table-cell>
          <table:table-cell office:value-type="float" office:value="-0.0931574507522718" calcext:value-type="float">
            <text:p>-0.093157450752272</text:p>
          </table:table-cell>
          <table:table-cell office:value-type="float" office:value="-0.0931574507522719" calcext:value-type="float">
            <text:p>-0.093157450752272</text:p>
          </table:table-cell>
          <table:table-cell table:number-columns-repeated="4" office:value-type="float" office:value="-0.158121490575812" calcext:value-type="float">
            <text:p>-0.158121490575812</text:p>
          </table:table-cell>
          <table:table-cell office:value-type="float" office:value="-0.184326703760885" calcext:value-type="float">
            <text:p>-0.184326703760885</text:p>
          </table:table-cell>
          <table:table-cell table:formula="of:=SUM([.L69:.T69])" office:value-type="float" office:value="-1.18944246907322" calcext:value-type="float">
            <text:p>-1.18944246907322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0.0945377425597923" calcext:value-type="float">
            <text:p>-0.094537742559792</text:p>
          </table:table-cell>
          <table:table-cell office:value-type="float" office:value="-0.0945377425597925" calcext:value-type="float">
            <text:p>-0.094537742559793</text:p>
          </table:table-cell>
          <table:table-cell office:value-type="float" office:value="-0.0945377425597918" calcext:value-type="float">
            <text:p>-0.094537742559792</text:p>
          </table:table-cell>
          <table:table-cell office:value-type="float" office:value="-0.094537742559792" calcext:value-type="float">
            <text:p>-0.094537742559792</text:p>
          </table:table-cell>
          <table:table-cell office:value-type="float" office:value="-0.16088832903466" calcext:value-type="float">
            <text:p>-0.16088832903466</text:p>
          </table:table-cell>
          <table:table-cell table:number-columns-repeated="2" office:value-type="float" office:value="-0.160888329034659" calcext:value-type="float">
            <text:p>-0.160888329034659</text:p>
          </table:table-cell>
          <table:table-cell office:value-type="float" office:value="-0.16088832903466" calcext:value-type="float">
            <text:p>-0.16088832903466</text:p>
          </table:table-cell>
          <table:table-cell office:value-type="float" office:value="-0.187695878593143" calcext:value-type="float">
            <text:p>-0.187695878593143</text:p>
          </table:table-cell>
          <table:table-cell table:formula="of:=SUM([.B70:.J70])" office:value-type="float" office:value="-1.20940016497095" calcext:value-type="float">
            <text:p>-1.20940016497095</text:p>
          </table:table-cell>
          <table:table-cell office:value-type="float" office:value="-0.0945363808514454" calcext:value-type="float">
            <text:p>-0.094536380851445</text:p>
          </table:table-cell>
          <table:table-cell table:number-columns-repeated="2" office:value-type="float" office:value="-0.0945363808514453" calcext:value-type="float">
            <text:p>-0.094536380851445</text:p>
          </table:table-cell>
          <table:table-cell office:value-type="float" office:value="-0.0945363808514452" calcext:value-type="float">
            <text:p>-0.094536380851445</text:p>
          </table:table-cell>
          <table:table-cell table:number-columns-repeated="4" office:value-type="float" office:value="-0.160885578145859" calcext:value-type="float">
            <text:p>-0.160885578145859</text:p>
          </table:table-cell>
          <table:table-cell office:value-type="float" office:value="-0.187692496779368" calcext:value-type="float">
            <text:p>-0.187692496779368</text:p>
          </table:table-cell>
          <table:table-cell table:formula="of:=SUM([.L70:.T70])" office:value-type="float" office:value="-1.20938033276859" calcext:value-type="float">
            <text:p>-1.2093803327685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0958817725482257" calcext:value-type="float">
            <text:p>-0.095881772548226</text:p>
          </table:table-cell>
          <table:table-cell office:value-type="float" office:value="-0.0958817725482265" calcext:value-type="float">
            <text:p>-0.095881772548227</text:p>
          </table:table-cell>
          <table:table-cell office:value-type="float" office:value="-0.0958817725482253" calcext:value-type="float">
            <text:p>-0.095881772548225</text:p>
          </table:table-cell>
          <table:table-cell office:value-type="float" office:value="-0.0958817725482261" calcext:value-type="float">
            <text:p>-0.095881772548226</text:p>
          </table:table-cell>
          <table:table-cell office:value-type="float" office:value="-0.163625726097069" calcext:value-type="float">
            <text:p>-0.163625726097069</text:p>
          </table:table-cell>
          <table:table-cell table:number-columns-repeated="2" office:value-type="float" office:value="-0.163625726097068" calcext:value-type="float">
            <text:p>-0.163625726097068</text:p>
          </table:table-cell>
          <table:table-cell office:value-type="float" office:value="-0.163625726097069" calcext:value-type="float">
            <text:p>-0.163625726097069</text:p>
          </table:table-cell>
          <table:table-cell office:value-type="float" office:value="-0.19109528260963" calcext:value-type="float">
            <text:p>-0.19109528260963</text:p>
          </table:table-cell>
          <table:table-cell table:formula="of:=SUM([.B71:.J71])" office:value-type="float" office:value="-1.22912527719081" calcext:value-type="float">
            <text:p>-1.22912527719081</text:p>
          </table:table-cell>
          <table:table-cell table:number-columns-repeated="2" office:value-type="float" office:value="-0.095880592141107" calcext:value-type="float">
            <text:p>-0.095880592141107</text:p>
          </table:table-cell>
          <table:table-cell office:value-type="float" office:value="-0.0958805921411068" calcext:value-type="float">
            <text:p>-0.095880592141107</text:p>
          </table:table-cell>
          <table:table-cell office:value-type="float" office:value="-0.095880592141107" calcext:value-type="float">
            <text:p>-0.095880592141107</text:p>
          </table:table-cell>
          <table:table-cell table:number-columns-repeated="4" office:value-type="float" office:value="-0.163623301661712" calcext:value-type="float">
            <text:p>-0.163623301661712</text:p>
          </table:table-cell>
          <table:table-cell office:value-type="float" office:value="-0.191092240457113" calcext:value-type="float">
            <text:p>-0.191092240457113</text:p>
          </table:table-cell>
          <table:table-cell table:formula="of:=SUM([.L71:.T71])" office:value-type="float" office:value="-1.22910781566839" calcext:value-type="float">
            <text:p>-1.22910781566839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0.0971891650769409" calcext:value-type="float">
            <text:p>-0.097189165076941</text:p>
          </table:table-cell>
          <table:table-cell office:value-type="float" office:value="-0.0971891650769402" calcext:value-type="float">
            <text:p>-0.09718916507694</text:p>
          </table:table-cell>
          <table:table-cell office:value-type="float" office:value="-0.0971891650769403" calcext:value-type="float">
            <text:p>-0.09718916507694</text:p>
          </table:table-cell>
          <table:table-cell office:value-type="float" office:value="-0.0971891650769394" calcext:value-type="float">
            <text:p>-0.097189165076939</text:p>
          </table:table-cell>
          <table:table-cell office:value-type="float" office:value="-0.166334776547259" calcext:value-type="float">
            <text:p>-0.166334776547259</text:p>
          </table:table-cell>
          <table:table-cell office:value-type="float" office:value="-0.166334776547257" calcext:value-type="float">
            <text:p>-0.166334776547257</text:p>
          </table:table-cell>
          <table:table-cell office:value-type="float" office:value="-0.166334776547258" calcext:value-type="float">
            <text:p>-0.166334776547258</text:p>
          </table:table-cell>
          <table:table-cell office:value-type="float" office:value="-0.166334776547257" calcext:value-type="float">
            <text:p>-0.166334776547257</text:p>
          </table:table-cell>
          <table:table-cell office:value-type="float" office:value="-0.194532108157553" calcext:value-type="float">
            <text:p>-0.194532108157553</text:p>
          </table:table-cell>
          <table:table-cell table:formula="of:=SUM([.B72:.J72])" office:value-type="float" office:value="-1.24862787465435" calcext:value-type="float">
            <text:p>-1.24862787465435</text:p>
          </table:table-cell>
          <table:table-cell table:number-columns-repeated="2" office:value-type="float" office:value="-0.0971881580084194" calcext:value-type="float">
            <text:p>-0.097188158008419</text:p>
          </table:table-cell>
          <table:table-cell table:number-columns-repeated="2" office:value-type="float" office:value="-0.0971881580084193" calcext:value-type="float">
            <text:p>-0.097188158008419</text:p>
          </table:table-cell>
          <table:table-cell table:number-columns-repeated="2" office:value-type="float" office:value="-0.166332670702425" calcext:value-type="float">
            <text:p>-0.166332670702425</text:p>
          </table:table-cell>
          <table:table-cell office:value-type="float" office:value="-0.166332670702424" calcext:value-type="float">
            <text:p>-0.166332670702424</text:p>
          </table:table-cell>
          <table:table-cell office:value-type="float" office:value="-0.166332670702425" calcext:value-type="float">
            <text:p>-0.166332670702425</text:p>
          </table:table-cell>
          <table:table-cell office:value-type="float" office:value="-0.194529406325694" calcext:value-type="float">
            <text:p>-0.194529406325694</text:p>
          </table:table-cell>
          <table:table-cell table:formula="of:=SUM([.L72:.T72])" office:value-type="float" office:value="-1.24861272116907" calcext:value-type="float">
            <text:p>-1.2486127211690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-0.0984580795960739" calcext:value-type="float">
            <text:p>-0.098458079596074</text:p>
          </table:table-cell>
          <table:table-cell office:value-type="float" office:value="-0.0984580795960732" calcext:value-type="float">
            <text:p>-0.098458079596073</text:p>
          </table:table-cell>
          <table:table-cell office:value-type="float" office:value="-0.0984580795960727" calcext:value-type="float">
            <text:p>-0.098458079596073</text:p>
          </table:table-cell>
          <table:table-cell office:value-type="float" office:value="-0.0984580795960719" calcext:value-type="float">
            <text:p>-0.098458079596072</text:p>
          </table:table-cell>
          <table:table-cell office:value-type="float" office:value="-0.169013666073341" calcext:value-type="float">
            <text:p>-0.169013666073341</text:p>
          </table:table-cell>
          <table:table-cell office:value-type="float" office:value="-0.169013666073339" calcext:value-type="float">
            <text:p>-0.169013666073339</text:p>
          </table:table-cell>
          <table:table-cell office:value-type="float" office:value="-0.169013666073341" calcext:value-type="float">
            <text:p>-0.169013666073341</text:p>
          </table:table-cell>
          <table:table-cell office:value-type="float" office:value="-0.16901366607334" calcext:value-type="float">
            <text:p>-0.16901366607334</text:p>
          </table:table-cell>
          <table:table-cell office:value-type="float" office:value="-0.198010279666643" calcext:value-type="float">
            <text:p>-0.198010279666643</text:p>
          </table:table-cell>
          <table:table-cell table:formula="of:=SUM([.B73:.J73])" office:value-type="float" office:value="-1.2678972623443" calcext:value-type="float">
            <text:p>-1.2678972623443</text:p>
          </table:table-cell>
          <table:table-cell office:value-type="float" office:value="-0.098457237292073" calcext:value-type="float">
            <text:p>-0.098457237292073</text:p>
          </table:table-cell>
          <table:table-cell office:value-type="float" office:value="-0.0984572372920731" calcext:value-type="float">
            <text:p>-0.098457237292073</text:p>
          </table:table-cell>
          <table:table-cell table:number-columns-repeated="2" office:value-type="float" office:value="-0.098457237292073" calcext:value-type="float">
            <text:p>-0.098457237292073</text:p>
          </table:table-cell>
          <table:table-cell table:number-columns-repeated="4" office:value-type="float" office:value="-0.169011870157187" calcext:value-type="float">
            <text:p>-0.169011870157187</text:p>
          </table:table-cell>
          <table:table-cell office:value-type="float" office:value="-0.198007919340172" calcext:value-type="float">
            <text:p>-0.198007919340172</text:p>
          </table:table-cell>
          <table:table-cell table:formula="of:=SUM([.L73:.T73])" office:value-type="float" office:value="-1.26788434913721" calcext:value-type="float">
            <text:p>-1.26788434913721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-0.0996867753021997" calcext:value-type="float">
            <text:p>-0.0996867753022</text:p>
          </table:table-cell>
          <table:table-cell office:value-type="float" office:value="-0.0996867753021994" calcext:value-type="float">
            <text:p>-0.099686775302199</text:p>
          </table:table-cell>
          <table:table-cell office:value-type="float" office:value="-0.0996867753021997" calcext:value-type="float">
            <text:p>-0.0996867753022</text:p>
          </table:table-cell>
          <table:table-cell office:value-type="float" office:value="-0.0996867753021994" calcext:value-type="float">
            <text:p>-0.099686775302199</text:p>
          </table:table-cell>
          <table:table-cell table:number-columns-repeated="4" office:value-type="float" office:value="-0.171660784952642" calcext:value-type="float">
            <text:p>-0.171660784952642</text:p>
          </table:table-cell>
          <table:table-cell office:value-type="float" office:value="-0.201534224582477" calcext:value-type="float">
            <text:p>-0.201534224582477</text:p>
          </table:table-cell>
          <table:table-cell table:formula="of:=SUM([.B74:.J74])" office:value-type="float" office:value="-1.28692446560184" calcext:value-type="float">
            <text:p>-1.28692446560184</text:p>
          </table:table-cell>
          <table:table-cell table:number-columns-repeated="2" office:value-type="float" office:value="-0.0996860886437929" calcext:value-type="float">
            <text:p>-0.099686088643793</text:p>
          </table:table-cell>
          <table:table-cell office:value-type="float" office:value="-0.0996860886437927" calcext:value-type="float">
            <text:p>-0.099686088643793</text:p>
          </table:table-cell>
          <table:table-cell office:value-type="float" office:value="-0.0996860886437928" calcext:value-type="float">
            <text:p>-0.099686088643793</text:p>
          </table:table-cell>
          <table:table-cell table:number-columns-repeated="4" office:value-type="float" office:value="-0.17165928961526" calcext:value-type="float">
            <text:p>-0.17165928961526</text:p>
          </table:table-cell>
          <table:table-cell office:value-type="float" office:value="-0.201532207639837" calcext:value-type="float">
            <text:p>-0.201532207639837</text:p>
          </table:table-cell>
          <table:table-cell table:formula="of:=SUM([.L74:.T74])" office:value-type="float" office:value="-1.28691372067605" calcext:value-type="float">
            <text:p>-1.2869137206760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-0.100873625150831" calcext:value-type="float">
            <text:p>-0.100873625150831</text:p>
          </table:table-cell>
          <table:table-cell office:value-type="float" office:value="-0.10087362515083" calcext:value-type="float">
            <text:p>-0.10087362515083</text:p>
          </table:table-cell>
          <table:table-cell office:value-type="float" office:value="-0.100873625150831" calcext:value-type="float">
            <text:p>-0.100873625150831</text:p>
          </table:table-cell>
          <table:table-cell office:value-type="float" office:value="-0.10087362515083" calcext:value-type="float">
            <text:p>-0.10087362515083</text:p>
          </table:table-cell>
          <table:table-cell table:number-columns-repeated="2" office:value-type="float" office:value="-0.17427475775057" calcext:value-type="float">
            <text:p>-0.17427475775057</text:p>
          </table:table-cell>
          <table:table-cell office:value-type="float" office:value="-0.174274757750571" calcext:value-type="float">
            <text:p>-0.174274757750571</text:p>
          </table:table-cell>
          <table:table-cell office:value-type="float" office:value="-0.17427475775057" calcext:value-type="float">
            <text:p>-0.17427475775057</text:p>
          </table:table-cell>
          <table:table-cell office:value-type="float" office:value="-0.205108926852838" calcext:value-type="float">
            <text:p>-0.205108926852838</text:p>
          </table:table-cell>
          <table:table-cell table:formula="of:=SUM([.B75:.J75])" office:value-type="float" office:value="-1.30570245845844" calcext:value-type="float">
            <text:p>-1.30570245845844</text:p>
          </table:table-cell>
          <table:table-cell table:number-columns-repeated="4" office:value-type="float" office:value="-0.100873084547735" calcext:value-type="float">
            <text:p>-0.100873084547735</text:p>
          </table:table-cell>
          <table:table-cell office:value-type="float" office:value="-0.174273553080409" calcext:value-type="float">
            <text:p>-0.174273553080409</text:p>
          </table:table-cell>
          <table:table-cell table:number-columns-repeated="3" office:value-type="float" office:value="-0.174273553080408" calcext:value-type="float">
            <text:p>-0.174273553080408</text:p>
          </table:table-cell>
          <table:table-cell office:value-type="float" office:value="-0.205107256058103" calcext:value-type="float">
            <text:p>-0.205107256058103</text:p>
          </table:table-cell>
          <table:table-cell table:formula="of:=SUM([.L75:.T75])" office:value-type="float" office:value="-1.30569380657068" calcext:value-type="float">
            <text:p>-1.3056938065706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102017129271706" calcext:value-type="float">
            <text:p>-0.102017129271706</text:p>
          </table:table-cell>
          <table:table-cell office:value-type="float" office:value="-0.102017129271705" calcext:value-type="float">
            <text:p>-0.102017129271705</text:p>
          </table:table-cell>
          <table:table-cell office:value-type="float" office:value="-0.102017129271706" calcext:value-type="float">
            <text:p>-0.102017129271706</text:p>
          </table:table-cell>
          <table:table-cell office:value-type="float" office:value="-0.102017129271705" calcext:value-type="float">
            <text:p>-0.102017129271705</text:p>
          </table:table-cell>
          <table:table-cell office:value-type="float" office:value="-0.176854472855709" calcext:value-type="float">
            <text:p>-0.176854472855709</text:p>
          </table:table-cell>
          <table:table-cell office:value-type="float" office:value="-0.176854472855708" calcext:value-type="float">
            <text:p>-0.176854472855708</text:p>
          </table:table-cell>
          <table:table-cell office:value-type="float" office:value="-0.176854472855709" calcext:value-type="float">
            <text:p>-0.176854472855709</text:p>
          </table:table-cell>
          <table:table-cell office:value-type="float" office:value="-0.176854472855708" calcext:value-type="float">
            <text:p>-0.176854472855708</text:p>
          </table:table-cell>
          <table:table-cell office:value-type="float" office:value="-0.208739983652866" calcext:value-type="float">
            <text:p>-0.208739983652866</text:p>
          </table:table-cell>
          <table:table-cell table:formula="of:=SUM([.B76:.J76])" office:value-type="float" office:value="-1.32422639216252" calcext:value-type="float">
            <text:p>-1.32422639216252</text:p>
          </table:table-cell>
          <table:table-cell table:number-columns-repeated="4" office:value-type="float" office:value="-0.102016724741524" calcext:value-type="float">
            <text:p>-0.102016724741524</text:p>
          </table:table-cell>
          <table:table-cell office:value-type="float" office:value="-0.176853548520515" calcext:value-type="float">
            <text:p>-0.176853548520515</text:p>
          </table:table-cell>
          <table:table-cell office:value-type="float" office:value="-0.176853548520514" calcext:value-type="float">
            <text:p>-0.176853548520514</text:p>
          </table:table-cell>
          <table:table-cell office:value-type="float" office:value="-0.176853548520515" calcext:value-type="float">
            <text:p>-0.176853548520515</text:p>
          </table:table-cell>
          <table:table-cell office:value-type="float" office:value="-0.176853548520514" calcext:value-type="float">
            <text:p>-0.176853548520514</text:p>
          </table:table-cell>
          <table:table-cell office:value-type="float" office:value="-0.208738662873205" calcext:value-type="float">
            <text:p>-0.208738662873205</text:p>
          </table:table-cell>
          <table:table-cell table:formula="of:=SUM([.L76:.T76])" office:value-type="float" office:value="-1.32421975592136" calcext:value-type="float">
            <text:p>-1.3242197559213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table:number-columns-repeated="4" office:value-type="float" office:value="-0.103115927508298" calcext:value-type="float">
            <text:p>-0.103115927508298</text:p>
          </table:table-cell>
          <table:table-cell table:number-columns-repeated="3" office:value-type="float" office:value="-0.179399111272584" calcext:value-type="float">
            <text:p>-0.179399111272584</text:p>
          </table:table-cell>
          <table:table-cell office:value-type="float" office:value="-0.179399111272585" calcext:value-type="float">
            <text:p>-0.179399111272585</text:p>
          </table:table-cell>
          <table:table-cell office:value-type="float" office:value="-0.212433664563558" calcext:value-type="float">
            <text:p>-0.212433664563558</text:p>
          </table:table-cell>
          <table:table-cell table:formula="of:=SUM([.B77:.J77])" office:value-type="float" office:value="-1.34249381968709" calcext:value-type="float">
            <text:p>-1.34249381968709</text:p>
          </table:table-cell>
          <table:table-cell table:number-columns-repeated="4" office:value-type="float" office:value="-0.103115648760129" calcext:value-type="float">
            <text:p>-0.103115648760129</text:p>
          </table:table-cell>
          <table:table-cell table:number-columns-repeated="4" office:value-type="float" office:value="-0.179398456673456" calcext:value-type="float">
            <text:p>-0.179398456673456</text:p>
          </table:table-cell>
          <table:table-cell office:value-type="float" office:value="-0.21243269901399" calcext:value-type="float">
            <text:p>-0.21243269901399</text:p>
          </table:table-cell>
          <table:table-cell table:formula="of:=SUM([.L77:.T77])" office:value-type="float" office:value="-1.34248912074833" calcext:value-type="float">
            <text:p>-1.3424891207483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table:number-columns-repeated="4" office:value-type="float" office:value="-0.104168810784607" calcext:value-type="float">
            <text:p>-0.104168810784607</text:p>
          </table:table-cell>
          <table:table-cell table:number-columns-repeated="4" office:value-type="float" office:value="-0.181908174004764" calcext:value-type="float">
            <text:p>-0.181908174004764</text:p>
          </table:table-cell>
          <table:table-cell office:value-type="float" office:value="-0.216196972110511" calcext:value-type="float">
            <text:p>-0.216196972110511</text:p>
          </table:table-cell>
          <table:table-cell table:formula="of:=SUM([.B78:.J78])" office:value-type="float" office:value="-1.360504911268" calcext:value-type="float">
            <text:p>-1.360504911268</text:p>
          </table:table-cell>
          <table:table-cell table:number-columns-repeated="4" office:value-type="float" office:value="-0.104168647305473" calcext:value-type="float">
            <text:p>-0.104168647305473</text:p>
          </table:table-cell>
          <table:table-cell office:value-type="float" office:value="-0.181907778441459" calcext:value-type="float">
            <text:p>-0.181907778441459</text:p>
          </table:table-cell>
          <table:table-cell table:number-columns-repeated="3" office:value-type="float" office:value="-0.181907778441458" calcext:value-type="float">
            <text:p>-0.181907778441458</text:p>
          </table:table-cell>
          <table:table-cell office:value-type="float" office:value="-0.216196368627247" calcext:value-type="float">
            <text:p>-0.216196368627247</text:p>
          </table:table-cell>
          <table:table-cell table:formula="of:=SUM([.L78:.T78])" office:value-type="float" office:value="-1.36050207161497" calcext:value-type="float">
            <text:p>-1.3605020716149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table:number-columns-repeated="4" office:value-type="float" office:value="-0.105174730990194" calcext:value-type="float">
            <text:p>-0.105174730990194</text:p>
          </table:table-cell>
          <table:table-cell table:number-columns-repeated="4" office:value-type="float" office:value="-0.184381507278175" calcext:value-type="float">
            <text:p>-0.184381507278175</text:p>
          </table:table-cell>
          <table:table-cell office:value-type="float" office:value="-0.220037702243724" calcext:value-type="float">
            <text:p>-0.220037702243724</text:p>
          </table:table-cell>
          <table:table-cell table:formula="of:=SUM([.B79:.J79])" office:value-type="float" office:value="-1.3782626553172" calcext:value-type="float">
            <text:p>-1.3782626553172</text:p>
          </table:table-cell>
          <table:table-cell table:number-columns-repeated="2" office:value-type="float" office:value="-0.105174672132562" calcext:value-type="float">
            <text:p>-0.105174672132562</text:p>
          </table:table-cell>
          <table:table-cell table:number-columns-repeated="2" office:value-type="float" office:value="-0.105174672132561" calcext:value-type="float">
            <text:p>-0.105174672132561</text:p>
          </table:table-cell>
          <table:table-cell office:value-type="float" office:value="-0.184381360123452" calcext:value-type="float">
            <text:p>-0.184381360123452</text:p>
          </table:table-cell>
          <table:table-cell office:value-type="float" office:value="-0.184381360123451" calcext:value-type="float">
            <text:p>-0.184381360123451</text:p>
          </table:table-cell>
          <table:table-cell office:value-type="float" office:value="-0.184381360123452" calcext:value-type="float">
            <text:p>-0.184381360123452</text:p>
          </table:table-cell>
          <table:table-cell office:value-type="float" office:value="-0.184381360123451" calcext:value-type="float">
            <text:p>-0.184381360123451</text:p>
          </table:table-cell>
          <table:table-cell office:value-type="float" office:value="-0.220037469586856" calcext:value-type="float">
            <text:p>-0.220037469586856</text:p>
          </table:table-cell>
          <table:table-cell table:formula="of:=SUM([.L79:.T79])" office:value-type="float" office:value="-1.37826159861091" calcext:value-type="float">
            <text:p>-1.37826159861091</text:p>
          </table:table-cell>
        </table:table-row>
        <table:table-row table:style-name="ro1">
          <table:table-cell office:value-type="float" office:value="0.790000000000001" calcext:value-type="float">
            <text:p>0.790000000000001</text:p>
          </table:table-cell>
          <table:table-cell table:number-columns-repeated="4" office:value-type="float" office:value="-0.10613280907073" calcext:value-type="float">
            <text:p>-0.10613280907073</text:p>
          </table:table-cell>
          <table:table-cell table:number-columns-repeated="2" office:value-type="float" office:value="-0.186819324784468" calcext:value-type="float">
            <text:p>-0.186819324784468</text:p>
          </table:table-cell>
          <table:table-cell table:number-columns-repeated="2" office:value-type="float" office:value="-0.186819324784469" calcext:value-type="float">
            <text:p>-0.186819324784469</text:p>
          </table:table-cell>
          <table:table-cell office:value-type="float" office:value="-0.223964503011489" calcext:value-type="float">
            <text:p>-0.223964503011489</text:p>
          </table:table-cell>
          <table:table-cell table:formula="of:=SUM([.B80:.J80])" office:value-type="float" office:value="-1.39577303843228" calcext:value-type="float">
            <text:p>-1.39577303843228</text:p>
          </table:table-cell>
          <table:table-cell table:number-columns-repeated="2" office:value-type="float" office:value="-0.106132844139267" calcext:value-type="float">
            <text:p>-0.106132844139267</text:p>
          </table:table-cell>
          <table:table-cell table:number-columns-repeated="2" office:value-type="float" office:value="-0.106132844139266" calcext:value-type="float">
            <text:p>-0.106132844139266</text:p>
          </table:table-cell>
          <table:table-cell table:number-columns-repeated="4" office:value-type="float" office:value="-0.186819415664839" calcext:value-type="float">
            <text:p>-0.186819415664839</text:p>
          </table:table-cell>
          <table:table-cell office:value-type="float" office:value="-0.223964652197021" calcext:value-type="float">
            <text:p>-0.223964652197021</text:p>
          </table:table-cell>
          <table:table-cell table:formula="of:=SUM([.L80:.T80])" office:value-type="float" office:value="-1.39577369141344" calcext:value-type="float">
            <text:p>-1.3957736914134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4" office:value-type="float" office:value="-0.107042341018341" calcext:value-type="float">
            <text:p>-0.107042341018341</text:p>
          </table:table-cell>
          <table:table-cell table:number-columns-repeated="4" office:value-type="float" office:value="-0.189222226074109" calcext:value-type="float">
            <text:p>-0.189222226074109</text:p>
          </table:table-cell>
          <table:table-cell office:value-type="float" office:value="-0.227986929372689" calcext:value-type="float">
            <text:p>-0.227986929372689</text:p>
          </table:table-cell>
          <table:table-cell table:formula="of:=SUM([.B81:.J81])" office:value-type="float" office:value="-1.41304519774249" calcext:value-type="float">
            <text:p>-1.41304519774249</text:p>
          </table:table-cell>
          <table:table-cell table:number-columns-repeated="4" office:value-type="float" office:value="-0.107042459353991" calcext:value-type="float">
            <text:p>-0.107042459353991</text:p>
          </table:table-cell>
          <table:table-cell table:number-columns-repeated="4" office:value-type="float" office:value="-0.189222545054015" calcext:value-type="float">
            <text:p>-0.189222545054015</text:p>
          </table:table-cell>
          <table:table-cell office:value-type="float" office:value="-0.227987474033106" calcext:value-type="float">
            <text:p>-0.227987474033106</text:p>
          </table:table-cell>
          <table:table-cell table:formula="of:=SUM([.L81:.T81])" office:value-type="float" office:value="-1.41304749166513" calcext:value-type="float">
            <text:p>-1.41304749166513</text:p>
          </table:table-cell>
        </table:table-row>
        <table:table-row table:style-name="ro1">
          <table:table-cell office:value-type="float" office:value="0.810000000000001" calcext:value-type="float">
            <text:p>0.810000000000001</text:p>
          </table:table-cell>
          <table:table-cell table:number-columns-repeated="4" office:value-type="float" office:value="-0.107902801476" calcext:value-type="float">
            <text:p>-0.107902801476</text:p>
          </table:table-cell>
          <table:table-cell table:number-columns-repeated="4" office:value-type="float" office:value="-0.191591210206671" calcext:value-type="float">
            <text:p>-0.191591210206671</text:p>
          </table:table-cell>
          <table:table-cell office:value-type="float" office:value="-0.232115491826526" calcext:value-type="float">
            <text:p>-0.232115491826526</text:p>
          </table:table-cell>
          <table:table-cell table:formula="of:=SUM([.B82:.J82])" office:value-type="float" office:value="-1.43009153855721" calcext:value-type="float">
            <text:p>-1.43009153855721</text:p>
          </table:table-cell>
          <table:table-cell table:number-columns-repeated="2" office:value-type="float" office:value="-0.10790299253542" calcext:value-type="float">
            <text:p>-0.10790299253542</text:p>
          </table:table-cell>
          <table:table-cell table:number-columns-repeated="2" office:value-type="float" office:value="-0.107902992535419" calcext:value-type="float">
            <text:p>-0.107902992535419</text:p>
          </table:table-cell>
          <table:table-cell table:number-columns-repeated="4" office:value-type="float" office:value="-0.19159174797283" calcext:value-type="float">
            <text:p>-0.19159174797283</text:p>
          </table:table-cell>
          <table:table-cell office:value-type="float" office:value="-0.232116448598125" calcext:value-type="float">
            <text:p>-0.232116448598125</text:p>
          </table:table-cell>
          <table:table-cell table:formula="of:=SUM([.L82:.T82])" office:value-type="float" office:value="-1.43009541063112" calcext:value-type="float">
            <text:p>-1.43009541063112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table:number-columns-repeated="3" office:value-type="float" office:value="-0.108713844704874" calcext:value-type="float">
            <text:p>-0.108713844704874</text:p>
          </table:table-cell>
          <table:table-cell office:value-type="float" office:value="-0.108713844704875" calcext:value-type="float">
            <text:p>-0.108713844704875</text:p>
          </table:table-cell>
          <table:table-cell office:value-type="float" office:value="-0.193927683779376" calcext:value-type="float">
            <text:p>-0.193927683779376</text:p>
          </table:table-cell>
          <table:table-cell office:value-type="float" office:value="-0.193927683779377" calcext:value-type="float">
            <text:p>-0.193927683779377</text:p>
          </table:table-cell>
          <table:table-cell table:number-columns-repeated="2" office:value-type="float" office:value="-0.193927683779376" calcext:value-type="float">
            <text:p>-0.193927683779376</text:p>
          </table:table-cell>
          <table:table-cell office:value-type="float" office:value="-0.236361696342962" calcext:value-type="float">
            <text:p>-0.236361696342962</text:p>
          </table:table-cell>
          <table:table-cell table:formula="of:=SUM([.B83:.J83])" office:value-type="float" office:value="-1.44692781027996" calcext:value-type="float">
            <text:p>-1.44692781027996</text:p>
          </table:table-cell>
          <table:table-cell office:value-type="float" office:value="-0.108714098133323" calcext:value-type="float">
            <text:p>-0.108714098133323</text:p>
          </table:table-cell>
          <table:table-cell table:number-columns-repeated="3" office:value-type="float" office:value="-0.108714098133322" calcext:value-type="float">
            <text:p>-0.108714098133322</text:p>
          </table:table-cell>
          <table:table-cell table:number-columns-repeated="4" office:value-type="float" office:value="-0.193928431821804" calcext:value-type="float">
            <text:p>-0.193928431821804</text:p>
          </table:table-cell>
          <table:table-cell office:value-type="float" office:value="-0.236363085277181" calcext:value-type="float">
            <text:p>-0.236363085277181</text:p>
          </table:table-cell>
          <table:table-cell table:formula="of:=SUM([.L83:.T83])" office:value-type="float" office:value="-1.44693320509769" calcext:value-type="float">
            <text:p>-1.4469332050976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table:number-columns-repeated="4" office:value-type="float" office:value="-0.109475302714203" calcext:value-type="float">
            <text:p>-0.109475302714203</text:p>
          </table:table-cell>
          <table:table-cell table:number-columns-repeated="4" office:value-type="float" office:value="-0.19623346251097" calcext:value-type="float">
            <text:p>-0.19623346251097</text:p>
          </table:table-cell>
          <table:table-cell office:value-type="float" office:value="-0.240738072976795" calcext:value-type="float">
            <text:p>-0.240738072976795</text:p>
          </table:table-cell>
          <table:table-cell table:formula="of:=SUM([.B84:.J84])" office:value-type="float" office:value="-1.46357313387749" calcext:value-type="float">
            <text:p>-1.46357313387749</text:p>
          </table:table-cell>
          <table:table-cell table:number-columns-repeated="4" office:value-type="float" office:value="-0.109475608410079" calcext:value-type="float">
            <text:p>-0.109475608410079</text:p>
          </table:table-cell>
          <table:table-cell table:number-columns-repeated="4" office:value-type="float" office:value="-0.196234413297068" calcext:value-type="float">
            <text:p>-0.196234413297068</text:p>
          </table:table-cell>
          <table:table-cell office:value-type="float" office:value="-0.24073991797179" calcext:value-type="float">
            <text:p>-0.24073991797179</text:p>
          </table:table-cell>
          <table:table-cell table:formula="of:=SUM([.L84:.T84])" office:value-type="float" office:value="-1.46358000480038" calcext:value-type="float">
            <text:p>-1.4635800048003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table:number-columns-repeated="4" office:value-type="float" office:value="-0.110187180420128" calcext:value-type="float">
            <text:p>-0.110187180420128</text:p>
          </table:table-cell>
          <table:table-cell office:value-type="float" office:value="-0.198510765661732" calcext:value-type="float">
            <text:p>-0.198510765661732</text:p>
          </table:table-cell>
          <table:table-cell office:value-type="float" office:value="-0.198510765661731" calcext:value-type="float">
            <text:p>-0.198510765661731</text:p>
          </table:table-cell>
          <table:table-cell table:number-columns-repeated="2" office:value-type="float" office:value="-0.198510765661732" calcext:value-type="float">
            <text:p>-0.198510765661732</text:p>
          </table:table-cell>
          <table:table-cell office:value-type="float" office:value="-0.245258190566576" calcext:value-type="float">
            <text:p>-0.245258190566576</text:p>
          </table:table-cell>
          <table:table-cell table:formula="of:=SUM([.B85:.J85])" office:value-type="float" office:value="-1.48004997489402" calcext:value-type="float">
            <text:p>-1.48004997489402</text:p>
          </table:table-cell>
          <table:table-cell table:number-columns-repeated="4" office:value-type="float" office:value="-0.110187528589541" calcext:value-type="float">
            <text:p>-0.110187528589541</text:p>
          </table:table-cell>
          <table:table-cell table:number-columns-repeated="4" office:value-type="float" office:value="-0.198511912799803" calcext:value-type="float">
            <text:p>-0.198511912799803</text:p>
          </table:table-cell>
          <table:table-cell office:value-type="float" office:value="-0.245260519814279" calcext:value-type="float">
            <text:p>-0.245260519814279</text:p>
          </table:table-cell>
          <table:table-cell table:formula="of:=SUM([.L85:.T85])" office:value-type="float" office:value="-1.48005828537166" calcext:value-type="float">
            <text:p>-1.48005828537166</text:p>
          </table:table-cell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table:number-columns-repeated="4" office:value-type="float" office:value="-0.110849647782143" calcext:value-type="float">
            <text:p>-0.110849647782143</text:p>
          </table:table-cell>
          <table:table-cell table:number-columns-repeated="4" office:value-type="float" office:value="-0.200762202723885" calcext:value-type="float">
            <text:p>-0.200762202723885</text:p>
          </table:table-cell>
          <table:table-cell office:value-type="float" office:value="-0.249936655073619" calcext:value-type="float">
            <text:p>-0.249936655073619</text:p>
          </table:table-cell>
          <table:table-cell table:formula="of:=SUM([.B86:.J86])" office:value-type="float" office:value="-1.49638405709773" calcext:value-type="float">
            <text:p>-1.49638405709773</text:p>
          </table:table-cell>
          <table:table-cell table:number-columns-repeated="4" office:value-type="float" office:value="-0.110850028982123" calcext:value-type="float">
            <text:p>-0.110850028982123</text:p>
          </table:table-cell>
          <table:table-cell office:value-type="float" office:value="-0.200763541112542" calcext:value-type="float">
            <text:p>-0.200763541112542</text:p>
          </table:table-cell>
          <table:table-cell table:number-columns-repeated="2" office:value-type="float" office:value="-0.200763541112541" calcext:value-type="float">
            <text:p>-0.200763541112541</text:p>
          </table:table-cell>
          <table:table-cell office:value-type="float" office:value="-0.200763541112542" calcext:value-type="float">
            <text:p>-0.200763541112542</text:p>
          </table:table-cell>
          <table:table-cell office:value-type="float" office:value="-0.249939501516651" calcext:value-type="float">
            <text:p>-0.249939501516651</text:p>
          </table:table-cell>
          <table:table-cell table:formula="of:=SUM([.L86:.T86])" office:value-type="float" office:value="-1.49639378189531" calcext:value-type="float">
            <text:p>-1.4963937818953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table:number-columns-repeated="2" office:value-type="float" office:value="-0.111463028961076" calcext:value-type="float">
            <text:p>-0.111463028961076</text:p>
          </table:table-cell>
          <table:table-cell table:number-columns-repeated="2" office:value-type="float" office:value="-0.111463028961075" calcext:value-type="float">
            <text:p>-0.111463028961075</text:p>
          </table:table-cell>
          <table:table-cell office:value-type="float" office:value="-0.202990752018583" calcext:value-type="float">
            <text:p>-0.202990752018583</text:p>
          </table:table-cell>
          <table:table-cell office:value-type="float" office:value="-0.202990752018582" calcext:value-type="float">
            <text:p>-0.202990752018582</text:p>
          </table:table-cell>
          <table:table-cell office:value-type="float" office:value="-0.202990752018583" calcext:value-type="float">
            <text:p>-0.202990752018583</text:p>
          </table:table-cell>
          <table:table-cell office:value-type="float" office:value="-0.202990752018582" calcext:value-type="float">
            <text:p>-0.202990752018582</text:p>
          </table:table-cell>
          <table:table-cell office:value-type="float" office:value="-0.254789089415288" calcext:value-type="float">
            <text:p>-0.254789089415288</text:p>
          </table:table-cell>
          <table:table-cell table:formula="of:=SUM([.B87:.J87])" office:value-type="float" office:value="-1.51260421333392" calcext:value-type="float">
            <text:p>-1.51260421333392</text:p>
          </table:table-cell>
          <table:table-cell table:number-columns-repeated="4" office:value-type="float" office:value="-0.11146343413036" calcext:value-type="float">
            <text:p>-0.11146343413036</text:p>
          </table:table-cell>
          <table:table-cell table:number-columns-repeated="4" office:value-type="float" office:value="-0.202992277978712" calcext:value-type="float">
            <text:p>-0.202992277978712</text:p>
          </table:table-cell>
          <table:table-cell office:value-type="float" office:value="-0.254792491207298" calcext:value-type="float">
            <text:p>-0.254792491207298</text:p>
          </table:table-cell>
          <table:table-cell table:formula="of:=SUM([.L87:.T87])" office:value-type="float" office:value="-1.51261533964359" calcext:value-type="float">
            <text:p>-1.5126153396435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table:number-columns-repeated="4" office:value-type="float" office:value="-0.112027788647202" calcext:value-type="float">
            <text:p>-0.112027788647202</text:p>
          </table:table-cell>
          <table:table-cell office:value-type="float" office:value="-0.205199731080421" calcext:value-type="float">
            <text:p>-0.205199731080421</text:p>
          </table:table-cell>
          <table:table-cell office:value-type="float" office:value="-0.20519973108042" calcext:value-type="float">
            <text:p>-0.20519973108042</text:p>
          </table:table-cell>
          <table:table-cell office:value-type="float" office:value="-0.205199731080421" calcext:value-type="float">
            <text:p>-0.205199731080421</text:p>
          </table:table-cell>
          <table:table-cell office:value-type="float" office:value="-0.20519973108042" calcext:value-type="float">
            <text:p>-0.20519973108042</text:p>
          </table:table-cell>
          <table:table-cell office:value-type="float" office:value="-0.259832093088434" calcext:value-type="float">
            <text:p>-0.259832093088434</text:p>
          </table:table-cell>
          <table:table-cell table:formula="of:=SUM([.B88:.J88])" office:value-type="float" office:value="-1.52874217199892" calcext:value-type="float">
            <text:p>-1.52874217199892</text:p>
          </table:table-cell>
          <table:table-cell table:number-columns-repeated="2" office:value-type="float" office:value="-0.112028209123872" calcext:value-type="float">
            <text:p>-0.112028209123872</text:p>
          </table:table-cell>
          <table:table-cell table:number-columns-repeated="2" office:value-type="float" office:value="-0.112028209123871" calcext:value-type="float">
            <text:p>-0.112028209123871</text:p>
          </table:table-cell>
          <table:table-cell office:value-type="float" office:value="-0.205201442466705" calcext:value-type="float">
            <text:p>-0.205201442466705</text:p>
          </table:table-cell>
          <table:table-cell table:number-columns-repeated="3" office:value-type="float" office:value="-0.205201442466704" calcext:value-type="float">
            <text:p>-0.205201442466704</text:p>
          </table:table-cell>
          <table:table-cell office:value-type="float" office:value="-0.259836094050783" calcext:value-type="float">
            <text:p>-0.259836094050783</text:p>
          </table:table-cell>
          <table:table-cell table:formula="of:=SUM([.L88:.T88])" office:value-type="float" office:value="-1.52875470041309" calcext:value-type="float">
            <text:p>-1.52875470041309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-0.112544515816044" calcext:value-type="float">
            <text:p>-0.112544515816044</text:p>
          </table:table-cell>
          <table:table-cell table:number-columns-repeated="3" office:value-type="float" office:value="-0.112544515816043" calcext:value-type="float">
            <text:p>-0.112544515816043</text:p>
          </table:table-cell>
          <table:table-cell table:number-columns-repeated="4" office:value-type="float" office:value="-0.20739275898818" calcext:value-type="float">
            <text:p>-0.20739275898818</text:p>
          </table:table-cell>
          <table:table-cell office:value-type="float" office:value="-0.26508318044933" calcext:value-type="float">
            <text:p>-0.26508318044933</text:p>
          </table:table-cell>
          <table:table-cell table:formula="of:=SUM([.B89:.J89])" office:value-type="float" office:value="-1.54483227966622" calcext:value-type="float">
            <text:p>-1.54483227966622</text:p>
          </table:table-cell>
          <table:table-cell table:number-columns-repeated="2" office:value-type="float" office:value="-0.112544943341685" calcext:value-type="float">
            <text:p>-0.112544943341685</text:p>
          </table:table-cell>
          <table:table-cell table:number-columns-repeated="2" office:value-type="float" office:value="-0.112544943341684" calcext:value-type="float">
            <text:p>-0.112544943341684</text:p>
          </table:table-cell>
          <table:table-cell table:number-columns-repeated="4" office:value-type="float" office:value="-0.207394655277568" calcext:value-type="float">
            <text:p>-0.207394655277568</text:p>
          </table:table-cell>
          <table:table-cell office:value-type="float" office:value="-0.265087830516539" calcext:value-type="float">
            <text:p>-0.265087830516539</text:p>
          </table:table-cell>
          <table:table-cell table:formula="of:=SUM([.L89:.T89])" office:value-type="float" office:value="-1.54484622499355" calcext:value-type="float">
            <text:p>-1.54484622499355</text:p>
          </table:table-cell>
        </table:table-row>
        <table:table-row table:style-name="ro1">
          <table:table-cell office:value-type="float" office:value="0.890000000000001" calcext:value-type="float">
            <text:p>0.890000000000001</text:p>
          </table:table-cell>
          <table:table-cell table:number-columns-repeated="4" office:value-type="float" office:value="-0.113013905276574" calcext:value-type="float">
            <text:p>-0.113013905276574</text:p>
          </table:table-cell>
          <table:table-cell office:value-type="float" office:value="-0.209573711097282" calcext:value-type="float">
            <text:p>-0.209573711097282</text:p>
          </table:table-cell>
          <table:table-cell table:number-columns-repeated="2" office:value-type="float" office:value="-0.209573711097283" calcext:value-type="float">
            <text:p>-0.209573711097283</text:p>
          </table:table-cell>
          <table:table-cell office:value-type="float" office:value="-0.209573711097282" calcext:value-type="float">
            <text:p>-0.209573711097282</text:p>
          </table:table-cell>
          <table:table-cell office:value-type="float" office:value="-0.270560697189319" calcext:value-type="float">
            <text:p>-0.270560697189319</text:p>
          </table:table-cell>
          <table:table-cell table:formula="of:=SUM([.B90:.J90])" office:value-type="float" office:value="-1.56091116268475" calcext:value-type="float">
            <text:p>-1.56091116268475</text:p>
          </table:table-cell>
          <table:table-cell table:number-columns-repeated="4" office:value-type="float" office:value="-0.11301433198704" calcext:value-type="float">
            <text:p>-0.11301433198704</text:p>
          </table:table-cell>
          <table:table-cell table:number-columns-repeated="4" office:value-type="float" office:value="-0.209575793452315" calcext:value-type="float">
            <text:p>-0.209575793452315</text:p>
          </table:table-cell>
          <table:table-cell office:value-type="float" office:value="-0.270566052835321" calcext:value-type="float">
            <text:p>-0.270566052835321</text:p>
          </table:table-cell>
          <table:table-cell table:formula="of:=SUM([.L90:.T90])" office:value-type="float" office:value="-1.56092655459274" calcext:value-type="float">
            <text:p>-1.56092655459274</text:p>
          </table:table-cell>
        </table:table-row>
        <table:table-row table:style-name="ro1">
          <table:table-cell office:value-type="float" office:value="0.900000000000001" calcext:value-type="float">
            <text:p>0.900000000000001</text:p>
          </table:table-cell>
          <table:table-cell table:number-columns-repeated="4" office:value-type="float" office:value="-0.113436737475183" calcext:value-type="float">
            <text:p>-0.113436737475183</text:p>
          </table:table-cell>
          <table:table-cell table:number-columns-repeated="4" office:value-type="float" office:value="-0.211746666928213" calcext:value-type="float">
            <text:p>-0.211746666928213</text:p>
          </table:table-cell>
          <table:table-cell office:value-type="float" office:value="-0.276283715283463" calcext:value-type="float">
            <text:p>-0.276283715283463</text:p>
          </table:table-cell>
          <table:table-cell table:formula="of:=SUM([.B91:.J91])" office:value-type="float" office:value="-1.57701733289705" calcext:value-type="float">
            <text:p>-1.57701733289705</text:p>
          </table:table-cell>
          <table:table-cell table:number-columns-repeated="4" office:value-type="float" office:value="-0.113437155878448" calcext:value-type="float">
            <text:p>-0.113437155878448</text:p>
          </table:table-cell>
          <table:table-cell office:value-type="float" office:value="-0.211748938233623" calcext:value-type="float">
            <text:p>-0.211748938233623</text:p>
          </table:table-cell>
          <table:table-cell office:value-type="float" office:value="-0.211748938233622" calcext:value-type="float">
            <text:p>-0.211748938233622</text:p>
          </table:table-cell>
          <table:table-cell table:number-columns-repeated="2" office:value-type="float" office:value="-0.211748938233623" calcext:value-type="float">
            <text:p>-0.211748938233623</text:p>
          </table:table-cell>
          <table:table-cell office:value-type="float" office:value="-0.276289839920459" calcext:value-type="float">
            <text:p>-0.276289839920459</text:p>
          </table:table-cell>
          <table:table-cell table:formula="of:=SUM([.L91:.T91])" office:value-type="float" office:value="-1.57703421636874" calcext:value-type="float">
            <text:p>-1.57703421636874</text:p>
          </table:table-cell>
        </table:table-row>
        <table:table-row table:style-name="ro1">
          <table:table-cell office:value-type="float" office:value="0.910000000000001" calcext:value-type="float">
            <text:p>0.910000000000001</text:p>
          </table:table-cell>
          <table:table-cell table:number-columns-repeated="3" office:value-type="float" office:value="-0.113813857101998" calcext:value-type="float">
            <text:p>-0.113813857101998</text:p>
          </table:table-cell>
          <table:table-cell office:value-type="float" office:value="-0.113813857101997" calcext:value-type="float">
            <text:p>-0.113813857101997</text:p>
          </table:table-cell>
          <table:table-cell table:number-columns-repeated="4" office:value-type="float" office:value="-0.213915852247048" calcext:value-type="float">
            <text:p>-0.213915852247048</text:p>
          </table:table-cell>
          <table:table-cell office:value-type="float" office:value="-0.282271907447697" calcext:value-type="float">
            <text:p>-0.282271907447697</text:p>
          </table:table-cell>
          <table:table-cell table:formula="of:=SUM([.B92:.J92])" office:value-type="float" office:value="-1.59319074484388" calcext:value-type="float">
            <text:p>-1.59319074484388</text:p>
          </table:table-cell>
          <table:table-cell table:number-columns-repeated="4" office:value-type="float" office:value="-0.113814260043978" calcext:value-type="float">
            <text:p>-0.113814260043978</text:p>
          </table:table-cell>
          <table:table-cell table:number-columns-repeated="4" office:value-type="float" office:value="-0.213918317118625" calcext:value-type="float">
            <text:p>-0.213918317118625</text:p>
          </table:table-cell>
          <table:table-cell office:value-type="float" office:value="-0.28227887178923" calcext:value-type="float">
            <text:p>-0.28227887178923</text:p>
          </table:table-cell>
          <table:table-cell table:formula="of:=SUM([.L92:.T92])" office:value-type="float" office:value="-1.59320918043964" calcext:value-type="float">
            <text:p>-1.5932091804396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table:number-columns-repeated="4" office:value-type="float" office:value="-0.11414615110788" calcext:value-type="float">
            <text:p>-0.11414615110788</text:p>
          </table:table-cell>
          <table:table-cell table:number-columns-repeated="4" office:value-type="float" office:value="-0.216085576620358" calcext:value-type="float">
            <text:p>-0.216085576620358</text:p>
          </table:table-cell>
          <table:table-cell office:value-type="float" office:value="-0.288545402869428" calcext:value-type="float">
            <text:p>-0.288545402869428</text:p>
          </table:table-cell>
          <table:table-cell table:formula="of:=SUM([.B93:.J93])" office:value-type="float" office:value="-1.60947231378238" calcext:value-type="float">
            <text:p>-1.60947231378238</text:p>
          </table:table-cell>
          <table:table-cell table:number-columns-repeated="4" office:value-type="float" office:value="-0.114146531727463" calcext:value-type="float">
            <text:p>-0.114146531727463</text:p>
          </table:table-cell>
          <table:table-cell office:value-type="float" office:value="-0.216088241385612" calcext:value-type="float">
            <text:p>-0.216088241385612</text:p>
          </table:table-cell>
          <table:table-cell office:value-type="float" office:value="-0.216088241385611" calcext:value-type="float">
            <text:p>-0.216088241385611</text:p>
          </table:table-cell>
          <table:table-cell table:number-columns-repeated="2" office:value-type="float" office:value="-0.216088241385612" calcext:value-type="float">
            <text:p>-0.216088241385612</text:p>
          </table:table-cell>
          <table:table-cell office:value-type="float" office:value="-0.288553285249224" calcext:value-type="float">
            <text:p>-0.288553285249224</text:p>
          </table:table-cell>
          <table:table-cell table:formula="of:=SUM([.L93:.T93])" office:value-type="float" office:value="-1.60949237770152" calcext:value-type="float">
            <text:p>-1.60949237770152</text:p>
          </table:table-cell>
        </table:table-row>
        <table:table-row table:style-name="ro1">
          <table:table-cell office:value-type="float" office:value="0.930000000000001" calcext:value-type="float">
            <text:p>0.930000000000001</text:p>
          </table:table-cell>
          <table:table-cell table:number-columns-repeated="4" office:value-type="float" office:value="-0.114434526775714" calcext:value-type="float">
            <text:p>-0.114434526775714</text:p>
          </table:table-cell>
          <table:table-cell table:number-columns-repeated="2" office:value-type="float" office:value="-0.218260167920078" calcext:value-type="float">
            <text:p>-0.218260167920078</text:p>
          </table:table-cell>
          <table:table-cell office:value-type="float" office:value="-0.218260167920077" calcext:value-type="float">
            <text:p>-0.218260167920077</text:p>
          </table:table-cell>
          <table:table-cell office:value-type="float" office:value="-0.218260167920078" calcext:value-type="float">
            <text:p>-0.218260167920078</text:p>
          </table:table-cell>
          <table:table-cell office:value-type="float" office:value="-0.29512462662958" calcext:value-type="float">
            <text:p>-0.29512462662958</text:p>
          </table:table-cell>
          <table:table-cell table:formula="of:=SUM([.B94:.J94])" office:value-type="float" office:value="-1.62590340541275" calcext:value-type="float">
            <text:p>-1.62590340541275</text:p>
          </table:table-cell>
          <table:table-cell table:number-columns-repeated="4" office:value-type="float" office:value="-0.114434878450527" calcext:value-type="float">
            <text:p>-0.114434878450527</text:p>
          </table:table-cell>
          <table:table-cell table:number-columns-repeated="4" office:value-type="float" office:value="-0.218263040570749" calcext:value-type="float">
            <text:p>-0.218263040570749</text:p>
          </table:table-cell>
          <table:table-cell office:value-type="float" office:value="-0.295133513267622" calcext:value-type="float">
            <text:p>-0.295133513267622</text:p>
          </table:table-cell>
          <table:table-cell table:formula="of:=SUM([.L94:.T94])" office:value-type="float" office:value="-1.62592518935273" calcext:value-type="float">
            <text:p>-1.62592518935273</text:p>
          </table:table-cell>
        </table:table-row>
        <table:table-row table:style-name="ro1">
          <table:table-cell office:value-type="float" office:value="0.940000000000001" calcext:value-type="float">
            <text:p>0.940000000000001</text:p>
          </table:table-cell>
          <table:table-cell table:number-columns-repeated="4" office:value-type="float" office:value="-0.114679890495308" calcext:value-type="float">
            <text:p>-0.114679890495308</text:p>
          </table:table-cell>
          <table:table-cell table:number-columns-repeated="3" office:value-type="float" office:value="-0.220443905381133" calcext:value-type="float">
            <text:p>-0.220443905381133</text:p>
          </table:table-cell>
          <table:table-cell office:value-type="float" office:value="-0.220443905381132" calcext:value-type="float">
            <text:p>-0.220443905381132</text:p>
          </table:table-cell>
          <table:table-cell office:value-type="float" office:value="-0.302030125769087" calcext:value-type="float">
            <text:p>-0.302030125769087</text:p>
          </table:table-cell>
          <table:table-cell table:formula="of:=SUM([.B95:.J95])" office:value-type="float" office:value="-1.64252530927485" calcext:value-type="float">
            <text:p>-1.64252530927485</text:p>
          </table:table-cell>
          <table:table-cell table:number-columns-repeated="2" office:value-type="float" office:value="-0.114680206780022" calcext:value-type="float">
            <text:p>-0.114680206780022</text:p>
          </table:table-cell>
          <table:table-cell office:value-type="float" office:value="-0.114680206780021" calcext:value-type="float">
            <text:p>-0.114680206780021</text:p>
          </table:table-cell>
          <table:table-cell office:value-type="float" office:value="-0.114680206780022" calcext:value-type="float">
            <text:p>-0.114680206780022</text:p>
          </table:table-cell>
          <table:table-cell office:value-type="float" office:value="-0.220446995498074" calcext:value-type="float">
            <text:p>-0.220446995498074</text:p>
          </table:table-cell>
          <table:table-cell table:number-columns-repeated="3" office:value-type="float" office:value="-0.220446995498073" calcext:value-type="float">
            <text:p>-0.220446995498073</text:p>
          </table:table-cell>
          <table:table-cell office:value-type="float" office:value="-0.302040110976361" calcext:value-type="float">
            <text:p>-0.302040110976361</text:p>
          </table:table-cell>
          <table:table-cell table:formula="of:=SUM([.L95:.T95])" office:value-type="float" office:value="-1.64254892008874" calcext:value-type="float">
            <text:p>-1.64254892008874</text:p>
          </table:table-cell>
        </table:table-row>
        <table:table-row table:style-name="ro1">
          <table:table-cell office:value-type="float" office:value="0.950000000000001" calcext:value-type="float">
            <text:p>0.950000000000001</text:p>
          </table:table-cell>
          <table:table-cell office:value-type="float" office:value="-0.114883127866593" calcext:value-type="float">
            <text:p>-0.114883127866593</text:p>
          </table:table-cell>
          <table:table-cell table:number-columns-repeated="3" office:value-type="float" office:value="-0.114883127866592" calcext:value-type="float">
            <text:p>-0.114883127866592</text:p>
          </table:table-cell>
          <table:table-cell office:value-type="float" office:value="-0.222640952867314" calcext:value-type="float">
            <text:p>-0.222640952867314</text:p>
          </table:table-cell>
          <table:table-cell table:number-columns-repeated="3" office:value-type="float" office:value="-0.222640952867313" calcext:value-type="float">
            <text:p>-0.222640952867313</text:p>
          </table:table-cell>
          <table:table-cell office:value-type="float" office:value="-0.309282385338761" calcext:value-type="float">
            <text:p>-0.309282385338761</text:p>
          </table:table-cell>
          <table:table-cell table:formula="of:=SUM([.B96:.J96])" office:value-type="float" office:value="-1.65937870827438" calcext:value-type="float">
            <text:p>-1.65937870827438</text:p>
          </table:table-cell>
          <table:table-cell office:value-type="float" office:value="-0.114883402425725" calcext:value-type="float">
            <text:p>-0.114883402425725</text:p>
          </table:table-cell>
          <table:table-cell office:value-type="float" office:value="-0.114883402425726" calcext:value-type="float">
            <text:p>-0.114883402425726</text:p>
          </table:table-cell>
          <table:table-cell table:number-columns-repeated="2" office:value-type="float" office:value="-0.114883402425725" calcext:value-type="float">
            <text:p>-0.114883402425725</text:p>
          </table:table-cell>
          <table:table-cell office:value-type="float" office:value="-0.222644271518666" calcext:value-type="float">
            <text:p>-0.222644271518666</text:p>
          </table:table-cell>
          <table:table-cell table:number-columns-repeated="2" office:value-type="float" office:value="-0.222644271518665" calcext:value-type="float">
            <text:p>-0.222644271518665</text:p>
          </table:table-cell>
          <table:table-cell office:value-type="float" office:value="-0.222644271518666" calcext:value-type="float">
            <text:p>-0.222644271518666</text:p>
          </table:table-cell>
          <table:table-cell office:value-type="float" office:value="-0.309293571652137" calcext:value-type="float">
            <text:p>-0.309293571652137</text:p>
          </table:table-cell>
          <table:table-cell table:formula="of:=SUM([.L96:.T96])" office:value-type="float" office:value="-1.6594042674297" calcext:value-type="float">
            <text:p>-1.6594042674297</text:p>
          </table:table-cell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table:number-columns-repeated="4" office:value-type="float" office:value="-0.115045085702131" calcext:value-type="float">
            <text:p>-0.115045085702131</text:p>
          </table:table-cell>
          <table:table-cell table:number-columns-repeated="4" office:value-type="float" office:value="-0.224855293976864" calcext:value-type="float">
            <text:p>-0.224855293976864</text:p>
          </table:table-cell>
          <table:table-cell office:value-type="float" office:value="-0.316901637990947" calcext:value-type="float">
            <text:p>-0.316901637990947</text:p>
          </table:table-cell>
          <table:table-cell table:formula="of:=SUM([.B97:.J97])" office:value-type="float" office:value="-1.67650315670693" calcext:value-type="float">
            <text:p>-1.67650315670693</text:p>
          </table:table-cell>
          <table:table-cell table:number-columns-repeated="4" office:value-type="float" office:value="-0.115045312239436" calcext:value-type="float">
            <text:p>-0.115045312239436</text:p>
          </table:table-cell>
          <table:table-cell table:number-columns-repeated="4" office:value-type="float" office:value="-0.224858853590823" calcext:value-type="float">
            <text:p>-0.224858853590823</text:p>
          </table:table-cell>
          <table:table-cell office:value-type="float" office:value="-0.316914136229653" calcext:value-type="float">
            <text:p>-0.316914136229653</text:p>
          </table:table-cell>
          <table:table-cell table:formula="of:=SUM([.L97:.T97])" office:value-type="float" office:value="-1.67653079955069" calcext:value-type="float">
            <text:p>-1.6765307995506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table:number-columns-repeated="4" office:value-type="float" office:value="-0.115166556420959" calcext:value-type="float">
            <text:p>-0.115166556420959</text:p>
          </table:table-cell>
          <table:table-cell office:value-type="float" office:value="-0.227090670522214" calcext:value-type="float">
            <text:p>-0.227090670522214</text:p>
          </table:table-cell>
          <table:table-cell office:value-type="float" office:value="-0.227090670522213" calcext:value-type="float">
            <text:p>-0.227090670522213</text:p>
          </table:table-cell>
          <table:table-cell office:value-type="float" office:value="-0.227090670522214" calcext:value-type="float">
            <text:p>-0.227090670522214</text:p>
          </table:table-cell>
          <table:table-cell office:value-type="float" office:value="-0.227090670522213" calcext:value-type="float">
            <text:p>-0.227090670522213</text:p>
          </table:table-cell>
          <table:table-cell office:value-type="float" office:value="-0.324907670721611" calcext:value-type="float">
            <text:p>-0.324907670721611</text:p>
          </table:table-cell>
          <table:table-cell table:formula="of:=SUM([.B98:.J98])" office:value-type="float" office:value="-1.6939365784943" calcext:value-type="float">
            <text:p>-1.6939365784943</text:p>
          </table:table-cell>
          <table:table-cell table:number-columns-repeated="4" office:value-type="float" office:value="-0.115166728607533" calcext:value-type="float">
            <text:p>-0.115166728607533</text:p>
          </table:table-cell>
          <table:table-cell office:value-type="float" office:value="-0.227094484735939" calcext:value-type="float">
            <text:p>-0.227094484735939</text:p>
          </table:table-cell>
          <table:table-cell table:number-columns-repeated="3" office:value-type="float" office:value="-0.227094484735938" calcext:value-type="float">
            <text:p>-0.227094484735938</text:p>
          </table:table-cell>
          <table:table-cell office:value-type="float" office:value="-0.324921599956904" calcext:value-type="float">
            <text:p>-0.324921599956904</text:p>
          </table:table-cell>
          <table:table-cell table:formula="of:=SUM([.L98:.T98])" office:value-type="float" office:value="-1.69396645333079" calcext:value-type="float">
            <text:p>-1.6939664533307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4" office:value-type="float" office:value="-0.115248265226882" calcext:value-type="float">
            <text:p>-0.115248265226882</text:p>
          </table:table-cell>
          <table:table-cell table:number-columns-repeated="4" office:value-type="float" office:value="-0.229350525757551" calcext:value-type="float">
            <text:p>-0.229350525757551</text:p>
          </table:table-cell>
          <table:table-cell office:value-type="float" office:value="-0.333319632264786" calcext:value-type="float">
            <text:p>-0.333319632264786</text:p>
          </table:table-cell>
          <table:table-cell table:formula="of:=SUM([.B99:.J99])" office:value-type="float" office:value="-1.71171479620252" calcext:value-type="float">
            <text:p>-1.71171479620252</text:p>
          </table:table-cell>
          <table:table-cell table:number-columns-repeated="4" office:value-type="float" office:value="-0.115248376344635" calcext:value-type="float">
            <text:p>-0.115248376344635</text:p>
          </table:table-cell>
          <table:table-cell office:value-type="float" office:value="-0.229354598773399" calcext:value-type="float">
            <text:p>-0.229354598773399</text:p>
          </table:table-cell>
          <table:table-cell table:number-columns-repeated="3" office:value-type="float" office:value="-0.229354598773398" calcext:value-type="float">
            <text:p>-0.229354598773398</text:p>
          </table:table-cell>
          <table:table-cell office:value-type="float" office:value="-0.33333507998128" calcext:value-type="float">
            <text:p>-0.33333507998128</text:p>
          </table:table-cell>
          <table:table-cell table:formula="of:=SUM([.L99:.T99])" office:value-type="float" office:value="-1.71174698045341" calcext:value-type="float">
            <text:p>-1.71174698045341</text:p>
          </table:table-cell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table:number-columns-repeated="4" office:value-type="float" office:value="-0.115290860352223" calcext:value-type="float">
            <text:p>-0.115290860352223</text:p>
          </table:table-cell>
          <table:table-cell office:value-type="float" office:value="-0.231637953517305" calcext:value-type="float">
            <text:p>-0.231637953517305</text:p>
          </table:table-cell>
          <table:table-cell table:number-columns-repeated="3" office:value-type="float" office:value="-0.231637953517304" calcext:value-type="float">
            <text:p>-0.231637953517304</text:p>
          </table:table-cell>
          <table:table-cell office:value-type="float" office:value="-0.342155844401498" calcext:value-type="float">
            <text:p>-0.342155844401498</text:p>
          </table:table-cell>
          <table:table-cell table:formula="of:=SUM([.B100:.J100])" office:value-type="float" office:value="-1.72987109987961" calcext:value-type="float">
            <text:p>-1.72987109987961</text:p>
          </table:table-cell>
          <table:table-cell office:value-type="float" office:value="-0.115290901953905" calcext:value-type="float">
            <text:p>-0.115290901953905</text:p>
          </table:table-cell>
          <table:table-cell office:value-type="float" office:value="-0.115290901953906" calcext:value-type="float">
            <text:p>-0.115290901953906</text:p>
          </table:table-cell>
          <table:table-cell table:number-columns-repeated="2" office:value-type="float" office:value="-0.115290901953905" calcext:value-type="float">
            <text:p>-0.115290901953905</text:p>
          </table:table-cell>
          <table:table-cell table:number-columns-repeated="4" office:value-type="float" office:value="-0.231642081845682" calcext:value-type="float">
            <text:p>-0.231642081845682</text:p>
          </table:table-cell>
          <table:table-cell office:value-type="float" office:value="-0.342172081364619" calcext:value-type="float">
            <text:p>-0.342172081364619</text:p>
          </table:table-cell>
          <table:table-cell table:formula="of:=SUM([.L100:.T100])" office:value-type="float" office:value="-1.72990401656297" calcext:value-type="float">
            <text:p>-1.72990401656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-0.115294906529884" calcext:value-type="float">
            <text:p>-0.115294906529884</text:p>
          </table:table-cell>
          <table:table-cell table:number-columns-repeated="4" office:value-type="float" office:value="-0.233955654184342" calcext:value-type="float">
            <text:p>-0.233955654184342</text:p>
          </table:table-cell>
          <table:table-cell office:value-type="float" office:value="-0.351433620105454" calcext:value-type="float">
            <text:p>-0.351433620105454</text:p>
          </table:table-cell>
          <table:table-cell table:formula="of:=SUM([.B101:.J101])" office:value-type="float" office:value="-1.74843586296236" calcext:value-type="float">
            <text:p>-1.74843586296236</text:p>
          </table:table-cell>
          <table:table-cell table:number-columns-repeated="4" office:value-type="float" office:value="-0.115294879437372" calcext:value-type="float">
            <text:p>-0.115294879437372</text:p>
          </table:table-cell>
          <table:table-cell office:value-type="float" office:value="-0.233959842455803" calcext:value-type="float">
            <text:p>-0.233959842455803</text:p>
          </table:table-cell>
          <table:table-cell table:number-columns-repeated="3" office:value-type="float" office:value="-0.233959842455802" calcext:value-type="float">
            <text:p>-0.233959842455802</text:p>
          </table:table-cell>
          <table:table-cell office:value-type="float" office:value="-0.351450677951597" calcext:value-type="float">
            <text:p>-0.351450677951597</text:p>
          </table:table-cell>
          <table:table-cell table:formula="of:=SUM([.L101:.T101])" office:value-type="float" office:value="-1.74846956552429" calcext:value-type="float">
            <text:p>-1.74846956552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 style:data-style-name="N2" text:time-value="15:52:30.691515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5:42:12.271831457</meta:creation-date>
    <dc:date>2022-09-14T15:52:53.234468625</dc:date>
    <meta:editing-duration>PT10M36S</meta:editing-duration>
    <meta:editing-cycles>2</meta:editing-cycles>
    <meta:generator>LibreOffice/6.4.7.2$Linux_X86_64 LibreOffice_project/40$Build-2</meta:generator>
    <meta:document-statistic meta:table-count="1" meta:cell-count="210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25cm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79cm" svg:height="8.926cm" xlink:href=".." xlink:type="simple" chart:class="chart:scatter" chart:style-name="ch1">
        <chart:legend chart:legend-position="end" svg:x="13.488cm" svg:y="3.915cm" style:legend-expansion="high" chart:style-name="ch2"/>
        <chart:plot-area chart:style-name="ch3" table:cell-range-address="Sheet1.A2:Sheet1.A101 Sheet1.K1:Sheet1.K101 Sheet1.U1:Sheet1.U101" chart:data-source-has-labels="row" svg:x="0.313cm" svg:y="0.178cm" svg:width="12.862cm" svg:height="8.57cm">
          <chartooo:coordinate-region svg:x="1.146cm" svg:y="0.377cm" svg:width="11.789cm" svg:height="8.1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101" chart:label-cell-address="Sheet1.K1:Sheet1.K1" chart:class="chart:scatter">
            <chart:domain table:cell-range-address="Sheet1.A2:Sheet1.A101"/>
            <chart:data-point chart:repeated="100"/>
          </chart:series>
          <chart:series chart:style-name="ch7" chart:values-cell-range-address="Sheet1.U2:Sheet1.U101" chart:label-cell-address="Sheet1.U1:Sheet1.U1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ess</text:p>
                <draw:g>
                  <svg:desc>Sheet1.K1:Sheet1.K1</svg:desc>
                </draw:g>
              </table:table-cell>
              <table:table-cell office:value-type="string">
                <text:p>Fnal</text:p>
                <draw:g>
                  <svg:desc>Sheet1.U1:Sheet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2:Sheet1.A101</svg:desc>
                </draw:g>
              </table:table-cell>
              <table:table-cell office:value-type="float" office:value="-1.7432721013012E-015">
                <text:p>-1.7432721013012E-015</text:p>
                <draw:g>
                  <svg:desc>Sheet1.K2:Sheet1.K101</svg:desc>
                </draw:g>
              </table:table-cell>
              <table:table-cell office:value-type="float" office:value="-1.7432721013012E-015">
                <text:p>-1.7432721013012E-015</text:p>
                <draw:g>
                  <svg:desc>Sheet1.U2:Sheet1.U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3.58222276041912E-015">
                <text:p>-3.58222276041912E-015</text:p>
              </table:table-cell>
              <table:table-cell office:value-type="float" office:value="-3.58222276041912E-015">
                <text:p>-3.58222276041912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5.34900560928412E-017">
                <text:p>5.34900560928412E-017</text:p>
              </table:table-cell>
              <table:table-cell office:value-type="float" office:value="5.34900560928412E-017">
                <text:p>5.34900560928412E-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-0.0114599165459341">
                <text:p>-0.0114599165459341</text:p>
              </table:table-cell>
              <table:table-cell office:value-type="float" office:value="-0.0114599165459341">
                <text:p>-0.0114599165459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-0.0253255809955133">
                <text:p>-0.0253255809955133</text:p>
              </table:table-cell>
              <table:table-cell office:value-type="float" office:value="-0.0253288005585365">
                <text:p>-0.0253288005585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-0.0393179610175757">
                <text:p>-0.0393179610175757</text:p>
              </table:table-cell>
              <table:table-cell office:value-type="float" office:value="-0.0393244890809941">
                <text:p>-0.0393244890809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-0.0534398450575436">
                <text:p>-0.0534398450575436</text:p>
              </table:table-cell>
              <table:table-cell office:value-type="float" office:value="-0.0534497739917347">
                <text:p>-0.0534497739917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-0.0676940447445992">
                <text:p>-0.0676940447445992</text:p>
              </table:table-cell>
              <table:table-cell office:value-type="float" office:value="-0.0677074704384631">
                <text:p>-0.0677074704384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-0.0820833900073596">
                <text:p>-0.0820833900073596</text:p>
              </table:table-cell>
              <table:table-cell office:value-type="float" office:value="-0.0821004119485993">
                <text:p>-0.0821004119485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-0.0966107236002553">
                <text:p>-0.0966107236002553</text:p>
              </table:table-cell>
              <table:table-cell office:value-type="float" office:value="-0.096631444949195">
                <text:p>-0.096631444949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-0.111278894998232">
                <text:p>-0.111278894998232</text:p>
              </table:table-cell>
              <table:table-cell office:value-type="float" office:value="-0.11130342265383">
                <text:p>-0.11130342265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-0.126090753616235">
                <text:p>-0.126090753616235</text:p>
              </table:table-cell>
              <table:table-cell office:value-type="float" office:value="-0.126119198272794">
                <text:p>-0.126119198272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-0.141049141308935">
                <text:p>-0.141049141308935</text:p>
              </table:table-cell>
              <table:table-cell office:value-type="float" office:value="-0.141081617501862">
                <text:p>-0.1410816175018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-0.156156884105508">
                <text:p>-0.156156884105508</text:p>
              </table:table-cell>
              <table:table-cell office:value-type="float" office:value="-0.15619351024433">
                <text:p>-0.15619351024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-0.171416783133942">
                <text:p>-0.171416783133942</text:p>
              </table:table-cell>
              <table:table-cell office:value-type="float" office:value="-0.171457681520602">
                <text:p>-0.1714576815206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-0.186831604689445">
                <text:p>-0.186831604689445</text:p>
              </table:table-cell>
              <table:table-cell office:value-type="float" office:value="-0.18687690151974">
                <text:p>-0.18687690151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-0.202404069402096">
                <text:p>-0.202404069402096</text:p>
              </table:table-cell>
              <table:table-cell office:value-type="float" office:value="-0.20245389474794">
                <text:p>-0.202453894747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-0.218136840460019">
                <text:p>-0.218136840460019</text:p>
              </table:table-cell>
              <table:table-cell office:value-type="float" office:value="-0.218189554015254">
                <text:p>-0.2181895540152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-0.234032510846131">
                <text:p>-0.234032510846131</text:p>
              </table:table-cell>
              <table:table-cell office:value-type="float" office:value="-0.234085771645009">
                <text:p>-0.234085771645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-0.25009358954903">
                <text:p>-0.25009358954903</text:p>
              </table:table-cell>
              <table:table-cell office:value-type="float" office:value="-0.250147405798548">
                <text:p>-0.250147405798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-0.26632248671189">
                <text:p>-0.26632248671189</text:p>
              </table:table-cell>
              <table:table-cell office:value-type="float" office:value="-0.266376866263084">
                <text:p>-0.266376866263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-0.2827214976875">
                <text:p>-0.2827214976875</text:p>
              </table:table-cell>
              <table:table-cell office:value-type="float" office:value="-0.282776447980865">
                <text:p>-0.282776447980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-0.299292785972766">
                <text:p>-0.299292785972766</text:p>
              </table:table-cell>
              <table:table-cell office:value-type="float" office:value="-0.29934831397947">
                <text:p>-0.299348313979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-0.316038365002404">
                <text:p>-0.316038365002404</text:p>
              </table:table-cell>
              <table:table-cell office:value-type="float" office:value="-0.316094477161684">
                <text:p>-0.3160944771616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-0.332960078789064">
                <text:p>-0.332960078789064</text:p>
              </table:table-cell>
              <table:table-cell office:value-type="float" office:value="-0.333016780941745">
                <text:p>-0.3330167809417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-0.350059581405932">
                <text:p>-0.350059581405932</text:p>
              </table:table-cell>
              <table:table-cell office:value-type="float" office:value="-0.350116878724117">
                <text:p>-0.3501168787241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-0.367338315318163">
                <text:p>-0.367338315318163</text:p>
              </table:table-cell>
              <table:table-cell office:value-type="float" office:value="-0.367396212231086">
                <text:p>-0.3673962122310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-0.384797488581052">
                <text:p>-0.384797488581052</text:p>
              </table:table-cell>
              <table:table-cell office:value-type="float" office:value="-0.384855988696492">
                <text:p>-0.3848559886964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-0.402438050936176">
                <text:p>-0.402438050936176</text:p>
              </table:table-cell>
              <table:table-cell office:value-type="float" office:value="-0.402497156960892">
                <text:p>-0.4024971569608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-0.420260668851426">
                <text:p>-0.420260668851426</text:p>
              </table:table-cell>
              <table:table-cell office:value-type="float" office:value="-0.420320382504566">
                <text:p>-0.4203203825045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-0.438265699567328">
                <text:p>-0.438265699567328</text:p>
              </table:table-cell>
              <table:table-cell office:value-type="float" office:value="-0.438326021492833">
                <text:p>-0.4383260214928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-0.456453164230029">
                <text:p>-0.456453164230029</text:p>
              </table:table-cell>
              <table:table-cell office:value-type="float" office:value="-0.456514093905658">
                <text:p>-0.4565140939056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-0.474822720211063">
                <text:p>-0.474822720211063</text:p>
              </table:table-cell>
              <table:table-cell office:value-type="float" office:value="-0.474884255854896">
                <text:p>-0.474884255854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-0.493373632735217">
                <text:p>-0.493373632735217</text:p>
              </table:table-cell>
              <table:table-cell office:value-type="float" office:value="-0.493435771210079">
                <text:p>-0.4934357712100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-0.512104745960653">
                <text:p>-0.512104745960653</text:p>
              </table:table-cell>
              <table:table-cell office:value-type="float" office:value="-0.512167482676979">
                <text:p>-0.5121674826769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-0.531014453679636">
                <text:p>-0.531014453679636</text:p>
              </table:table-cell>
              <table:table-cell office:value-type="float" office:value="-0.531077782497379">
                <text:p>-0.531077782497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-0.550100669833759">
                <text:p>-0.550100669833759</text:p>
              </table:table-cell>
              <table:table-cell office:value-type="float" office:value="-0.550164582964039">
                <text:p>-0.5501645829640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-0.569360799064186">
                <text:p>-0.569360799064186</text:p>
              </table:table-cell>
              <table:table-cell office:value-type="float" office:value="-0.56942528697145">
                <text:p>-0.569425286971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-0.588791707545009">
                <text:p>-0.588791707545009</text:p>
              </table:table-cell>
              <table:table-cell office:value-type="float" office:value="-0.588856758850584">
                <text:p>-0.5888567588505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-0.608389694376035">
                <text:p>-0.608389694376035</text:p>
              </table:table-cell>
              <table:table-cell office:value-type="float" office:value="-0.608455295764039">
                <text:p>-0.6084552957640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-0.628150463839997">
                <text:p>-0.628150463839997</text:p>
              </table:table-cell>
              <table:table-cell office:value-type="float" office:value="-0.628216599966673">
                <text:p>-0.6282165999666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-0.648069098857881">
                <text:p>-0.648069098857881</text:p>
              </table:table-cell>
              <table:table-cell office:value-type="float" office:value="-0.64813575226551">
                <text:p>-0.648135752265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-0.66814003600459">
                <text:p>-0.66814003600459</text:p>
              </table:table-cell>
              <table:table-cell office:value-type="float" office:value="-0.668207187041259">
                <text:p>-0.668207187041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-0.688357042475166">
                <text:p>-0.688357042475166</text:p>
              </table:table-cell>
              <table:table-cell office:value-type="float" office:value="-0.688424669221696">
                <text:p>-0.6884246692216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-0.708713195418682">
                <text:p>-0.708713195418682</text:p>
              </table:table-cell>
              <table:table-cell office:value-type="float" office:value="-0.708781273624197">
                <text:p>-0.7087812736241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-0.72920086408286">
                <text:p>-0.72920086408286</text:p>
              </table:table-cell>
              <table:table-cell office:value-type="float" office:value="-0.729269367110478">
                <text:p>-0.729269367110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-0.749811695236529">
                <text:p>-0.749811695236529</text:p>
              </table:table-cell>
              <table:table-cell office:value-type="float" office:value="-0.749880594020799">
                <text:p>-0.7498805940207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-0.770536602359404">
                <text:p>-0.770536602359404</text:p>
              </table:table-cell>
              <table:table-cell office:value-type="float" office:value="-0.770605865377126">
                <text:p>-0.770605865377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-0.791365759108813">
                <text:p>-0.791365759108813</text:p>
              </table:table-cell>
              <table:table-cell office:value-type="float" office:value="-0.791435352365009">
                <text:p>-0.7914353523650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-0.812288597590847">
                <text:p>-0.812288597590847</text:p>
              </table:table-cell>
              <table:table-cell office:value-type="float" office:value="-0.812358484621629">
                <text:p>-0.8123584846216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-0.833293811978651">
                <text:p>-0.833293811978651</text:p>
              </table:table-cell>
              <table:table-cell office:value-type="float" office:value="-0.833363953872832">
                <text:p>-0.8333639538728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-0.854369368033334">
                <text:p>-0.854369368033334</text:p>
              </table:table-cell>
              <table:table-cell office:value-type="float" office:value="-0.854439723474681">
                <text:p>-0.8544397234746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-0.87550251909292">
                <text:p>-0.87550251909292</text:p>
              </table:table-cell>
              <table:table-cell office:value-type="float" office:value="-0.875573044424891">
                <text:p>-0.8755730444248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-0.89667982910208">
                <text:p>-0.89667982910208</text:p>
              </table:table-cell>
              <table:table-cell office:value-type="float" office:value="-0.896750478417007">
                <text:p>-0.8967504784170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-0.917887203259891">
                <text:p>-0.917887203259891</text:p>
              </table:table-cell>
              <table:table-cell office:value-type="float" office:value="-0.91795792851454">
                <text:p>-0.917957928514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-0.939109926864498">
                <text:p>-0.939109926864498</text:p>
              </table:table-cell>
              <table:table-cell office:value-type="float" office:value="-0.939180678023889">
                <text:p>-0.9391806780238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-0.960332712932125">
                <text:p>-0.960332712932125</text:p>
              </table:table-cell>
              <table:table-cell office:value-type="float" office:value="-0.960403438143577">
                <text:p>-0.9604034381435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-0.981539759162791">
                <text:p>-0.981539759162791</text:p>
              </table:table-cell>
              <table:table-cell office:value-type="float" office:value="-0.981610404962075">
                <text:p>-0.9816104049620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-1.00306940670187">
                <text:p>-1.00306940670187</text:p>
              </table:table-cell>
              <table:table-cell office:value-type="float" office:value="-1.00278532636735">
                <text:p>-1.002785326367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-1.02420234187806">
                <text:p>-1.02420234187806</text:p>
              </table:table-cell>
              <table:table-cell office:value-type="float" office:value="-1.02391157941631">
                <text:p>-1.023911579416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-1.04526939910938">
                <text:p>-1.04526939910938</text:p>
              </table:table-cell>
              <table:table-cell office:value-type="float" office:value="-1.04497225869011">
                <text:p>-1.04497225869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-1.06625346476278">
                <text:p>-1.06625346476278</text:p>
              </table:table-cell>
              <table:table-cell office:value-type="float" office:value="-1.06595027612943">
                <text:p>-1.065950276129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-1.08713735611294">
                <text:p>-1.08713735611294</text:p>
              </table:table-cell>
              <table:table-cell office:value-type="float" office:value="-1.08682847279804">
                <text:p>-1.086828472798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-1.10790394590916">
                <text:p>-1.10790394590916</text:p>
              </table:table-cell>
              <table:table-cell office:value-type="float" office:value="-1.10787154629662">
                <text:p>-1.107871546296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-1.12853629958363">
                <text:p>-1.12853629958363</text:p>
              </table:table-cell>
              <table:table-cell office:value-type="float" office:value="-1.12850648467008">
                <text:p>-1.128506484670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-1.14901782527902">
                <text:p>-1.14901782527902</text:p>
              </table:table-cell>
              <table:table-cell office:value-type="float" office:value="-1.14899056703345">
                <text:p>-1.14899056703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-1.16933243671633">
                <text:p>-1.16933243671633</text:p>
              </table:table-cell>
              <table:table-cell office:value-type="float" office:value="-1.16930769937373">
                <text:p>-1.169307699373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-1.18946472872159">
                <text:p>-1.18946472872159</text:p>
              </table:table-cell>
              <table:table-cell office:value-type="float" office:value="-1.18944246907322">
                <text:p>-1.189442469073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-1.20940016497095">
                <text:p>-1.20940016497095</text:p>
              </table:table-cell>
              <table:table-cell office:value-type="float" office:value="-1.20938033276859">
                <text:p>-1.209380332768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-1.22912527719081">
                <text:p>-1.22912527719081</text:p>
              </table:table-cell>
              <table:table-cell office:value-type="float" office:value="-1.22910781566839">
                <text:p>-1.229107815668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-1.24862787465435">
                <text:p>-1.24862787465435</text:p>
              </table:table-cell>
              <table:table-cell office:value-type="float" office:value="-1.24861272116907">
                <text:p>-1.248612721169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-1.2678972623443">
                <text:p>-1.2678972623443</text:p>
              </table:table-cell>
              <table:table-cell office:value-type="float" office:value="-1.26788434913721">
                <text:p>-1.267884349137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-1.28692446560184">
                <text:p>-1.28692446560184</text:p>
              </table:table-cell>
              <table:table-cell office:value-type="float" office:value="-1.28691372067605">
                <text:p>-1.286913720676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-1.30570245845844">
                <text:p>-1.30570245845844</text:p>
              </table:table-cell>
              <table:table-cell office:value-type="float" office:value="-1.30569380657068">
                <text:p>-1.305693806570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-1.32422639216252">
                <text:p>-1.32422639216252</text:p>
              </table:table-cell>
              <table:table-cell office:value-type="float" office:value="-1.32421975592136">
                <text:p>-1.324219755921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-1.34249381968709">
                <text:p>-1.34249381968709</text:p>
              </table:table-cell>
              <table:table-cell office:value-type="float" office:value="-1.34248912074833">
                <text:p>-1.342489120748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-1.360504911268">
                <text:p>-1.360504911268</text:p>
              </table:table-cell>
              <table:table-cell office:value-type="float" office:value="-1.36050207161497">
                <text:p>-1.360502071614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-1.3782626553172">
                <text:p>-1.3782626553172</text:p>
              </table:table-cell>
              <table:table-cell office:value-type="float" office:value="-1.37826159861091">
                <text:p>-1.378261598610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-1.39577303843228">
                <text:p>-1.39577303843228</text:p>
              </table:table-cell>
              <table:table-cell office:value-type="float" office:value="-1.39577369141344">
                <text:p>-1.395773691413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-1.41304519774249">
                <text:p>-1.41304519774249</text:p>
              </table:table-cell>
              <table:table-cell office:value-type="float" office:value="-1.41304749166513">
                <text:p>-1.413047491665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-1.43009153855721">
                <text:p>-1.43009153855721</text:p>
              </table:table-cell>
              <table:table-cell office:value-type="float" office:value="-1.43009541063112">
                <text:p>-1.43009541063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-1.44692781027996">
                <text:p>-1.44692781027996</text:p>
              </table:table-cell>
              <table:table-cell office:value-type="float" office:value="-1.44693320509769">
                <text:p>-1.446933205097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-1.46357313387749">
                <text:p>-1.46357313387749</text:p>
              </table:table-cell>
              <table:table-cell office:value-type="float" office:value="-1.46358000480038">
                <text:p>-1.463580004800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-1.48004997489402">
                <text:p>-1.48004997489402</text:p>
              </table:table-cell>
              <table:table-cell office:value-type="float" office:value="-1.48005828537166">
                <text:p>-1.480058285371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-1.49638405709773">
                <text:p>-1.49638405709773</text:p>
              </table:table-cell>
              <table:table-cell office:value-type="float" office:value="-1.49639378189531">
                <text:p>-1.496393781895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-1.51260421333392">
                <text:p>-1.51260421333392</text:p>
              </table:table-cell>
              <table:table-cell office:value-type="float" office:value="-1.51261533964359">
                <text:p>-1.512615339643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-1.52874217199892">
                <text:p>-1.52874217199892</text:p>
              </table:table-cell>
              <table:table-cell office:value-type="float" office:value="-1.52875470041309">
                <text:p>-1.528754700413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-1.54483227966622">
                <text:p>-1.54483227966622</text:p>
              </table:table-cell>
              <table:table-cell office:value-type="float" office:value="-1.54484622499355">
                <text:p>-1.54484622499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-1.56091116268475">
                <text:p>-1.56091116268475</text:p>
              </table:table-cell>
              <table:table-cell office:value-type="float" office:value="-1.56092655459274">
                <text:p>-1.560926554592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-1.57701733289705">
                <text:p>-1.57701733289705</text:p>
              </table:table-cell>
              <table:table-cell office:value-type="float" office:value="-1.57703421636874">
                <text:p>-1.577034216368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-1.59319074484388">
                <text:p>-1.59319074484388</text:p>
              </table:table-cell>
              <table:table-cell office:value-type="float" office:value="-1.59320918043964">
                <text:p>-1.593209180439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-1.60947231378238">
                <text:p>-1.60947231378238</text:p>
              </table:table-cell>
              <table:table-cell office:value-type="float" office:value="-1.60949237770152">
                <text:p>-1.60949237770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-1.62590340541275">
                <text:p>-1.62590340541275</text:p>
              </table:table-cell>
              <table:table-cell office:value-type="float" office:value="-1.62592518935273">
                <text:p>-1.625925189352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-1.64252530927485">
                <text:p>-1.64252530927485</text:p>
              </table:table-cell>
              <table:table-cell office:value-type="float" office:value="-1.64254892008874">
                <text:p>-1.642548920088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-1.65937870827438">
                <text:p>-1.65937870827438</text:p>
              </table:table-cell>
              <table:table-cell office:value-type="float" office:value="-1.6594042674297">
                <text:p>-1.65940426742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-1.67650315670693">
                <text:p>-1.67650315670693</text:p>
              </table:table-cell>
              <table:table-cell office:value-type="float" office:value="-1.67653079955069">
                <text:p>-1.676530799550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-1.6939365784943">
                <text:p>-1.6939365784943</text:p>
              </table:table-cell>
              <table:table-cell office:value-type="float" office:value="-1.69396645333079">
                <text:p>-1.693966453330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-1.71171479620252">
                <text:p>-1.71171479620252</text:p>
              </table:table-cell>
              <table:table-cell office:value-type="float" office:value="-1.71174698045341">
                <text:p>-1.711746980453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-1.72987109987961">
                <text:p>-1.72987109987961</text:p>
              </table:table-cell>
              <table:table-cell office:value-type="float" office:value="-1.72990401656297">
                <text:p>-1.729904016562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-1.74843586296236">
                <text:p>-1.74843586296236</text:p>
              </table:table-cell>
              <table:table-cell office:value-type="float" office:value="-1.74846956552429">
                <text:p>-1.74846956552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